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osPendulo_valor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5546" calcext:value-type="float">
            <text:p>2554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5556" calcext:value-type="float">
            <text:p>2555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5567" calcext:value-type="float">
            <text:p>2556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5577" calcext:value-type="float">
            <text:p>2557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5588" calcext:value-type="float">
            <text:p>2558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5598" calcext:value-type="float">
            <text:p>2559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5609" calcext:value-type="float">
            <text:p>2560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5619" calcext:value-type="float">
            <text:p>2561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5629" calcext:value-type="float">
            <text:p>2562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5640" calcext:value-type="float">
            <text:p>2564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5650" calcext:value-type="float">
            <text:p>2565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5660" calcext:value-type="float">
            <text:p>2566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5671" calcext:value-type="float">
            <text:p>2567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5681" calcext:value-type="float">
            <text:p>2568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5693" calcext:value-type="float">
            <text:p>256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5703" calcext:value-type="float">
            <text:p>2570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5714" calcext:value-type="float">
            <text:p>2571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5724" calcext:value-type="float">
            <text:p>2572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5734" calcext:value-type="float">
            <text:p>2573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5745" calcext:value-type="float">
            <text:p>2574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5755" calcext:value-type="float">
            <text:p>2575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5766" calcext:value-type="float">
            <text:p>2576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5776" calcext:value-type="float">
            <text:p>2577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5787" calcext:value-type="float">
            <text:p>2578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5797" calcext:value-type="float">
            <text:p>2579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5808" calcext:value-type="float">
            <text:p>2580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5818" calcext:value-type="float">
            <text:p>2581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5829" calcext:value-type="float">
            <text:p>2582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5839" calcext:value-type="float">
            <text:p>2583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5850" calcext:value-type="float">
            <text:p>2585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5860" calcext:value-type="float">
            <text:p>2586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5871" calcext:value-type="float">
            <text:p>2587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5881" calcext:value-type="float">
            <text:p>2588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5892" calcext:value-type="float">
            <text:p>2589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5902" calcext:value-type="float">
            <text:p>2590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5913" calcext:value-type="float">
            <text:p>2591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5923" calcext:value-type="float">
            <text:p>2592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5934" calcext:value-type="float">
            <text:p>2593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5944" calcext:value-type="float">
            <text:p>2594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5955" calcext:value-type="float">
            <text:p>2595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5965" calcext:value-type="float">
            <text:p>2596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5975" calcext:value-type="float">
            <text:p>2597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5986" calcext:value-type="float">
            <text:p>2598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5996" calcext:value-type="float">
            <text:p>2599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007" calcext:value-type="float">
            <text:p>2600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6018" calcext:value-type="float">
            <text:p>2601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6028" calcext:value-type="float">
            <text:p>2602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039" calcext:value-type="float">
            <text:p>2603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6049" calcext:value-type="float">
            <text:p>2604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060" calcext:value-type="float">
            <text:p>2606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6070" calcext:value-type="float">
            <text:p>2607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080" calcext:value-type="float">
            <text:p>2608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6091" calcext:value-type="float">
            <text:p>2609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6102" calcext:value-type="float">
            <text:p>2610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6112" calcext:value-type="float">
            <text:p>2611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6123" calcext:value-type="float">
            <text:p>2612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133" calcext:value-type="float">
            <text:p>2613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6144" calcext:value-type="float">
            <text:p>2614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154" calcext:value-type="float">
            <text:p>2615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165" calcext:value-type="float">
            <text:p>2616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175" calcext:value-type="float">
            <text:p>2617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6186" calcext:value-type="float">
            <text:p>2618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197" calcext:value-type="float">
            <text:p>2619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6208" calcext:value-type="float">
            <text:p>2620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218" calcext:value-type="float">
            <text:p>2621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229" calcext:value-type="float">
            <text:p>2622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239" calcext:value-type="float">
            <text:p>2623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250" calcext:value-type="float">
            <text:p>2625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260" calcext:value-type="float">
            <text:p>2626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270" calcext:value-type="float">
            <text:p>2627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281" calcext:value-type="float">
            <text:p>2628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6291" calcext:value-type="float">
            <text:p>2629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6302" calcext:value-type="float">
            <text:p>2630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6313" calcext:value-type="float">
            <text:p>2631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6323" calcext:value-type="float">
            <text:p>2632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6333" calcext:value-type="float">
            <text:p>2633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6344" calcext:value-type="float">
            <text:p>2634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6354" calcext:value-type="float">
            <text:p>2635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364" calcext:value-type="float">
            <text:p>2636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6375" calcext:value-type="float">
            <text:p>2637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6385" calcext:value-type="float">
            <text:p>2638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6396" calcext:value-type="float">
            <text:p>2639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6407" calcext:value-type="float">
            <text:p>2640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418" calcext:value-type="float">
            <text:p>2641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428" calcext:value-type="float">
            <text:p>2642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439" calcext:value-type="float">
            <text:p>2643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449" calcext:value-type="float">
            <text:p>2644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459" calcext:value-type="float">
            <text:p>2645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470" calcext:value-type="float">
            <text:p>2647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480" calcext:value-type="float">
            <text:p>2648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6491" calcext:value-type="float">
            <text:p>2649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501" calcext:value-type="float">
            <text:p>2650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6512" calcext:value-type="float">
            <text:p>2651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523" calcext:value-type="float">
            <text:p>2652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533" calcext:value-type="float">
            <text:p>2653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544" calcext:value-type="float">
            <text:p>2654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554" calcext:value-type="float">
            <text:p>2655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6565" calcext:value-type="float">
            <text:p>2656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575" calcext:value-type="float">
            <text:p>2657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586" calcext:value-type="float">
            <text:p>2658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596" calcext:value-type="float">
            <text:p>2659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607" calcext:value-type="float">
            <text:p>2660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6617" calcext:value-type="float">
            <text:p>2661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628" calcext:value-type="float">
            <text:p>2662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638" calcext:value-type="float">
            <text:p>2663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649" calcext:value-type="float">
            <text:p>2664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659" calcext:value-type="float">
            <text:p>2665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670" calcext:value-type="float">
            <text:p>2667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680" calcext:value-type="float">
            <text:p>2668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6691" calcext:value-type="float">
            <text:p>2669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703" calcext:value-type="float">
            <text:p>2670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6714" calcext:value-type="float">
            <text:p>2671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6725" calcext:value-type="float">
            <text:p>2672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735" calcext:value-type="float">
            <text:p>2673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746" calcext:value-type="float">
            <text:p>2674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6756" calcext:value-type="float">
            <text:p>2675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766" calcext:value-type="float">
            <text:p>267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777" calcext:value-type="float">
            <text:p>2677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787" calcext:value-type="float">
            <text:p>2678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798" calcext:value-type="float">
            <text:p>2679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808" calcext:value-type="float">
            <text:p>2680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6819" calcext:value-type="float">
            <text:p>2681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830" calcext:value-type="float">
            <text:p>2683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840" calcext:value-type="float">
            <text:p>2684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851" calcext:value-type="float">
            <text:p>2685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6861" calcext:value-type="float">
            <text:p>2686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6872" calcext:value-type="float">
            <text:p>2687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6882" calcext:value-type="float">
            <text:p>2688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6893" calcext:value-type="float">
            <text:p>2689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6903" calcext:value-type="float">
            <text:p>2690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914" calcext:value-type="float">
            <text:p>2691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6925" calcext:value-type="float">
            <text:p>2692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6936" calcext:value-type="float">
            <text:p>2693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6946" calcext:value-type="float">
            <text:p>2694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957" calcext:value-type="float">
            <text:p>2695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967" calcext:value-type="float">
            <text:p>2696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6978" calcext:value-type="float">
            <text:p>2697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6988" calcext:value-type="float">
            <text:p>2698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998" calcext:value-type="float">
            <text:p>2699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009" calcext:value-type="float">
            <text:p>2700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7020" calcext:value-type="float">
            <text:p>2702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031" calcext:value-type="float">
            <text:p>2703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041" calcext:value-type="float">
            <text:p>2704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052" calcext:value-type="float">
            <text:p>2705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062" calcext:value-type="float">
            <text:p>2706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073" calcext:value-type="float">
            <text:p>2707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7083" calcext:value-type="float">
            <text:p>2708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7093" calcext:value-type="float">
            <text:p>2709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104" calcext:value-type="float">
            <text:p>2710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114" calcext:value-type="float">
            <text:p>2711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125" calcext:value-type="float">
            <text:p>2712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7135" calcext:value-type="float">
            <text:p>2713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146" calcext:value-type="float">
            <text:p>271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156" calcext:value-type="float">
            <text:p>2715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7167" calcext:value-type="float">
            <text:p>2716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7177" calcext:value-type="float">
            <text:p>2717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7188" calcext:value-type="float">
            <text:p>2718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198" calcext:value-type="float">
            <text:p>2719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209" calcext:value-type="float">
            <text:p>2720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219" calcext:value-type="float">
            <text:p>2721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230" calcext:value-type="float">
            <text:p>2723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240" calcext:value-type="float">
            <text:p>2724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7251" calcext:value-type="float">
            <text:p>2725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261" calcext:value-type="float">
            <text:p>2726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272" calcext:value-type="float">
            <text:p>2727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282" calcext:value-type="float">
            <text:p>2728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293" calcext:value-type="float">
            <text:p>2729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303" calcext:value-type="float">
            <text:p>2730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314" calcext:value-type="float">
            <text:p>2731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324" calcext:value-type="float">
            <text:p>2732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7335" calcext:value-type="float">
            <text:p>2733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7345" calcext:value-type="float">
            <text:p>2734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7355" calcext:value-type="float">
            <text:p>2735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7366" calcext:value-type="float">
            <text:p>273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7376" calcext:value-type="float">
            <text:p>2737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7387" calcext:value-type="float">
            <text:p>2738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7397" calcext:value-type="float">
            <text:p>2739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7407" calcext:value-type="float">
            <text:p>2740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7420" calcext:value-type="float">
            <text:p>2742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7431" calcext:value-type="float">
            <text:p>2743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441" calcext:value-type="float">
            <text:p>2744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452" calcext:value-type="float">
            <text:p>2745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462" calcext:value-type="float">
            <text:p>2746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473" calcext:value-type="float">
            <text:p>2747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7483" calcext:value-type="float">
            <text:p>2748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494" calcext:value-type="float">
            <text:p>2749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504" calcext:value-type="float">
            <text:p>2750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515" calcext:value-type="float">
            <text:p>2751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525" calcext:value-type="float">
            <text:p>2752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536" calcext:value-type="float">
            <text:p>2753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546" calcext:value-type="float">
            <text:p>275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557" calcext:value-type="float">
            <text:p>2755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567" calcext:value-type="float">
            <text:p>2756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578" calcext:value-type="float">
            <text:p>2757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588" calcext:value-type="float">
            <text:p>2758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599" calcext:value-type="float">
            <text:p>2759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7609" calcext:value-type="float">
            <text:p>2760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620" calcext:value-type="float">
            <text:p>2762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631" calcext:value-type="float">
            <text:p>2763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7642" calcext:value-type="float">
            <text:p>2764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652" calcext:value-type="float">
            <text:p>2765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663" calcext:value-type="float">
            <text:p>2766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673" calcext:value-type="float">
            <text:p>2767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683" calcext:value-type="float">
            <text:p>2768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7694" calcext:value-type="float">
            <text:p>2769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7704" calcext:value-type="float">
            <text:p>2770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715" calcext:value-type="float">
            <text:p>2771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725" calcext:value-type="float">
            <text:p>2772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7736" calcext:value-type="float">
            <text:p>2773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746" calcext:value-type="float">
            <text:p>277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757" calcext:value-type="float">
            <text:p>2775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7767" calcext:value-type="float">
            <text:p>2776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778" calcext:value-type="float">
            <text:p>2777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788" calcext:value-type="float">
            <text:p>2778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7799" calcext:value-type="float">
            <text:p>2779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7809" calcext:value-type="float">
            <text:p>2780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7820" calcext:value-type="float">
            <text:p>2782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830" calcext:value-type="float">
            <text:p>2783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841" calcext:value-type="float">
            <text:p>2784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7851" calcext:value-type="float">
            <text:p>2785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7862" calcext:value-type="float">
            <text:p>2786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7872" calcext:value-type="float">
            <text:p>2787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7882" calcext:value-type="float">
            <text:p>2788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7893" calcext:value-type="float">
            <text:p>2789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7903" calcext:value-type="float">
            <text:p>2790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7914" calcext:value-type="float">
            <text:p>2791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7924" calcext:value-type="float">
            <text:p>2792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7935" calcext:value-type="float">
            <text:p>2793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7946" calcext:value-type="float">
            <text:p>2794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7956" calcext:value-type="float">
            <text:p>2795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967" calcext:value-type="float">
            <text:p>2796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977" calcext:value-type="float">
            <text:p>2797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988" calcext:value-type="float">
            <text:p>2798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998" calcext:value-type="float">
            <text:p>2799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8009" calcext:value-type="float">
            <text:p>2800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8019" calcext:value-type="float">
            <text:p>2801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8029" calcext:value-type="float">
            <text:p>2802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8041" calcext:value-type="float">
            <text:p>2804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8051" calcext:value-type="float">
            <text:p>2805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062" calcext:value-type="float">
            <text:p>2806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072" calcext:value-type="float">
            <text:p>2807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082" calcext:value-type="float">
            <text:p>2808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093" calcext:value-type="float">
            <text:p>2809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103" calcext:value-type="float">
            <text:p>2810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114" calcext:value-type="float">
            <text:p>2811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8124" calcext:value-type="float">
            <text:p>2812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134" calcext:value-type="float">
            <text:p>2813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145" calcext:value-type="float">
            <text:p>2814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156" calcext:value-type="float">
            <text:p>2815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8166" calcext:value-type="float">
            <text:p>281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8177" calcext:value-type="float">
            <text:p>2817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8187" calcext:value-type="float">
            <text:p>2818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8197" calcext:value-type="float">
            <text:p>2819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8208" calcext:value-type="float">
            <text:p>2820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8218" calcext:value-type="float">
            <text:p>2821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8228" calcext:value-type="float">
            <text:p>2822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8239" calcext:value-type="float">
            <text:p>2823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8250" calcext:value-type="float">
            <text:p>2825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261" calcext:value-type="float">
            <text:p>2826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271" calcext:value-type="float">
            <text:p>2827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282" calcext:value-type="float">
            <text:p>2828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292" calcext:value-type="float">
            <text:p>2829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302" calcext:value-type="float">
            <text:p>2830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313" calcext:value-type="float">
            <text:p>2831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323" calcext:value-type="float">
            <text:p>2832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333" calcext:value-type="float">
            <text:p>2833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344" calcext:value-type="float">
            <text:p>2834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8355" calcext:value-type="float">
            <text:p>2835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8366" calcext:value-type="float">
            <text:p>283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8376" calcext:value-type="float">
            <text:p>2837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8387" calcext:value-type="float">
            <text:p>2838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8397" calcext:value-type="float">
            <text:p>2839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8408" calcext:value-type="float">
            <text:p>2840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8418" calcext:value-type="float">
            <text:p>2841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8428" calcext:value-type="float">
            <text:p>2842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8439" calcext:value-type="float">
            <text:p>2843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8450" calcext:value-type="float">
            <text:p>2845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8461" calcext:value-type="float">
            <text:p>2846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471" calcext:value-type="float">
            <text:p>2847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482" calcext:value-type="float">
            <text:p>2848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492" calcext:value-type="float">
            <text:p>2849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502" calcext:value-type="float">
            <text:p>2850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513" calcext:value-type="float">
            <text:p>2851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523" calcext:value-type="float">
            <text:p>2852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534" calcext:value-type="float">
            <text:p>2853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544" calcext:value-type="float">
            <text:p>2854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554" calcext:value-type="float">
            <text:p>2855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565" calcext:value-type="float">
            <text:p>2856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576" calcext:value-type="float">
            <text:p>2857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586" calcext:value-type="float">
            <text:p>2858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8597" calcext:value-type="float">
            <text:p>2859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607" calcext:value-type="float">
            <text:p>2860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8617" calcext:value-type="float">
            <text:p>2861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628" calcext:value-type="float">
            <text:p>2862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8638" calcext:value-type="float">
            <text:p>2863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8649" calcext:value-type="float">
            <text:p>2864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8660" calcext:value-type="float">
            <text:p>2866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671" calcext:value-type="float">
            <text:p>2867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681" calcext:value-type="float">
            <text:p>2868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691" calcext:value-type="float">
            <text:p>2869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702" calcext:value-type="float">
            <text:p>2870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712" calcext:value-type="float">
            <text:p>2871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723" calcext:value-type="float">
            <text:p>2872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733" calcext:value-type="float">
            <text:p>2873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743" calcext:value-type="float">
            <text:p>2874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754" calcext:value-type="float">
            <text:p>2875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8765" calcext:value-type="float">
            <text:p>2876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8776" calcext:value-type="float">
            <text:p>2877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8786" calcext:value-type="float">
            <text:p>2878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8797" calcext:value-type="float">
            <text:p>2879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8807" calcext:value-type="float">
            <text:p>2880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8817" calcext:value-type="float">
            <text:p>2881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8828" calcext:value-type="float">
            <text:p>2882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8838" calcext:value-type="float">
            <text:p>2883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8849" calcext:value-type="float">
            <text:p>2884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8860" calcext:value-type="float">
            <text:p>2886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8870" calcext:value-type="float">
            <text:p>2887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881" calcext:value-type="float">
            <text:p>2888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891" calcext:value-type="float">
            <text:p>2889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902" calcext:value-type="float">
            <text:p>2890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912" calcext:value-type="float">
            <text:p>2891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922" calcext:value-type="float">
            <text:p>2892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933" calcext:value-type="float">
            <text:p>2893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943" calcext:value-type="float">
            <text:p>2894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954" calcext:value-type="float">
            <text:p>2895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964" calcext:value-type="float">
            <text:p>2896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8975" calcext:value-type="float">
            <text:p>2897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8986" calcext:value-type="float">
            <text:p>2898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8996" calcext:value-type="float">
            <text:p>2899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007" calcext:value-type="float">
            <text:p>2900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017" calcext:value-type="float">
            <text:p>2901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038" calcext:value-type="float">
            <text:p>2903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049" calcext:value-type="float">
            <text:p>2904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059" calcext:value-type="float">
            <text:p>2905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9070" calcext:value-type="float">
            <text:p>2907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9080" calcext:value-type="float">
            <text:p>2908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091" calcext:value-type="float">
            <text:p>2909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101" calcext:value-type="float">
            <text:p>2910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112" calcext:value-type="float">
            <text:p>2911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122" calcext:value-type="float">
            <text:p>2912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133" calcext:value-type="float">
            <text:p>2913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143" calcext:value-type="float">
            <text:p>2914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154" calcext:value-type="float">
            <text:p>2915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164" calcext:value-type="float">
            <text:p>2916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175" calcext:value-type="float">
            <text:p>2917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185" calcext:value-type="float">
            <text:p>2918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195" calcext:value-type="float">
            <text:p>2919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206" calcext:value-type="float">
            <text:p>2920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217" calcext:value-type="float">
            <text:p>2921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227" calcext:value-type="float">
            <text:p>2922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238" calcext:value-type="float">
            <text:p>2923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248" calcext:value-type="float">
            <text:p>2924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259" calcext:value-type="float">
            <text:p>2925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9269" calcext:value-type="float">
            <text:p>2926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9280" calcext:value-type="float">
            <text:p>2928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9290" calcext:value-type="float">
            <text:p>2929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9300" calcext:value-type="float">
            <text:p>293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9311" calcext:value-type="float">
            <text:p>2931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9321" calcext:value-type="float">
            <text:p>2932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9332" calcext:value-type="float">
            <text:p>2933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9342" calcext:value-type="float">
            <text:p>2934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9352" calcext:value-type="float">
            <text:p>2935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9363" calcext:value-type="float">
            <text:p>2936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9373" calcext:value-type="float">
            <text:p>2937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9384" calcext:value-type="float">
            <text:p>2938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395" calcext:value-type="float">
            <text:p>2939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405" calcext:value-type="float">
            <text:p>2940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416" calcext:value-type="float">
            <text:p>2941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426" calcext:value-type="float">
            <text:p>2942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437" calcext:value-type="float">
            <text:p>2943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9447" calcext:value-type="float">
            <text:p>2944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9458" calcext:value-type="float">
            <text:p>2945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468" calcext:value-type="float">
            <text:p>2946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479" calcext:value-type="float">
            <text:p>2947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9489" calcext:value-type="float">
            <text:p>2948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9510" calcext:value-type="float">
            <text:p>2951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9520" calcext:value-type="float">
            <text:p>2952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9531" calcext:value-type="float">
            <text:p>2953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9541" calcext:value-type="float">
            <text:p>2954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9552" calcext:value-type="float">
            <text:p>2955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9562" calcext:value-type="float">
            <text:p>2956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9573" calcext:value-type="float">
            <text:p>2957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584" calcext:value-type="float">
            <text:p>2958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594" calcext:value-type="float">
            <text:p>2959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605" calcext:value-type="float">
            <text:p>2960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615" calcext:value-type="float">
            <text:p>2961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9626" calcext:value-type="float">
            <text:p>2962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636" calcext:value-type="float">
            <text:p>2963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647" calcext:value-type="float">
            <text:p>2964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657" calcext:value-type="float">
            <text:p>2965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9667" calcext:value-type="float">
            <text:p>2966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678" calcext:value-type="float">
            <text:p>2967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688" calcext:value-type="float">
            <text:p>2968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699" calcext:value-type="float">
            <text:p>2969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709" calcext:value-type="float">
            <text:p>2970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720" calcext:value-type="float">
            <text:p>2972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730" calcext:value-type="float">
            <text:p>2973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9741" calcext:value-type="float">
            <text:p>2974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751" calcext:value-type="float">
            <text:p>2975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762" calcext:value-type="float">
            <text:p>2976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772" calcext:value-type="float">
            <text:p>2977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9783" calcext:value-type="float">
            <text:p>2978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794" calcext:value-type="float">
            <text:p>2979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804" calcext:value-type="float">
            <text:p>2980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815" calcext:value-type="float">
            <text:p>2981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825" calcext:value-type="float">
            <text:p>2982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835" calcext:value-type="float">
            <text:p>2983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846" calcext:value-type="float">
            <text:p>2984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9856" calcext:value-type="float">
            <text:p>2985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867" calcext:value-type="float">
            <text:p>2986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877" calcext:value-type="float">
            <text:p>2987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9888" calcext:value-type="float">
            <text:p>2988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899" calcext:value-type="float">
            <text:p>2989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909" calcext:value-type="float">
            <text:p>2990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920" calcext:value-type="float">
            <text:p>2992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9930" calcext:value-type="float">
            <text:p>2993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9941" calcext:value-type="float">
            <text:p>2994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9951" calcext:value-type="float">
            <text:p>2995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9961" calcext:value-type="float">
            <text:p>2996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9972" calcext:value-type="float">
            <text:p>2997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9982" calcext:value-type="float">
            <text:p>2998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9993" calcext:value-type="float">
            <text:p>2999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0004" calcext:value-type="float">
            <text:p>3000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0014" calcext:value-type="float">
            <text:p>3001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0025" calcext:value-type="float">
            <text:p>3002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0035" calcext:value-type="float">
            <text:p>3003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0046" calcext:value-type="float">
            <text:p>3004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0056" calcext:value-type="float">
            <text:p>3005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0067" calcext:value-type="float">
            <text:p>3006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0077" calcext:value-type="float">
            <text:p>3007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0089" calcext:value-type="float">
            <text:p>3008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0099" calcext:value-type="float">
            <text:p>3009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0110" calcext:value-type="float">
            <text:p>3011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120" calcext:value-type="float">
            <text:p>3012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0130" calcext:value-type="float">
            <text:p>3013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0141" calcext:value-type="float">
            <text:p>3014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151" calcext:value-type="float">
            <text:p>3015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162" calcext:value-type="float">
            <text:p>3016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172" calcext:value-type="float">
            <text:p>3017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182" calcext:value-type="float">
            <text:p>3018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193" calcext:value-type="float">
            <text:p>3019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204" calcext:value-type="float">
            <text:p>3020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0214" calcext:value-type="float">
            <text:p>3021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0225" calcext:value-type="float">
            <text:p>3022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235" calcext:value-type="float">
            <text:p>3023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0245" calcext:value-type="float">
            <text:p>3024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0256" calcext:value-type="float">
            <text:p>3025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0266" calcext:value-type="float">
            <text:p>30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276" calcext:value-type="float">
            <text:p>3027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0287" calcext:value-type="float">
            <text:p>3028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0299" calcext:value-type="float">
            <text:p>3029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0309" calcext:value-type="float">
            <text:p>3030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0319" calcext:value-type="float">
            <text:p>3031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0330" calcext:value-type="float">
            <text:p>3033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0340" calcext:value-type="float">
            <text:p>3034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0351" calcext:value-type="float">
            <text:p>3035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0361" calcext:value-type="float">
            <text:p>3036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371" calcext:value-type="float">
            <text:p>3037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0382" calcext:value-type="float">
            <text:p>3038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0393" calcext:value-type="float">
            <text:p>3039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404" calcext:value-type="float">
            <text:p>3040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0414" calcext:value-type="float">
            <text:p>3041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425" calcext:value-type="float">
            <text:p>3042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435" calcext:value-type="float">
            <text:p>3043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446" calcext:value-type="float">
            <text:p>3044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456" calcext:value-type="float">
            <text:p>3045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0467" calcext:value-type="float">
            <text:p>30467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30477" calcext:value-type="float">
            <text:p>3047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30488" calcext:value-type="float">
            <text:p>30488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30499" calcext:value-type="float">
            <text:p>3049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0509" calcext:value-type="float">
            <text:p>3050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0520" calcext:value-type="float">
            <text:p>3052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530" calcext:value-type="float">
            <text:p>3053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540" calcext:value-type="float">
            <text:p>3054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551" calcext:value-type="float">
            <text:p>3055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561" calcext:value-type="float">
            <text:p>3056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572" calcext:value-type="float">
            <text:p>3057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582" calcext:value-type="float">
            <text:p>3058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595" calcext:value-type="float">
            <text:p>3059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0606" calcext:value-type="float">
            <text:p>3060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617" calcext:value-type="float">
            <text:p>3061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627" calcext:value-type="float">
            <text:p>3062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637" calcext:value-type="float">
            <text:p>3063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648" calcext:value-type="float">
            <text:p>3064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0658" calcext:value-type="float">
            <text:p>3065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669" calcext:value-type="float">
            <text:p>3066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0679" calcext:value-type="float">
            <text:p>3067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689" calcext:value-type="float">
            <text:p>3068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0700" calcext:value-type="float">
            <text:p>3070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0711" calcext:value-type="float">
            <text:p>3071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0721" calcext:value-type="float">
            <text:p>3072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0732" calcext:value-type="float">
            <text:p>3073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0742" calcext:value-type="float">
            <text:p>3074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0753" calcext:value-type="float">
            <text:p>3075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0763" calcext:value-type="float">
            <text:p>3076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0774" calcext:value-type="float">
            <text:p>3077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30784" calcext:value-type="float">
            <text:p>3078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0795" calcext:value-type="float">
            <text:p>3079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0805" calcext:value-type="float">
            <text:p>3080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0816" calcext:value-type="float">
            <text:p>3081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0826" calcext:value-type="float">
            <text:p>308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0837" calcext:value-type="float">
            <text:p>3083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0847" calcext:value-type="float">
            <text:p>3084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858" calcext:value-type="float">
            <text:p>308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868" calcext:value-type="float">
            <text:p>3086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878" calcext:value-type="float">
            <text:p>3087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889" calcext:value-type="float">
            <text:p>3088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0899" calcext:value-type="float">
            <text:p>3089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0910" calcext:value-type="float">
            <text:p>309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0920" calcext:value-type="float">
            <text:p>3092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0931" calcext:value-type="float">
            <text:p>309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0941" calcext:value-type="float">
            <text:p>3094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0952" calcext:value-type="float">
            <text:p>3095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0962" calcext:value-type="float">
            <text:p>3096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0972" calcext:value-type="float">
            <text:p>3097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0983" calcext:value-type="float">
            <text:p>3098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0993" calcext:value-type="float">
            <text:p>3099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1004" calcext:value-type="float">
            <text:p>3100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1015" calcext:value-type="float">
            <text:p>31015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31026" calcext:value-type="float">
            <text:p>3102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1036" calcext:value-type="float">
            <text:p>3103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31046" calcext:value-type="float">
            <text:p>3104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1057" calcext:value-type="float">
            <text:p>3105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1067" calcext:value-type="float">
            <text:p>3106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1078" calcext:value-type="float">
            <text:p>3107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1088" calcext:value-type="float">
            <text:p>3108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1098" calcext:value-type="float">
            <text:p>3109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109" calcext:value-type="float">
            <text:p>3110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1120" calcext:value-type="float">
            <text:p>3112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1130" calcext:value-type="float">
            <text:p>3113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1141" calcext:value-type="float">
            <text:p>3114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1151" calcext:value-type="float">
            <text:p>3115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1162" calcext:value-type="float">
            <text:p>3116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1172" calcext:value-type="float">
            <text:p>3117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1183" calcext:value-type="float">
            <text:p>3118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1193" calcext:value-type="float">
            <text:p>311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1204" calcext:value-type="float">
            <text:p>3120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1215" calcext:value-type="float">
            <text:p>3121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1226" calcext:value-type="float">
            <text:p>3122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236" calcext:value-type="float">
            <text:p>3123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246" calcext:value-type="float">
            <text:p>3124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257" calcext:value-type="float">
            <text:p>3125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267" calcext:value-type="float">
            <text:p>3126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278" calcext:value-type="float">
            <text:p>3127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1288" calcext:value-type="float">
            <text:p>3128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298" calcext:value-type="float">
            <text:p>3129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312" calcext:value-type="float">
            <text:p>3131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1323" calcext:value-type="float">
            <text:p>3132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333" calcext:value-type="float">
            <text:p>3133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344" calcext:value-type="float">
            <text:p>3134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354" calcext:value-type="float">
            <text:p>3135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365" calcext:value-type="float">
            <text:p>3136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375" calcext:value-type="float">
            <text:p>3137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385" calcext:value-type="float">
            <text:p>3138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396" calcext:value-type="float">
            <text:p>3139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406" calcext:value-type="float">
            <text:p>3140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1417" calcext:value-type="float">
            <text:p>3141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1428" calcext:value-type="float">
            <text:p>3142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1438" calcext:value-type="float">
            <text:p>3143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1449" calcext:value-type="float">
            <text:p>3144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1459" calcext:value-type="float">
            <text:p>3145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1470" calcext:value-type="float">
            <text:p>3147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1480" calcext:value-type="float">
            <text:p>3148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1491" calcext:value-type="float">
            <text:p>3149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1501" calcext:value-type="float">
            <text:p>3150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1512" calcext:value-type="float">
            <text:p>3151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1522" calcext:value-type="float">
            <text:p>3152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1533" calcext:value-type="float">
            <text:p>3153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543" calcext:value-type="float">
            <text:p>3154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554" calcext:value-type="float">
            <text:p>3155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564" calcext:value-type="float">
            <text:p>3156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574" calcext:value-type="float">
            <text:p>3157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585" calcext:value-type="float">
            <text:p>3158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595" calcext:value-type="float">
            <text:p>3159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606" calcext:value-type="float">
            <text:p>3160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616" calcext:value-type="float">
            <text:p>3161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626" calcext:value-type="float">
            <text:p>3162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1638" calcext:value-type="float">
            <text:p>3163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1648" calcext:value-type="float">
            <text:p>3164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1659" calcext:value-type="float">
            <text:p>3165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1669" calcext:value-type="float">
            <text:p>3166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1679" calcext:value-type="float">
            <text:p>3167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1690" calcext:value-type="float">
            <text:p>3169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1700" calcext:value-type="float">
            <text:p>3170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1711" calcext:value-type="float">
            <text:p>3171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1721" calcext:value-type="float">
            <text:p>3172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1732" calcext:value-type="float">
            <text:p>3173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742" calcext:value-type="float">
            <text:p>3174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753" calcext:value-type="float">
            <text:p>3175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763" calcext:value-type="float">
            <text:p>3176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774" calcext:value-type="float">
            <text:p>3177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784" calcext:value-type="float">
            <text:p>3178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794" calcext:value-type="float">
            <text:p>3179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805" calcext:value-type="float">
            <text:p>3180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815" calcext:value-type="float">
            <text:p>3181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826" calcext:value-type="float">
            <text:p>3182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1837" calcext:value-type="float">
            <text:p>3183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1847" calcext:value-type="float">
            <text:p>3184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1858" calcext:value-type="float">
            <text:p>3185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1868" calcext:value-type="float">
            <text:p>3186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1879" calcext:value-type="float">
            <text:p>3187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1889" calcext:value-type="float">
            <text:p>3188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1900" calcext:value-type="float">
            <text:p>3190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1910" calcext:value-type="float">
            <text:p>3191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1921" calcext:value-type="float">
            <text:p>3192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1931" calcext:value-type="float">
            <text:p>3193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1942" calcext:value-type="float">
            <text:p>3194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1952" calcext:value-type="float">
            <text:p>3195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1963" calcext:value-type="float">
            <text:p>3196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1973" calcext:value-type="float">
            <text:p>3197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1984" calcext:value-type="float">
            <text:p>3198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1995" calcext:value-type="float">
            <text:p>3199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2005" calcext:value-type="float">
            <text:p>3200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2016" calcext:value-type="float">
            <text:p>3201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2026" calcext:value-type="float">
            <text:p>3202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2037" calcext:value-type="float">
            <text:p>3203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2047" calcext:value-type="float">
            <text:p>3204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2058" calcext:value-type="float">
            <text:p>3205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2068" calcext:value-type="float">
            <text:p>3206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2079" calcext:value-type="float">
            <text:p>3207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2089" calcext:value-type="float">
            <text:p>3208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2100" calcext:value-type="float">
            <text:p>321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2110" calcext:value-type="float">
            <text:p>3211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2121" calcext:value-type="float">
            <text:p>3212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2131" calcext:value-type="float">
            <text:p>3213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2142" calcext:value-type="float">
            <text:p>3214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2152" calcext:value-type="float">
            <text:p>3215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2163" calcext:value-type="float">
            <text:p>3216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2173" calcext:value-type="float">
            <text:p>321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2184" calcext:value-type="float">
            <text:p>3218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2195" calcext:value-type="float">
            <text:p>3219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2205" calcext:value-type="float">
            <text:p>3220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2215" calcext:value-type="float">
            <text:p>3221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2226" calcext:value-type="float">
            <text:p>3222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2236" calcext:value-type="float">
            <text:p>3223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2247" calcext:value-type="float">
            <text:p>3224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2258" calcext:value-type="float">
            <text:p>3225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2268" calcext:value-type="float">
            <text:p>3226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2279" calcext:value-type="float">
            <text:p>3227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2289" calcext:value-type="float">
            <text:p>3228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2300" calcext:value-type="float">
            <text:p>323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2310" calcext:value-type="float">
            <text:p>323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2321" calcext:value-type="float">
            <text:p>3232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2331" calcext:value-type="float">
            <text:p>3233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2342" calcext:value-type="float">
            <text:p>3234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2352" calcext:value-type="float">
            <text:p>3235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2363" calcext:value-type="float">
            <text:p>32363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2373" calcext:value-type="float">
            <text:p>3237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32384" calcext:value-type="float">
            <text:p>32384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32394" calcext:value-type="float">
            <text:p>3239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2404" calcext:value-type="float">
            <text:p>3240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32415" calcext:value-type="float">
            <text:p>3241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2425" calcext:value-type="float">
            <text:p>3242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2437" calcext:value-type="float">
            <text:p>3243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2448" calcext:value-type="float">
            <text:p>3244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2459" calcext:value-type="float">
            <text:p>3245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2470" calcext:value-type="float">
            <text:p>3247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2480" calcext:value-type="float">
            <text:p>3248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2490" calcext:value-type="float">
            <text:p>3249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2501" calcext:value-type="float">
            <text:p>3250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2511" calcext:value-type="float">
            <text:p>3251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2522" calcext:value-type="float">
            <text:p>3252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2532" calcext:value-type="float">
            <text:p>3253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2542" calcext:value-type="float">
            <text:p>3254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2554" calcext:value-type="float">
            <text:p>3255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2564" calcext:value-type="float">
            <text:p>3256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2575" calcext:value-type="float">
            <text:p>325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2585" calcext:value-type="float">
            <text:p>3258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2595" calcext:value-type="float">
            <text:p>3259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2606" calcext:value-type="float">
            <text:p>3260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2616" calcext:value-type="float">
            <text:p>326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2627" calcext:value-type="float">
            <text:p>3262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2637" calcext:value-type="float">
            <text:p>3263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2649" calcext:value-type="float">
            <text:p>3264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2659" calcext:value-type="float">
            <text:p>3265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2670" calcext:value-type="float">
            <text:p>3267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2680" calcext:value-type="float">
            <text:p>3268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2690" calcext:value-type="float">
            <text:p>3269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2701" calcext:value-type="float">
            <text:p>3270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2711" calcext:value-type="float">
            <text:p>327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2721" calcext:value-type="float">
            <text:p>3272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2732" calcext:value-type="float">
            <text:p>3273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2742" calcext:value-type="float">
            <text:p>327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2753" calcext:value-type="float">
            <text:p>3275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2764" calcext:value-type="float">
            <text:p>3276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2774" calcext:value-type="float">
            <text:p>32774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2784" calcext:value-type="float">
            <text:p>32784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32795" calcext:value-type="float">
            <text:p>3279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32805" calcext:value-type="float">
            <text:p>3280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2816" calcext:value-type="float">
            <text:p>3281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32826" calcext:value-type="float">
            <text:p>3282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2836" calcext:value-type="float">
            <text:p>3283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2847" calcext:value-type="float">
            <text:p>32847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2858" calcext:value-type="float">
            <text:p>3285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2869" calcext:value-type="float">
            <text:p>3286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2879" calcext:value-type="float">
            <text:p>3287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2890" calcext:value-type="float">
            <text:p>3289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2900" calcext:value-type="float">
            <text:p>329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2911" calcext:value-type="float">
            <text:p>3291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2921" calcext:value-type="float">
            <text:p>3292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2931" calcext:value-type="float">
            <text:p>3293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2943" calcext:value-type="float">
            <text:p>3294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2953" calcext:value-type="float">
            <text:p>3295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2964" calcext:value-type="float">
            <text:p>3296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2974" calcext:value-type="float">
            <text:p>3297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2985" calcext:value-type="float">
            <text:p>3298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2995" calcext:value-type="float">
            <text:p>3299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3006" calcext:value-type="float">
            <text:p>3300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3016" calcext:value-type="float">
            <text:p>3301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3027" calcext:value-type="float">
            <text:p>3302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3037" calcext:value-type="float">
            <text:p>3303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3048" calcext:value-type="float">
            <text:p>3304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3058" calcext:value-type="float">
            <text:p>3305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3069" calcext:value-type="float">
            <text:p>3306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3079" calcext:value-type="float">
            <text:p>3307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3090" calcext:value-type="float">
            <text:p>3309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3100" calcext:value-type="float">
            <text:p>3310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3110" calcext:value-type="float">
            <text:p>3311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3121" calcext:value-type="float">
            <text:p>3312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3131" calcext:value-type="float">
            <text:p>3313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3142" calcext:value-type="float">
            <text:p>3314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3152" calcext:value-type="float">
            <text:p>3315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3163" calcext:value-type="float">
            <text:p>3316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3174" calcext:value-type="float">
            <text:p>3317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3185" calcext:value-type="float">
            <text:p>3318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3195" calcext:value-type="float">
            <text:p>3319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206" calcext:value-type="float">
            <text:p>3320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216" calcext:value-type="float">
            <text:p>3321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226" calcext:value-type="float">
            <text:p>3322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237" calcext:value-type="float">
            <text:p>3323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3247" calcext:value-type="float">
            <text:p>3324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258" calcext:value-type="float">
            <text:p>3325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3269" calcext:value-type="float">
            <text:p>3326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279" calcext:value-type="float">
            <text:p>3327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290" calcext:value-type="float">
            <text:p>3329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300" calcext:value-type="float">
            <text:p>333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311" calcext:value-type="float">
            <text:p>3331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321" calcext:value-type="float">
            <text:p>3332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331" calcext:value-type="float">
            <text:p>3333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342" calcext:value-type="float">
            <text:p>3334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352" calcext:value-type="float">
            <text:p>3335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363" calcext:value-type="float">
            <text:p>3336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3374" calcext:value-type="float">
            <text:p>3337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3384" calcext:value-type="float">
            <text:p>3338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3395" calcext:value-type="float">
            <text:p>3339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3405" calcext:value-type="float">
            <text:p>3340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3416" calcext:value-type="float">
            <text:p>3341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3426" calcext:value-type="float">
            <text:p>3342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3437" calcext:value-type="float">
            <text:p>3343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3447" calcext:value-type="float">
            <text:p>3344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3458" calcext:value-type="float">
            <text:p>3345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3468" calcext:value-type="float">
            <text:p>3346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479" calcext:value-type="float">
            <text:p>3347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489" calcext:value-type="float">
            <text:p>3348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510" calcext:value-type="float">
            <text:p>3351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520" calcext:value-type="float">
            <text:p>3352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531" calcext:value-type="float">
            <text:p>3353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541" calcext:value-type="float">
            <text:p>3354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552" calcext:value-type="float">
            <text:p>3355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564" calcext:value-type="float">
            <text:p>3356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3575" calcext:value-type="float">
            <text:p>3357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585" calcext:value-type="float">
            <text:p>3358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596" calcext:value-type="float">
            <text:p>3359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606" calcext:value-type="float">
            <text:p>3360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616" calcext:value-type="float">
            <text:p>3361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627" calcext:value-type="float">
            <text:p>3362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637" calcext:value-type="float">
            <text:p>3363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648" calcext:value-type="float">
            <text:p>3364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658" calcext:value-type="float">
            <text:p>3365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3668" calcext:value-type="float">
            <text:p>3366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3680" calcext:value-type="float">
            <text:p>3368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690" calcext:value-type="float">
            <text:p>3369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701" calcext:value-type="float">
            <text:p>3370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711" calcext:value-type="float">
            <text:p>3371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721" calcext:value-type="float">
            <text:p>3372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732" calcext:value-type="float">
            <text:p>3373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742" calcext:value-type="float">
            <text:p>3374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752" calcext:value-type="float">
            <text:p>3375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763" calcext:value-type="float">
            <text:p>3376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773" calcext:value-type="float">
            <text:p>3377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3785" calcext:value-type="float">
            <text:p>3378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3795" calcext:value-type="float">
            <text:p>3379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3806" calcext:value-type="float">
            <text:p>3380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3816" calcext:value-type="float">
            <text:p>3381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3827" calcext:value-type="float">
            <text:p>3382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3837" calcext:value-type="float">
            <text:p>3383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3848" calcext:value-type="float">
            <text:p>3384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3858" calcext:value-type="float">
            <text:p>3385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3869" calcext:value-type="float">
            <text:p>3386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3879" calcext:value-type="float">
            <text:p>3387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3890" calcext:value-type="float">
            <text:p>3389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3900" calcext:value-type="float">
            <text:p>3390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3911" calcext:value-type="float">
            <text:p>3391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3921" calcext:value-type="float">
            <text:p>3392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3932" calcext:value-type="float">
            <text:p>3393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3942" calcext:value-type="float">
            <text:p>3394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3953" calcext:value-type="float">
            <text:p>3395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3963" calcext:value-type="float">
            <text:p>3396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3974" calcext:value-type="float">
            <text:p>3397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3984" calcext:value-type="float">
            <text:p>3398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3995" calcext:value-type="float">
            <text:p>3399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4005" calcext:value-type="float">
            <text:p>3400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4016" calcext:value-type="float">
            <text:p>3401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4027" calcext:value-type="float">
            <text:p>3402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4037" calcext:value-type="float">
            <text:p>3403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4048" calcext:value-type="float">
            <text:p>3404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4058" calcext:value-type="float">
            <text:p>3405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4069" calcext:value-type="float">
            <text:p>3406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4079" calcext:value-type="float">
            <text:p>3407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4090" calcext:value-type="float">
            <text:p>3409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4100" calcext:value-type="float">
            <text:p>34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4111" calcext:value-type="float">
            <text:p>3411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4121" calcext:value-type="float">
            <text:p>3412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4131" calcext:value-type="float">
            <text:p>3413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4142" calcext:value-type="float">
            <text:p>3414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4153" calcext:value-type="float">
            <text:p>3415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4163" calcext:value-type="float">
            <text:p>3416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4173" calcext:value-type="float">
            <text:p>3417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4184" calcext:value-type="float">
            <text:p>3418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4194" calcext:value-type="float">
            <text:p>3419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4205" calcext:value-type="float">
            <text:p>34205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4215" calcext:value-type="float">
            <text:p>34215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34226" calcext:value-type="float">
            <text:p>34226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4236" calcext:value-type="float">
            <text:p>34236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34247" calcext:value-type="float">
            <text:p>34247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34257" calcext:value-type="float">
            <text:p>3425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4268" calcext:value-type="float">
            <text:p>3426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4278" calcext:value-type="float">
            <text:p>3427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4289" calcext:value-type="float">
            <text:p>3428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4299" calcext:value-type="float">
            <text:p>3429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4310" calcext:value-type="float">
            <text:p>3431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4320" calcext:value-type="float">
            <text:p>3432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4330" calcext:value-type="float">
            <text:p>3433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4341" calcext:value-type="float">
            <text:p>3434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4351" calcext:value-type="float">
            <text:p>3435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4362" calcext:value-type="float">
            <text:p>3436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4372" calcext:value-type="float">
            <text:p>3437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4383" calcext:value-type="float">
            <text:p>3438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4394" calcext:value-type="float">
            <text:p>3439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4405" calcext:value-type="float">
            <text:p>3440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4415" calcext:value-type="float">
            <text:p>3441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4425" calcext:value-type="float">
            <text:p>3442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4436" calcext:value-type="float">
            <text:p>3443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4446" calcext:value-type="float">
            <text:p>3444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4457" calcext:value-type="float">
            <text:p>3445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4467" calcext:value-type="float">
            <text:p>3446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4477" calcext:value-type="float">
            <text:p>3447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4488" calcext:value-type="float">
            <text:p>3448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4499" calcext:value-type="float">
            <text:p>3449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4510" calcext:value-type="float">
            <text:p>3451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4520" calcext:value-type="float">
            <text:p>3452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4531" calcext:value-type="float">
            <text:p>3453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4541" calcext:value-type="float">
            <text:p>3454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4551" calcext:value-type="float">
            <text:p>3455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4562" calcext:value-type="float">
            <text:p>3456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4572" calcext:value-type="float">
            <text:p>3457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4583" calcext:value-type="float">
            <text:p>3458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4594" calcext:value-type="float">
            <text:p>3459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4605" calcext:value-type="float">
            <text:p>3460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4615" calcext:value-type="float">
            <text:p>3461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4626" calcext:value-type="float">
            <text:p>3462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4636" calcext:value-type="float">
            <text:p>3463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4646" calcext:value-type="float">
            <text:p>3464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4657" calcext:value-type="float">
            <text:p>3465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4667" calcext:value-type="float">
            <text:p>3466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4678" calcext:value-type="float">
            <text:p>346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688" calcext:value-type="float">
            <text:p>3468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4698" calcext:value-type="float">
            <text:p>3469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4709" calcext:value-type="float">
            <text:p>3470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4720" calcext:value-type="float">
            <text:p>3472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4730" calcext:value-type="float">
            <text:p>3473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4740" calcext:value-type="float">
            <text:p>3474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4751" calcext:value-type="float">
            <text:p>3475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4761" calcext:value-type="float">
            <text:p>3476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4772" calcext:value-type="float">
            <text:p>347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4782" calcext:value-type="float">
            <text:p>3478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34793" calcext:value-type="float">
            <text:p>3479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34804" calcext:value-type="float">
            <text:p>3480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4815" calcext:value-type="float">
            <text:p>3481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34825" calcext:value-type="float">
            <text:p>3482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4835" calcext:value-type="float">
            <text:p>3483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4846" calcext:value-type="float">
            <text:p>3484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4856" calcext:value-type="float">
            <text:p>3485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4867" calcext:value-type="float">
            <text:p>3486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4877" calcext:value-type="float">
            <text:p>3487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4887" calcext:value-type="float">
            <text:p>3488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4898" calcext:value-type="float">
            <text:p>3489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4909" calcext:value-type="float">
            <text:p>3490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4920" calcext:value-type="float">
            <text:p>3492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4930" calcext:value-type="float">
            <text:p>3493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4940" calcext:value-type="float">
            <text:p>3494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4951" calcext:value-type="float">
            <text:p>3495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4961" calcext:value-type="float">
            <text:p>3496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4972" calcext:value-type="float">
            <text:p>3497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4982" calcext:value-type="float">
            <text:p>3498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4993" calcext:value-type="float">
            <text:p>349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5004" calcext:value-type="float">
            <text:p>3500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5014" calcext:value-type="float">
            <text:p>3501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025" calcext:value-type="float">
            <text:p>3502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035" calcext:value-type="float">
            <text:p>3503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046" calcext:value-type="float">
            <text:p>3504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056" calcext:value-type="float">
            <text:p>3505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066" calcext:value-type="float">
            <text:p>3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077" calcext:value-type="float">
            <text:p>3507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087" calcext:value-type="float">
            <text:p>3508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098" calcext:value-type="float">
            <text:p>3509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108" calcext:value-type="float">
            <text:p>3510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119" calcext:value-type="float">
            <text:p>3511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129" calcext:value-type="float">
            <text:p>3512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140" calcext:value-type="float">
            <text:p>3514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150" calcext:value-type="float">
            <text:p>3515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161" calcext:value-type="float">
            <text:p>3516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171" calcext:value-type="float">
            <text:p>3517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181" calcext:value-type="float">
            <text:p>3518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192" calcext:value-type="float">
            <text:p>3519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202" calcext:value-type="float">
            <text:p>3520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5214" calcext:value-type="float">
            <text:p>3521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224" calcext:value-type="float">
            <text:p>3522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235" calcext:value-type="float">
            <text:p>3523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245" calcext:value-type="float">
            <text:p>3524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255" calcext:value-type="float">
            <text:p>3525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266" calcext:value-type="float">
            <text:p>352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276" calcext:value-type="float">
            <text:p>3527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5287" calcext:value-type="float">
            <text:p>3528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297" calcext:value-type="float">
            <text:p>3529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308" calcext:value-type="float">
            <text:p>3530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5319" calcext:value-type="float">
            <text:p>3531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5329" calcext:value-type="float">
            <text:p>3532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5340" calcext:value-type="float">
            <text:p>3534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5350" calcext:value-type="float">
            <text:p>3535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5361" calcext:value-type="float">
            <text:p>3536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5371" calcext:value-type="float">
            <text:p>3537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5382" calcext:value-type="float">
            <text:p>3538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5392" calcext:value-type="float">
            <text:p>3539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5403" calcext:value-type="float">
            <text:p>3540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5413" calcext:value-type="float">
            <text:p>3541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5424" calcext:value-type="float">
            <text:p>3542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434" calcext:value-type="float">
            <text:p>3543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445" calcext:value-type="float">
            <text:p>3544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455" calcext:value-type="float">
            <text:p>3545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466" calcext:value-type="float">
            <text:p>354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476" calcext:value-type="float">
            <text:p>3547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487" calcext:value-type="float">
            <text:p>3548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497" calcext:value-type="float">
            <text:p>3549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510" calcext:value-type="float">
            <text:p>3551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5521" calcext:value-type="float">
            <text:p>3552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532" calcext:value-type="float">
            <text:p>3553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542" calcext:value-type="float">
            <text:p>3554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552" calcext:value-type="float">
            <text:p>3555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563" calcext:value-type="float">
            <text:p>3556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573" calcext:value-type="float">
            <text:p>3557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584" calcext:value-type="float">
            <text:p>3558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594" calcext:value-type="float">
            <text:p>3559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605" calcext:value-type="float">
            <text:p>3560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615" calcext:value-type="float">
            <text:p>3561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5626" calcext:value-type="float">
            <text:p>3562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5637" calcext:value-type="float">
            <text:p>3563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5647" calcext:value-type="float">
            <text:p>3564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5658" calcext:value-type="float">
            <text:p>3565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5668" calcext:value-type="float">
            <text:p>3566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5679" calcext:value-type="float">
            <text:p>3567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5689" calcext:value-type="float">
            <text:p>3568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5710" calcext:value-type="float">
            <text:p>3571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5721" calcext:value-type="float">
            <text:p>3572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732" calcext:value-type="float">
            <text:p>3573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742" calcext:value-type="float">
            <text:p>3574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752" calcext:value-type="float">
            <text:p>3575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763" calcext:value-type="float">
            <text:p>3576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773" calcext:value-type="float">
            <text:p>3577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784" calcext:value-type="float">
            <text:p>3578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794" calcext:value-type="float">
            <text:p>3579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805" calcext:value-type="float">
            <text:p>3580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816" calcext:value-type="float">
            <text:p>3581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5827" calcext:value-type="float">
            <text:p>3582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5838" calcext:value-type="float">
            <text:p>3583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5848" calcext:value-type="float">
            <text:p>3584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5859" calcext:value-type="float">
            <text:p>3585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5869" calcext:value-type="float">
            <text:p>3586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5880" calcext:value-type="float">
            <text:p>3588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5890" calcext:value-type="float">
            <text:p>358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900" calcext:value-type="float">
            <text:p>359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5911" calcext:value-type="float">
            <text:p>3591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5921" calcext:value-type="float">
            <text:p>3592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5932" calcext:value-type="float">
            <text:p>3593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5943" calcext:value-type="float">
            <text:p>3594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5953" calcext:value-type="float">
            <text:p>3595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5964" calcext:value-type="float">
            <text:p>359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5974" calcext:value-type="float">
            <text:p>3597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5984" calcext:value-type="float">
            <text:p>3598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5995" calcext:value-type="float">
            <text:p>3599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6005" calcext:value-type="float">
            <text:p>3600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6016" calcext:value-type="float">
            <text:p>3601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36026" calcext:value-type="float">
            <text:p>3602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36037" calcext:value-type="float">
            <text:p>36037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36048" calcext:value-type="float">
            <text:p>3604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6058" calcext:value-type="float">
            <text:p>3605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6069" calcext:value-type="float">
            <text:p>36069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6079" calcext:value-type="float">
            <text:p>3607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6090" calcext:value-type="float">
            <text:p>3609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6100" calcext:value-type="float">
            <text:p>3610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6111" calcext:value-type="float">
            <text:p>3611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6121" calcext:value-type="float">
            <text:p>3612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6132" calcext:value-type="float">
            <text:p>3613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6142" calcext:value-type="float">
            <text:p>3614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6153" calcext:value-type="float">
            <text:p>3615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6163" calcext:value-type="float">
            <text:p>3616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6174" calcext:value-type="float">
            <text:p>3617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6184" calcext:value-type="float">
            <text:p>3618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6195" calcext:value-type="float">
            <text:p>3619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6205" calcext:value-type="float">
            <text:p>3620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6215" calcext:value-type="float">
            <text:p>3621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6226" calcext:value-type="float">
            <text:p>3622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6236" calcext:value-type="float">
            <text:p>3623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6247" calcext:value-type="float">
            <text:p>3624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6258" calcext:value-type="float">
            <text:p>3625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6268" calcext:value-type="float">
            <text:p>3626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6279" calcext:value-type="float">
            <text:p>3627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6289" calcext:value-type="float">
            <text:p>3628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6300" calcext:value-type="float">
            <text:p>3630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6310" calcext:value-type="float">
            <text:p>3631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6320" calcext:value-type="float">
            <text:p>3632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6331" calcext:value-type="float">
            <text:p>3633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6341" calcext:value-type="float">
            <text:p>3634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6352" calcext:value-type="float">
            <text:p>3635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6363" calcext:value-type="float">
            <text:p>3636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6373" calcext:value-type="float">
            <text:p>3637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6384" calcext:value-type="float">
            <text:p>3638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6394" calcext:value-type="float">
            <text:p>3639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6405" calcext:value-type="float">
            <text:p>3640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36415" calcext:value-type="float">
            <text:p>3641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6425" calcext:value-type="float">
            <text:p>3642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6436" calcext:value-type="float">
            <text:p>3643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447" calcext:value-type="float">
            <text:p>3644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6457" calcext:value-type="float">
            <text:p>3645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6468" calcext:value-type="float">
            <text:p>3646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6478" calcext:value-type="float">
            <text:p>3647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6489" calcext:value-type="float">
            <text:p>3648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6499" calcext:value-type="float">
            <text:p>3649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6510" calcext:value-type="float">
            <text:p>3651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6520" calcext:value-type="float">
            <text:p>3652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6531" calcext:value-type="float">
            <text:p>3653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6541" calcext:value-type="float">
            <text:p>3654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6552" calcext:value-type="float">
            <text:p>3655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6562" calcext:value-type="float">
            <text:p>3656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6572" calcext:value-type="float">
            <text:p>3657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6583" calcext:value-type="float">
            <text:p>36583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36593" calcext:value-type="float">
            <text:p>36593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36604" calcext:value-type="float">
            <text:p>3660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6614" calcext:value-type="float">
            <text:p>3661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36624" calcext:value-type="float">
            <text:p>3662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6636" calcext:value-type="float">
            <text:p>3663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6647" calcext:value-type="float">
            <text:p>3664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6657" calcext:value-type="float">
            <text:p>3665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6668" calcext:value-type="float">
            <text:p>3666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6678" calcext:value-type="float">
            <text:p>3667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6689" calcext:value-type="float">
            <text:p>3668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6699" calcext:value-type="float">
            <text:p>3669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6709" calcext:value-type="float">
            <text:p>3670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6720" calcext:value-type="float">
            <text:p>3672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6730" calcext:value-type="float">
            <text:p>3673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6741" calcext:value-type="float">
            <text:p>3674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6752" calcext:value-type="float">
            <text:p>3675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6762" calcext:value-type="float">
            <text:p>3676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6773" calcext:value-type="float">
            <text:p>3677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6783" calcext:value-type="float">
            <text:p>3678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6794" calcext:value-type="float">
            <text:p>3679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6804" calcext:value-type="float">
            <text:p>3680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6815" calcext:value-type="float">
            <text:p>3681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6825" calcext:value-type="float">
            <text:p>3682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6836" calcext:value-type="float">
            <text:p>3683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6847" calcext:value-type="float">
            <text:p>3684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6858" calcext:value-type="float">
            <text:p>3685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6868" calcext:value-type="float">
            <text:p>3686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6878" calcext:value-type="float">
            <text:p>3687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6889" calcext:value-type="float">
            <text:p>3688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6899" calcext:value-type="float">
            <text:p>3689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6910" calcext:value-type="float">
            <text:p>3691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6920" calcext:value-type="float">
            <text:p>3692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6930" calcext:value-type="float">
            <text:p>3693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6941" calcext:value-type="float">
            <text:p>3694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6951" calcext:value-type="float">
            <text:p>3695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6962" calcext:value-type="float">
            <text:p>3696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6973" calcext:value-type="float">
            <text:p>3697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6984" calcext:value-type="float">
            <text:p>3698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6994" calcext:value-type="float">
            <text:p>3699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7005" calcext:value-type="float">
            <text:p>3700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7015" calcext:value-type="float">
            <text:p>3701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7026" calcext:value-type="float">
            <text:p>3702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7036" calcext:value-type="float">
            <text:p>3703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7047" calcext:value-type="float">
            <text:p>3704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7057" calcext:value-type="float">
            <text:p>3705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7068" calcext:value-type="float">
            <text:p>3706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7078" calcext:value-type="float">
            <text:p>3707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7089" calcext:value-type="float">
            <text:p>3708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7099" calcext:value-type="float">
            <text:p>3709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7110" calcext:value-type="float">
            <text:p>3711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7120" calcext:value-type="float">
            <text:p>3712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7130" calcext:value-type="float">
            <text:p>3713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7141" calcext:value-type="float">
            <text:p>3714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7151" calcext:value-type="float">
            <text:p>3715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7162" calcext:value-type="float">
            <text:p>3716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7172" calcext:value-type="float">
            <text:p>3717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7183" calcext:value-type="float">
            <text:p>3718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7193" calcext:value-type="float">
            <text:p>3719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7204" calcext:value-type="float">
            <text:p>3720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7214" calcext:value-type="float">
            <text:p>3721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7225" calcext:value-type="float">
            <text:p>3722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7235" calcext:value-type="float">
            <text:p>3723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7246" calcext:value-type="float">
            <text:p>372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7257" calcext:value-type="float">
            <text:p>3725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7267" calcext:value-type="float">
            <text:p>3726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7278" calcext:value-type="float">
            <text:p>3727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7288" calcext:value-type="float">
            <text:p>3728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7299" calcext:value-type="float">
            <text:p>3729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7309" calcext:value-type="float">
            <text:p>3730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7319" calcext:value-type="float">
            <text:p>3731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7330" calcext:value-type="float">
            <text:p>3733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7340" calcext:value-type="float">
            <text:p>3734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7353" calcext:value-type="float">
            <text:p>3735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7364" calcext:value-type="float">
            <text:p>3736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7374" calcext:value-type="float">
            <text:p>3737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7385" calcext:value-type="float">
            <text:p>3738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7395" calcext:value-type="float">
            <text:p>3739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7405" calcext:value-type="float">
            <text:p>3740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7416" calcext:value-type="float">
            <text:p>3741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7426" calcext:value-type="float">
            <text:p>3742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7437" calcext:value-type="float">
            <text:p>3743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7447" calcext:value-type="float">
            <text:p>3744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7458" calcext:value-type="float">
            <text:p>3745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7469" calcext:value-type="float">
            <text:p>3746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7479" calcext:value-type="float">
            <text:p>3747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7490" calcext:value-type="float">
            <text:p>3749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7511" calcext:value-type="float">
            <text:p>3751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7521" calcext:value-type="float">
            <text:p>3752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7532" calcext:value-type="float">
            <text:p>3753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7542" calcext:value-type="float">
            <text:p>3754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7553" calcext:value-type="float">
            <text:p>3755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7564" calcext:value-type="float">
            <text:p>3756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7574" calcext:value-type="float">
            <text:p>3757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7585" calcext:value-type="float">
            <text:p>3758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7595" calcext:value-type="float">
            <text:p>3759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7606" calcext:value-type="float">
            <text:p>3760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7616" calcext:value-type="float">
            <text:p>3761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7626" calcext:value-type="float">
            <text:p>3762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7637" calcext:value-type="float">
            <text:p>37637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7647" calcext:value-type="float">
            <text:p>3764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7657" calcext:value-type="float">
            <text:p>3765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7668" calcext:value-type="float">
            <text:p>3766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7679" calcext:value-type="float">
            <text:p>376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7689" calcext:value-type="float">
            <text:p>3768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7700" calcext:value-type="float">
            <text:p>377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7710" calcext:value-type="float">
            <text:p>3771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7720" calcext:value-type="float">
            <text:p>3772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7731" calcext:value-type="float">
            <text:p>3773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7741" calcext:value-type="float">
            <text:p>3774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7752" calcext:value-type="float">
            <text:p>3775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7763" calcext:value-type="float">
            <text:p>3776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7774" calcext:value-type="float">
            <text:p>3777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7784" calcext:value-type="float">
            <text:p>377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7795" calcext:value-type="float">
            <text:p>3779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7805" calcext:value-type="float">
            <text:p>3780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7815" calcext:value-type="float">
            <text:p>3781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37826" calcext:value-type="float">
            <text:p>37826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37836" calcext:value-type="float">
            <text:p>3783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7847" calcext:value-type="float">
            <text:p>3784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7857" calcext:value-type="float">
            <text:p>3785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7867" calcext:value-type="float">
            <text:p>3786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7879" calcext:value-type="float">
            <text:p>3787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7889" calcext:value-type="float">
            <text:p>3788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7900" calcext:value-type="float">
            <text:p>3790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7910" calcext:value-type="float">
            <text:p>3791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7921" calcext:value-type="float">
            <text:p>3792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7931" calcext:value-type="float">
            <text:p>3793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7941" calcext:value-type="float">
            <text:p>3794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7952" calcext:value-type="float">
            <text:p>3795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7962" calcext:value-type="float">
            <text:p>3796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7973" calcext:value-type="float">
            <text:p>3797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7984" calcext:value-type="float">
            <text:p>3798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7994" calcext:value-type="float">
            <text:p>3799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8005" calcext:value-type="float">
            <text:p>3800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8015" calcext:value-type="float">
            <text:p>3801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8026" calcext:value-type="float">
            <text:p>3802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8036" calcext:value-type="float">
            <text:p>3803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8046" calcext:value-type="float">
            <text:p>3804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8057" calcext:value-type="float">
            <text:p>3805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8067" calcext:value-type="float">
            <text:p>3806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8078" calcext:value-type="float">
            <text:p>3807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8089" calcext:value-type="float">
            <text:p>3808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8099" calcext:value-type="float">
            <text:p>3809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8109" calcext:value-type="float">
            <text:p>3810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8120" calcext:value-type="float">
            <text:p>3812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8130" calcext:value-type="float">
            <text:p>3813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8140" calcext:value-type="float">
            <text:p>3814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8151" calcext:value-type="float">
            <text:p>3815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8161" calcext:value-type="float">
            <text:p>3816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8172" calcext:value-type="float">
            <text:p>3817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8184" calcext:value-type="float">
            <text:p>3818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8194" calcext:value-type="float">
            <text:p>3819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8205" calcext:value-type="float">
            <text:p>38205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38215" calcext:value-type="float">
            <text:p>3821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8226" calcext:value-type="float">
            <text:p>3822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8236" calcext:value-type="float">
            <text:p>3823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8246" calcext:value-type="float">
            <text:p>3824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8257" calcext:value-type="float">
            <text:p>3825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8267" calcext:value-type="float">
            <text:p>3826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8278" calcext:value-type="float">
            <text:p>3827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8289" calcext:value-type="float">
            <text:p>3828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8299" calcext:value-type="float">
            <text:p>3829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8310" calcext:value-type="float">
            <text:p>383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8320" calcext:value-type="float">
            <text:p>3832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8331" calcext:value-type="float">
            <text:p>3833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8341" calcext:value-type="float">
            <text:p>3834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8352" calcext:value-type="float">
            <text:p>3835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8362" calcext:value-type="float">
            <text:p>3836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8372" calcext:value-type="float">
            <text:p>383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8383" calcext:value-type="float">
            <text:p>38383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38394" calcext:value-type="float">
            <text:p>38394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38404" calcext:value-type="float">
            <text:p>3840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8415" calcext:value-type="float">
            <text:p>3841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38425" calcext:value-type="float">
            <text:p>3842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8436" calcext:value-type="float">
            <text:p>3843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8446" calcext:value-type="float">
            <text:p>3844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8456" calcext:value-type="float">
            <text:p>3845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8467" calcext:value-type="float">
            <text:p>3846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8479" calcext:value-type="float">
            <text:p>3847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8490" calcext:value-type="float">
            <text:p>3849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8511" calcext:value-type="float">
            <text:p>3851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8521" calcext:value-type="float">
            <text:p>3852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8532" calcext:value-type="float">
            <text:p>3853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8542" calcext:value-type="float">
            <text:p>3854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8552" calcext:value-type="float">
            <text:p>3855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8563" calcext:value-type="float">
            <text:p>3856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8573" calcext:value-type="float">
            <text:p>3857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8584" calcext:value-type="float">
            <text:p>3858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8595" calcext:value-type="float">
            <text:p>3859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8606" calcext:value-type="float">
            <text:p>3860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8616" calcext:value-type="float">
            <text:p>3861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8627" calcext:value-type="float">
            <text:p>3862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8637" calcext:value-type="float">
            <text:p>3863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8648" calcext:value-type="float">
            <text:p>3864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8658" calcext:value-type="float">
            <text:p>3865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8669" calcext:value-type="float">
            <text:p>3866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8679" calcext:value-type="float">
            <text:p>3867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8690" calcext:value-type="float">
            <text:p>3869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8700" calcext:value-type="float">
            <text:p>3870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8711" calcext:value-type="float">
            <text:p>3871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8721" calcext:value-type="float">
            <text:p>3872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8732" calcext:value-type="float">
            <text:p>3873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8742" calcext:value-type="float">
            <text:p>3874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8752" calcext:value-type="float">
            <text:p>3875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8763" calcext:value-type="float">
            <text:p>3876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8773" calcext:value-type="float">
            <text:p>3877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8784" calcext:value-type="float">
            <text:p>3878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8794" calcext:value-type="float">
            <text:p>3879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8805" calcext:value-type="float">
            <text:p>3880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8816" calcext:value-type="float">
            <text:p>3881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8826" calcext:value-type="float">
            <text:p>3882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8837" calcext:value-type="float">
            <text:p>3883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8847" calcext:value-type="float">
            <text:p>3884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8858" calcext:value-type="float">
            <text:p>3885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8868" calcext:value-type="float">
            <text:p>3886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8878" calcext:value-type="float">
            <text:p>3887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8889" calcext:value-type="float">
            <text:p>3888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8899" calcext:value-type="float">
            <text:p>3889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8910" calcext:value-type="float">
            <text:p>3891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8921" calcext:value-type="float">
            <text:p>3892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8931" calcext:value-type="float">
            <text:p>3893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8942" calcext:value-type="float">
            <text:p>3894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8952" calcext:value-type="float">
            <text:p>3895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8963" calcext:value-type="float">
            <text:p>3896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8973" calcext:value-type="float">
            <text:p>3897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8984" calcext:value-type="float">
            <text:p>3898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8994" calcext:value-type="float">
            <text:p>3899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9005" calcext:value-type="float">
            <text:p>3900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9016" calcext:value-type="float">
            <text:p>3901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9027" calcext:value-type="float">
            <text:p>3902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9037" calcext:value-type="float">
            <text:p>3903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9048" calcext:value-type="float">
            <text:p>3904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9059" calcext:value-type="float">
            <text:p>3905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9069" calcext:value-type="float">
            <text:p>3906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9080" calcext:value-type="float">
            <text:p>3908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9090" calcext:value-type="float">
            <text:p>3909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9101" calcext:value-type="float">
            <text:p>3910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9111" calcext:value-type="float">
            <text:p>3911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9122" calcext:value-type="float">
            <text:p>3912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9132" calcext:value-type="float">
            <text:p>3913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9142" calcext:value-type="float">
            <text:p>3914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9153" calcext:value-type="float">
            <text:p>3915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9163" calcext:value-type="float">
            <text:p>3916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9174" calcext:value-type="float">
            <text:p>3917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9184" calcext:value-type="float">
            <text:p>3918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9196" calcext:value-type="float">
            <text:p>3919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9207" calcext:value-type="float">
            <text:p>3920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9217" calcext:value-type="float">
            <text:p>3921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9228" calcext:value-type="float">
            <text:p>3922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9238" calcext:value-type="float">
            <text:p>3923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9248" calcext:value-type="float">
            <text:p>3924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9259" calcext:value-type="float">
            <text:p>3925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9269" calcext:value-type="float">
            <text:p>3926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9280" calcext:value-type="float">
            <text:p>3928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9290" calcext:value-type="float">
            <text:p>3929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9300" calcext:value-type="float">
            <text:p>3930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9312" calcext:value-type="float">
            <text:p>3931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9322" calcext:value-type="float">
            <text:p>3932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9333" calcext:value-type="float">
            <text:p>3933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9343" calcext:value-type="float">
            <text:p>3934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9354" calcext:value-type="float">
            <text:p>3935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9364" calcext:value-type="float">
            <text:p>3936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9374" calcext:value-type="float">
            <text:p>3937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9385" calcext:value-type="float">
            <text:p>3938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9395" calcext:value-type="float">
            <text:p>3939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9407" calcext:value-type="float">
            <text:p>3940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9418" calcext:value-type="float">
            <text:p>3941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9428" calcext:value-type="float">
            <text:p>3942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9438" calcext:value-type="float">
            <text:p>3943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449" calcext:value-type="float">
            <text:p>3944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9459" calcext:value-type="float">
            <text:p>3945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9470" calcext:value-type="float">
            <text:p>3947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480" calcext:value-type="float">
            <text:p>394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9490" calcext:value-type="float">
            <text:p>3949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9501" calcext:value-type="float">
            <text:p>3950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9511" calcext:value-type="float">
            <text:p>3951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9522" calcext:value-type="float">
            <text:p>3952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9533" calcext:value-type="float">
            <text:p>3953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9543" calcext:value-type="float">
            <text:p>395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9553" calcext:value-type="float">
            <text:p>395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9564" calcext:value-type="float">
            <text:p>3956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9574" calcext:value-type="float">
            <text:p>3957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9584" calcext:value-type="float">
            <text:p>3958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9595" calcext:value-type="float">
            <text:p>3959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9606" calcext:value-type="float">
            <text:p>3960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9617" calcext:value-type="float">
            <text:p>39617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9627" calcext:value-type="float">
            <text:p>39627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39638" calcext:value-type="float">
            <text:p>3963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9648" calcext:value-type="float">
            <text:p>39648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39659" calcext:value-type="float">
            <text:p>3965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9669" calcext:value-type="float">
            <text:p>3966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9679" calcext:value-type="float">
            <text:p>3967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9690" calcext:value-type="float">
            <text:p>3969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9700" calcext:value-type="float">
            <text:p>397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9711" calcext:value-type="float">
            <text:p>3971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9722" calcext:value-type="float">
            <text:p>3972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9732" calcext:value-type="float">
            <text:p>3973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9743" calcext:value-type="float">
            <text:p>3974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9753" calcext:value-type="float">
            <text:p>3975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9764" calcext:value-type="float">
            <text:p>3976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9774" calcext:value-type="float">
            <text:p>3977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9785" calcext:value-type="float">
            <text:p>3978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9795" calcext:value-type="float">
            <text:p>3979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9806" calcext:value-type="float">
            <text:p>3980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9817" calcext:value-type="float">
            <text:p>3981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9827" calcext:value-type="float">
            <text:p>3982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9838" calcext:value-type="float">
            <text:p>3983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9848" calcext:value-type="float">
            <text:p>3984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9858" calcext:value-type="float">
            <text:p>3985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9869" calcext:value-type="float">
            <text:p>3986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9879" calcext:value-type="float">
            <text:p>3987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9890" calcext:value-type="float">
            <text:p>3989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9900" calcext:value-type="float">
            <text:p>399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9910" calcext:value-type="float">
            <text:p>3991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9921" calcext:value-type="float">
            <text:p>3992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9932" calcext:value-type="float">
            <text:p>3993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9942" calcext:value-type="float">
            <text:p>3994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9953" calcext:value-type="float">
            <text:p>3995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9963" calcext:value-type="float">
            <text:p>3996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9973" calcext:value-type="float">
            <text:p>3997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9984" calcext:value-type="float">
            <text:p>3998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9994" calcext:value-type="float">
            <text:p>3999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0004" calcext:value-type="float">
            <text:p>4000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0015" calcext:value-type="float">
            <text:p>4001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0027" calcext:value-type="float">
            <text:p>4002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0037" calcext:value-type="float">
            <text:p>4003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0048" calcext:value-type="float">
            <text:p>4004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0058" calcext:value-type="float">
            <text:p>4005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0068" calcext:value-type="float">
            <text:p>4006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0079" calcext:value-type="float">
            <text:p>400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90" calcext:value-type="float">
            <text:p>4009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0100" calcext:value-type="float">
            <text:p>401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0110" calcext:value-type="float">
            <text:p>4011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0121" calcext:value-type="float">
            <text:p>4012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0132" calcext:value-type="float">
            <text:p>4013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0142" calcext:value-type="float">
            <text:p>4014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0153" calcext:value-type="float">
            <text:p>4015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0163" calcext:value-type="float">
            <text:p>4016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0174" calcext:value-type="float">
            <text:p>4017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0184" calcext:value-type="float">
            <text:p>4018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0195" calcext:value-type="float">
            <text:p>40195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40205" calcext:value-type="float">
            <text:p>40205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40216" calcext:value-type="float">
            <text:p>40216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40227" calcext:value-type="float">
            <text:p>4022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40237" calcext:value-type="float">
            <text:p>4023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0248" calcext:value-type="float">
            <text:p>4024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258" calcext:value-type="float">
            <text:p>4025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268" calcext:value-type="float">
            <text:p>4026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279" calcext:value-type="float">
            <text:p>4027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290" calcext:value-type="float">
            <text:p>4029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300" calcext:value-type="float">
            <text:p>403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310" calcext:value-type="float">
            <text:p>4031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322" calcext:value-type="float">
            <text:p>4032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0333" calcext:value-type="float">
            <text:p>4033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344" calcext:value-type="float">
            <text:p>4034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354" calcext:value-type="float">
            <text:p>4035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364" calcext:value-type="float">
            <text:p>4036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375" calcext:value-type="float">
            <text:p>4037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385" calcext:value-type="float">
            <text:p>4038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396" calcext:value-type="float">
            <text:p>4039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406" calcext:value-type="float">
            <text:p>4040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416" calcext:value-type="float">
            <text:p>4041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427" calcext:value-type="float">
            <text:p>4042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0438" calcext:value-type="float">
            <text:p>4043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449" calcext:value-type="float">
            <text:p>4044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459" calcext:value-type="float">
            <text:p>4045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469" calcext:value-type="float">
            <text:p>4046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480" calcext:value-type="float">
            <text:p>4048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490" calcext:value-type="float">
            <text:p>4049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511" calcext:value-type="float">
            <text:p>4051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521" calcext:value-type="float">
            <text:p>4052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532" calcext:value-type="float">
            <text:p>4053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0543" calcext:value-type="float">
            <text:p>4054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0553" calcext:value-type="float">
            <text:p>4055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0564" calcext:value-type="float">
            <text:p>4056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0574" calcext:value-type="float">
            <text:p>4057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0585" calcext:value-type="float">
            <text:p>4058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0595" calcext:value-type="float">
            <text:p>4059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0606" calcext:value-type="float">
            <text:p>4060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0616" calcext:value-type="float">
            <text:p>4061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0627" calcext:value-type="float">
            <text:p>4062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0637" calcext:value-type="float">
            <text:p>4063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648" calcext:value-type="float">
            <text:p>4064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0659" calcext:value-type="float">
            <text:p>4065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669" calcext:value-type="float">
            <text:p>4066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679" calcext:value-type="float">
            <text:p>4067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0690" calcext:value-type="float">
            <text:p>4069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700" calcext:value-type="float">
            <text:p>407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711" calcext:value-type="float">
            <text:p>4071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721" calcext:value-type="float">
            <text:p>4072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732" calcext:value-type="float">
            <text:p>4073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0743" calcext:value-type="float">
            <text:p>4074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753" calcext:value-type="float">
            <text:p>4075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764" calcext:value-type="float">
            <text:p>4076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774" calcext:value-type="float">
            <text:p>4077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784" calcext:value-type="float">
            <text:p>4078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795" calcext:value-type="float">
            <text:p>4079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805" calcext:value-type="float">
            <text:p>4080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816" calcext:value-type="float">
            <text:p>4081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826" calcext:value-type="float">
            <text:p>4082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836" calcext:value-type="float">
            <text:p>4083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0848" calcext:value-type="float">
            <text:p>4084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859" calcext:value-type="float">
            <text:p>4085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869" calcext:value-type="float">
            <text:p>4086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879" calcext:value-type="float">
            <text:p>4087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890" calcext:value-type="float">
            <text:p>4089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0901" calcext:value-type="float">
            <text:p>4090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911" calcext:value-type="float">
            <text:p>4091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0921" calcext:value-type="float">
            <text:p>4092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932" calcext:value-type="float">
            <text:p>4093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942" calcext:value-type="float">
            <text:p>4094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0953" calcext:value-type="float">
            <text:p>4095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0964" calcext:value-type="float">
            <text:p>4096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0974" calcext:value-type="float">
            <text:p>4097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0985" calcext:value-type="float">
            <text:p>4098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0995" calcext:value-type="float">
            <text:p>4099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1006" calcext:value-type="float">
            <text:p>4100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1016" calcext:value-type="float">
            <text:p>4101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1027" calcext:value-type="float">
            <text:p>4102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1037" calcext:value-type="float">
            <text:p>4103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1048" calcext:value-type="float">
            <text:p>4104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1069" calcext:value-type="float">
            <text:p>4106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1089" calcext:value-type="float">
            <text:p>4108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1121" calcext:value-type="float">
            <text:p>4112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1142" calcext:value-type="float">
            <text:p>4114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1174" calcext:value-type="float">
            <text:p>4117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1184" calcext:value-type="float">
            <text:p>4118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1279" calcext:value-type="float">
            <text:p>4127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1290" calcext:value-type="float">
            <text:p>4129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1300" calcext:value-type="float">
            <text:p>413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1311" calcext:value-type="float">
            <text:p>413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1321" calcext:value-type="float">
            <text:p>4132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1332" calcext:value-type="float">
            <text:p>4133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1342" calcext:value-type="float">
            <text:p>4134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1353" calcext:value-type="float">
            <text:p>4135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1363" calcext:value-type="float">
            <text:p>4136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1374" calcext:value-type="float">
            <text:p>4137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1384" calcext:value-type="float">
            <text:p>413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1395" calcext:value-type="float">
            <text:p>4139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1405" calcext:value-type="float">
            <text:p>4140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1415" calcext:value-type="float">
            <text:p>4141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1426" calcext:value-type="float">
            <text:p>4142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41436" calcext:value-type="float">
            <text:p>4143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41446" calcext:value-type="float">
            <text:p>414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1457" calcext:value-type="float">
            <text:p>4145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41468" calcext:value-type="float">
            <text:p>4146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1478" calcext:value-type="float">
            <text:p>4147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1489" calcext:value-type="float">
            <text:p>4148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1499" calcext:value-type="float">
            <text:p>4149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1509" calcext:value-type="float">
            <text:p>4150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1520" calcext:value-type="float">
            <text:p>4152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1530" calcext:value-type="float">
            <text:p>4153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1541" calcext:value-type="float">
            <text:p>4154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1551" calcext:value-type="float">
            <text:p>4155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1562" calcext:value-type="float">
            <text:p>4156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1573" calcext:value-type="float">
            <text:p>4157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1584" calcext:value-type="float">
            <text:p>4158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1594" calcext:value-type="float">
            <text:p>4159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1605" calcext:value-type="float">
            <text:p>4160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1615" calcext:value-type="float">
            <text:p>4161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1626" calcext:value-type="float">
            <text:p>4162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1636" calcext:value-type="float">
            <text:p>4163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1647" calcext:value-type="float">
            <text:p>4164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1657" calcext:value-type="float">
            <text:p>4165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1668" calcext:value-type="float">
            <text:p>4166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1678" calcext:value-type="float">
            <text:p>4167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1689" calcext:value-type="float">
            <text:p>4168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1699" calcext:value-type="float">
            <text:p>4169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1710" calcext:value-type="float">
            <text:p>4171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1720" calcext:value-type="float">
            <text:p>4172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1730" calcext:value-type="float">
            <text:p>4173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1741" calcext:value-type="float">
            <text:p>4174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1751" calcext:value-type="float">
            <text:p>4175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1762" calcext:value-type="float">
            <text:p>4176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1773" calcext:value-type="float">
            <text:p>4177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1783" calcext:value-type="float">
            <text:p>4178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1794" calcext:value-type="float">
            <text:p>41794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41804" calcext:value-type="float">
            <text:p>4180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1815" calcext:value-type="float">
            <text:p>4181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1825" calcext:value-type="float">
            <text:p>4182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1836" calcext:value-type="float">
            <text:p>4183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1846" calcext:value-type="float">
            <text:p>418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857" calcext:value-type="float">
            <text:p>4185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1867" calcext:value-type="float">
            <text:p>4186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1878" calcext:value-type="float">
            <text:p>4187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1888" calcext:value-type="float">
            <text:p>4188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1899" calcext:value-type="float">
            <text:p>4189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1909" calcext:value-type="float">
            <text:p>4190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1920" calcext:value-type="float">
            <text:p>4192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1930" calcext:value-type="float">
            <text:p>4193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1940" calcext:value-type="float">
            <text:p>4194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1951" calcext:value-type="float">
            <text:p>4195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1961" calcext:value-type="float">
            <text:p>4196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1972" calcext:value-type="float">
            <text:p>4197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1983" calcext:value-type="float">
            <text:p>4198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1993" calcext:value-type="float">
            <text:p>41993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2004" calcext:value-type="float">
            <text:p>42004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42014" calcext:value-type="float">
            <text:p>4201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42025" calcext:value-type="float">
            <text:p>4202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42035" calcext:value-type="float">
            <text:p>4203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42046" calcext:value-type="float">
            <text:p>4204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42056" calcext:value-type="float">
            <text:p>4205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2067" calcext:value-type="float">
            <text:p>4206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2077" calcext:value-type="float">
            <text:p>4207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2088" calcext:value-type="float">
            <text:p>4208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2098" calcext:value-type="float">
            <text:p>4209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2109" calcext:value-type="float">
            <text:p>4210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2119" calcext:value-type="float">
            <text:p>4211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2129" calcext:value-type="float">
            <text:p>4212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2140" calcext:value-type="float">
            <text:p>4214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2150" calcext:value-type="float">
            <text:p>4215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2161" calcext:value-type="float">
            <text:p>4216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2171" calcext:value-type="float">
            <text:p>4217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2182" calcext:value-type="float">
            <text:p>4218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2193" calcext:value-type="float">
            <text:p>421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2203" calcext:value-type="float">
            <text:p>4220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214" calcext:value-type="float">
            <text:p>4221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224" calcext:value-type="float">
            <text:p>4222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234" calcext:value-type="float">
            <text:p>4223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245" calcext:value-type="float">
            <text:p>4224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255" calcext:value-type="float">
            <text:p>4225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268" calcext:value-type="float">
            <text:p>4226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2279" calcext:value-type="float">
            <text:p>4227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290" calcext:value-type="float">
            <text:p>4229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300" calcext:value-type="float">
            <text:p>423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310" calcext:value-type="float">
            <text:p>4231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321" calcext:value-type="float">
            <text:p>4232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331" calcext:value-type="float">
            <text:p>4233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342" calcext:value-type="float">
            <text:p>4234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352" calcext:value-type="float">
            <text:p>4235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362" calcext:value-type="float">
            <text:p>4236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373" calcext:value-type="float">
            <text:p>4237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2384" calcext:value-type="float">
            <text:p>4238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2395" calcext:value-type="float">
            <text:p>4239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2405" calcext:value-type="float">
            <text:p>4240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2415" calcext:value-type="float">
            <text:p>4241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2426" calcext:value-type="float">
            <text:p>4242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2436" calcext:value-type="float">
            <text:p>4243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2447" calcext:value-type="float">
            <text:p>4244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2457" calcext:value-type="float">
            <text:p>4245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2468" calcext:value-type="float">
            <text:p>4246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2479" calcext:value-type="float">
            <text:p>4247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2490" calcext:value-type="float">
            <text:p>4249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510" calcext:value-type="float">
            <text:p>4251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521" calcext:value-type="float">
            <text:p>4252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531" calcext:value-type="float">
            <text:p>4253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542" calcext:value-type="float">
            <text:p>4254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552" calcext:value-type="float">
            <text:p>4255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562" calcext:value-type="float">
            <text:p>4256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573" calcext:value-type="float">
            <text:p>4257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584" calcext:value-type="float">
            <text:p>4258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595" calcext:value-type="float">
            <text:p>4259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605" calcext:value-type="float">
            <text:p>4260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615" calcext:value-type="float">
            <text:p>4261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626" calcext:value-type="float">
            <text:p>4262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636" calcext:value-type="float">
            <text:p>4263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647" calcext:value-type="float">
            <text:p>4264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2657" calcext:value-type="float">
            <text:p>4265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667" calcext:value-type="float">
            <text:p>4266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678" calcext:value-type="float">
            <text:p>4267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2689" calcext:value-type="float">
            <text:p>4268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700" calcext:value-type="float">
            <text:p>427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710" calcext:value-type="float">
            <text:p>4271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720" calcext:value-type="float">
            <text:p>4272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731" calcext:value-type="float">
            <text:p>4273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741" calcext:value-type="float">
            <text:p>4274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751" calcext:value-type="float">
            <text:p>4275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762" calcext:value-type="float">
            <text:p>4276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772" calcext:value-type="float">
            <text:p>4277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783" calcext:value-type="float">
            <text:p>4278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2794" calcext:value-type="float">
            <text:p>4279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2804" calcext:value-type="float">
            <text:p>4280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2815" calcext:value-type="float">
            <text:p>4281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2825" calcext:value-type="float">
            <text:p>4282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2836" calcext:value-type="float">
            <text:p>4283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2846" calcext:value-type="float">
            <text:p>428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2857" calcext:value-type="float">
            <text:p>4285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2867" calcext:value-type="float">
            <text:p>4286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2878" calcext:value-type="float">
            <text:p>4287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2889" calcext:value-type="float">
            <text:p>4288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2899" calcext:value-type="float">
            <text:p>4289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910" calcext:value-type="float">
            <text:p>4291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920" calcext:value-type="float">
            <text:p>4292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2931" calcext:value-type="float">
            <text:p>4293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2942" calcext:value-type="float">
            <text:p>4294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2952" calcext:value-type="float">
            <text:p>4295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2963" calcext:value-type="float">
            <text:p>4296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2973" calcext:value-type="float">
            <text:p>4297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2984" calcext:value-type="float">
            <text:p>4298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2994" calcext:value-type="float">
            <text:p>4299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3005" calcext:value-type="float">
            <text:p>4300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3015" calcext:value-type="float">
            <text:p>4301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3026" calcext:value-type="float">
            <text:p>4302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3036" calcext:value-type="float">
            <text:p>4303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3047" calcext:value-type="float">
            <text:p>43047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43057" calcext:value-type="float">
            <text:p>4305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3068" calcext:value-type="float">
            <text:p>4306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078" calcext:value-type="float">
            <text:p>4307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3089" calcext:value-type="float">
            <text:p>4308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3099" calcext:value-type="float">
            <text:p>4309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3110" calcext:value-type="float">
            <text:p>431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3120" calcext:value-type="float">
            <text:p>4312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3131" calcext:value-type="float">
            <text:p>4313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3141" calcext:value-type="float">
            <text:p>4314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3152" calcext:value-type="float">
            <text:p>4315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3162" calcext:value-type="float">
            <text:p>4316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3173" calcext:value-type="float">
            <text:p>431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3183" calcext:value-type="float">
            <text:p>4318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3194" calcext:value-type="float">
            <text:p>4319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3205" calcext:value-type="float">
            <text:p>4320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3215" calcext:value-type="float">
            <text:p>4321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3226" calcext:value-type="float">
            <text:p>4322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3236" calcext:value-type="float">
            <text:p>4323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43247" calcext:value-type="float">
            <text:p>43247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43257" calcext:value-type="float">
            <text:p>43257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43268" calcext:value-type="float">
            <text:p>4326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43278" calcext:value-type="float">
            <text:p>4327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43289" calcext:value-type="float">
            <text:p>4328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3299" calcext:value-type="float">
            <text:p>4329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310" calcext:value-type="float">
            <text:p>4331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3320" calcext:value-type="float">
            <text:p>4332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3331" calcext:value-type="float">
            <text:p>4333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3341" calcext:value-type="float">
            <text:p>4334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3351" calcext:value-type="float">
            <text:p>4335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3362" calcext:value-type="float">
            <text:p>4336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3372" calcext:value-type="float">
            <text:p>4337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3382" calcext:value-type="float">
            <text:p>4338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3395" calcext:value-type="float">
            <text:p>4339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3406" calcext:value-type="float">
            <text:p>4340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3417" calcext:value-type="float">
            <text:p>4341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3427" calcext:value-type="float">
            <text:p>4342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3437" calcext:value-type="float">
            <text:p>4343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3448" calcext:value-type="float">
            <text:p>4344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3458" calcext:value-type="float">
            <text:p>4345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3469" calcext:value-type="float">
            <text:p>4346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3479" calcext:value-type="float">
            <text:p>4347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3489" calcext:value-type="float">
            <text:p>4348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3511" calcext:value-type="float">
            <text:p>4351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3521" calcext:value-type="float">
            <text:p>4352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3532" calcext:value-type="float">
            <text:p>4353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3542" calcext:value-type="float">
            <text:p>4354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3553" calcext:value-type="float">
            <text:p>4355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3563" calcext:value-type="float">
            <text:p>4356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3574" calcext:value-type="float">
            <text:p>4357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3584" calcext:value-type="float">
            <text:p>4358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3595" calcext:value-type="float">
            <text:p>43595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43606" calcext:value-type="float">
            <text:p>4360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3616" calcext:value-type="float">
            <text:p>4361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3627" calcext:value-type="float">
            <text:p>4362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3637" calcext:value-type="float">
            <text:p>4363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3647" calcext:value-type="float">
            <text:p>4364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3658" calcext:value-type="float">
            <text:p>4365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3668" calcext:value-type="float">
            <text:p>4366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3679" calcext:value-type="float">
            <text:p>4367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3689" calcext:value-type="float">
            <text:p>4368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3699" calcext:value-type="float">
            <text:p>436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710" calcext:value-type="float">
            <text:p>4371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3721" calcext:value-type="float">
            <text:p>4372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3731" calcext:value-type="float">
            <text:p>437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3741" calcext:value-type="float">
            <text:p>4374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3752" calcext:value-type="float">
            <text:p>4375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3762" calcext:value-type="float">
            <text:p>4376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3773" calcext:value-type="float">
            <text:p>437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3783" calcext:value-type="float">
            <text:p>4378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3794" calcext:value-type="float">
            <text:p>4379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43804" calcext:value-type="float">
            <text:p>43804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43815" calcext:value-type="float">
            <text:p>43815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43826" calcext:value-type="float">
            <text:p>43826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43836" calcext:value-type="float">
            <text:p>4383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43847" calcext:value-type="float">
            <text:p>4384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3857" calcext:value-type="float">
            <text:p>4385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3868" calcext:value-type="float">
            <text:p>4386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3878" calcext:value-type="float">
            <text:p>4387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3889" calcext:value-type="float">
            <text:p>4388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3899" calcext:value-type="float">
            <text:p>4389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3910" calcext:value-type="float">
            <text:p>4391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3920" calcext:value-type="float">
            <text:p>4392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3931" calcext:value-type="float">
            <text:p>4393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3941" calcext:value-type="float">
            <text:p>4394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3952" calcext:value-type="float">
            <text:p>4395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3962" calcext:value-type="float">
            <text:p>4396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43973" calcext:value-type="float">
            <text:p>4397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3983" calcext:value-type="float">
            <text:p>4398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3994" calcext:value-type="float">
            <text:p>4399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4004" calcext:value-type="float">
            <text:p>4400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4015" calcext:value-type="float">
            <text:p>4401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4026" calcext:value-type="float">
            <text:p>4402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4036" calcext:value-type="float">
            <text:p>4403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4047" calcext:value-type="float">
            <text:p>4404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4057" calcext:value-type="float">
            <text:p>4405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4068" calcext:value-type="float">
            <text:p>4406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4078" calcext:value-type="float">
            <text:p>4407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4088" calcext:value-type="float">
            <text:p>4408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4099" calcext:value-type="float">
            <text:p>4409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4109" calcext:value-type="float">
            <text:p>4410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4120" calcext:value-type="float">
            <text:p>4412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4131" calcext:value-type="float">
            <text:p>4413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4141" calcext:value-type="float">
            <text:p>4414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4152" calcext:value-type="float">
            <text:p>4415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4162" calcext:value-type="float">
            <text:p>4416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4173" calcext:value-type="float">
            <text:p>4417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4183" calcext:value-type="float">
            <text:p>4418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4194" calcext:value-type="float">
            <text:p>4419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4204" calcext:value-type="float">
            <text:p>4420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4215" calcext:value-type="float">
            <text:p>4421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4226" calcext:value-type="float">
            <text:p>4422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4236" calcext:value-type="float">
            <text:p>4423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4247" calcext:value-type="float">
            <text:p>4424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4257" calcext:value-type="float">
            <text:p>4425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4268" calcext:value-type="float">
            <text:p>4426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4278" calcext:value-type="float">
            <text:p>4427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4288" calcext:value-type="float">
            <text:p>4428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4299" calcext:value-type="float">
            <text:p>4429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4309" calcext:value-type="float">
            <text:p>4430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4320" calcext:value-type="float">
            <text:p>4432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4331" calcext:value-type="float">
            <text:p>4433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4341" calcext:value-type="float">
            <text:p>4434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4352" calcext:value-type="float">
            <text:p>4435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4362" calcext:value-type="float">
            <text:p>4436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4373" calcext:value-type="float">
            <text:p>4437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4383" calcext:value-type="float">
            <text:p>4438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4394" calcext:value-type="float">
            <text:p>4439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4404" calcext:value-type="float">
            <text:p>4440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4415" calcext:value-type="float">
            <text:p>4441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4426" calcext:value-type="float">
            <text:p>4442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4436" calcext:value-type="float">
            <text:p>4443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4447" calcext:value-type="float">
            <text:p>4444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4457" calcext:value-type="float">
            <text:p>4445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4467" calcext:value-type="float">
            <text:p>4446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4478" calcext:value-type="float">
            <text:p>4447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4488" calcext:value-type="float">
            <text:p>4448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4498" calcext:value-type="float">
            <text:p>4449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4509" calcext:value-type="float">
            <text:p>4450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4520" calcext:value-type="float">
            <text:p>4452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4531" calcext:value-type="float">
            <text:p>4453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4542" calcext:value-type="float">
            <text:p>4454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4552" calcext:value-type="float">
            <text:p>4455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4563" calcext:value-type="float">
            <text:p>4456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4573" calcext:value-type="float">
            <text:p>4457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4584" calcext:value-type="float">
            <text:p>4458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4594" calcext:value-type="float">
            <text:p>4459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4604" calcext:value-type="float">
            <text:p>4460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4615" calcext:value-type="float">
            <text:p>4461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4625" calcext:value-type="float">
            <text:p>4462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4636" calcext:value-type="float">
            <text:p>4463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4647" calcext:value-type="float">
            <text:p>4464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4657" calcext:value-type="float">
            <text:p>4465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4668" calcext:value-type="float">
            <text:p>4466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4678" calcext:value-type="float">
            <text:p>4467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4688" calcext:value-type="float">
            <text:p>4468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4699" calcext:value-type="float">
            <text:p>4469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4709" calcext:value-type="float">
            <text:p>4470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4720" calcext:value-type="float">
            <text:p>4472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4730" calcext:value-type="float">
            <text:p>4473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4741" calcext:value-type="float">
            <text:p>4474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4752" calcext:value-type="float">
            <text:p>4475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4762" calcext:value-type="float">
            <text:p>4476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4773" calcext:value-type="float">
            <text:p>4477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4783" calcext:value-type="float">
            <text:p>4478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4794" calcext:value-type="float">
            <text:p>4479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4804" calcext:value-type="float">
            <text:p>4480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4815" calcext:value-type="float">
            <text:p>4481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4825" calcext:value-type="float">
            <text:p>4482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4836" calcext:value-type="float">
            <text:p>4483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4846" calcext:value-type="float">
            <text:p>4484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44857" calcext:value-type="float">
            <text:p>4485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4867" calcext:value-type="float">
            <text:p>4486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4877" calcext:value-type="float">
            <text:p>4487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4888" calcext:value-type="float">
            <text:p>4488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4898" calcext:value-type="float">
            <text:p>4489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4908" calcext:value-type="float">
            <text:p>4490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4919" calcext:value-type="float">
            <text:p>4491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4930" calcext:value-type="float">
            <text:p>4493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4941" calcext:value-type="float">
            <text:p>4494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4952" calcext:value-type="float">
            <text:p>4495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4962" calcext:value-type="float">
            <text:p>4496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4973" calcext:value-type="float">
            <text:p>4497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4983" calcext:value-type="float">
            <text:p>449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4994" calcext:value-type="float">
            <text:p>4499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5004" calcext:value-type="float">
            <text:p>4500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5015" calcext:value-type="float">
            <text:p>4501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5025" calcext:value-type="float">
            <text:p>450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036" calcext:value-type="float">
            <text:p>45036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45046" calcext:value-type="float">
            <text:p>4504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45057" calcext:value-type="float">
            <text:p>45057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45067" calcext:value-type="float">
            <text:p>45067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45078" calcext:value-type="float">
            <text:p>4507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45088" calcext:value-type="float">
            <text:p>4508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45099" calcext:value-type="float">
            <text:p>4509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5109" calcext:value-type="float">
            <text:p>4510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5119" calcext:value-type="float">
            <text:p>4511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5130" calcext:value-type="float">
            <text:p>4513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5141" calcext:value-type="float">
            <text:p>4514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5151" calcext:value-type="float">
            <text:p>4515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5162" calcext:value-type="float">
            <text:p>4516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5172" calcext:value-type="float">
            <text:p>4517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5183" calcext:value-type="float">
            <text:p>4518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5193" calcext:value-type="float">
            <text:p>4519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5204" calcext:value-type="float">
            <text:p>4520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5214" calcext:value-type="float">
            <text:p>4521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5224" calcext:value-type="float">
            <text:p>4522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5237" calcext:value-type="float">
            <text:p>4523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5248" calcext:value-type="float">
            <text:p>4524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5259" calcext:value-type="float">
            <text:p>4525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5269" calcext:value-type="float">
            <text:p>4526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5280" calcext:value-type="float">
            <text:p>4528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5290" calcext:value-type="float">
            <text:p>4529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5301" calcext:value-type="float">
            <text:p>4530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5311" calcext:value-type="float">
            <text:p>4531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5321" calcext:value-type="float">
            <text:p>4532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5332" calcext:value-type="float">
            <text:p>4533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5342" calcext:value-type="float">
            <text:p>4534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5353" calcext:value-type="float">
            <text:p>4535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5364" calcext:value-type="float">
            <text:p>4536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5374" calcext:value-type="float">
            <text:p>4537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5385" calcext:value-type="float">
            <text:p>4538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5395" calcext:value-type="float">
            <text:p>4539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406" calcext:value-type="float">
            <text:p>4540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5416" calcext:value-type="float">
            <text:p>4541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5427" calcext:value-type="float">
            <text:p>4542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5437" calcext:value-type="float">
            <text:p>4543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5448" calcext:value-type="float">
            <text:p>4544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5458" calcext:value-type="float">
            <text:p>4545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5469" calcext:value-type="float">
            <text:p>4546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5479" calcext:value-type="float">
            <text:p>4547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5490" calcext:value-type="float">
            <text:p>4549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5511" calcext:value-type="float">
            <text:p>455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5521" calcext:value-type="float">
            <text:p>4552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5531" calcext:value-type="float">
            <text:p>4553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5542" calcext:value-type="float">
            <text:p>455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5552" calcext:value-type="float">
            <text:p>4555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5563" calcext:value-type="float">
            <text:p>4556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5574" calcext:value-type="float">
            <text:p>455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5584" calcext:value-type="float">
            <text:p>45584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45595" calcext:value-type="float">
            <text:p>45595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45605" calcext:value-type="float">
            <text:p>45605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45616" calcext:value-type="float">
            <text:p>45616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45626" calcext:value-type="float">
            <text:p>45626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45636" calcext:value-type="float">
            <text:p>4563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45647" calcext:value-type="float">
            <text:p>45647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45657" calcext:value-type="float">
            <text:p>4565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5668" calcext:value-type="float">
            <text:p>4566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5679" calcext:value-type="float">
            <text:p>4567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5689" calcext:value-type="float">
            <text:p>4568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5700" calcext:value-type="float">
            <text:p>457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5710" calcext:value-type="float">
            <text:p>4571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5720" calcext:value-type="float">
            <text:p>4572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5731" calcext:value-type="float">
            <text:p>4573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5741" calcext:value-type="float">
            <text:p>4574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5752" calcext:value-type="float">
            <text:p>4575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5763" calcext:value-type="float">
            <text:p>4576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5773" calcext:value-type="float">
            <text:p>4577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5784" calcext:value-type="float">
            <text:p>4578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5794" calcext:value-type="float">
            <text:p>4579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5805" calcext:value-type="float">
            <text:p>4580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5815" calcext:value-type="float">
            <text:p>4581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5826" calcext:value-type="float">
            <text:p>4582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5836" calcext:value-type="float">
            <text:p>4583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5847" calcext:value-type="float">
            <text:p>4584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5858" calcext:value-type="float">
            <text:p>4585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5869" calcext:value-type="float">
            <text:p>4586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5879" calcext:value-type="float">
            <text:p>4587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5890" calcext:value-type="float">
            <text:p>4589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5900" calcext:value-type="float">
            <text:p>459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5910" calcext:value-type="float">
            <text:p>4591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5921" calcext:value-type="float">
            <text:p>4592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5931" calcext:value-type="float">
            <text:p>4593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5942" calcext:value-type="float">
            <text:p>4594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5952" calcext:value-type="float">
            <text:p>4595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5962" calcext:value-type="float">
            <text:p>4596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5973" calcext:value-type="float">
            <text:p>4597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5984" calcext:value-type="float">
            <text:p>4598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5994" calcext:value-type="float">
            <text:p>4599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6005" calcext:value-type="float">
            <text:p>4600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6015" calcext:value-type="float">
            <text:p>4601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6025" calcext:value-type="float">
            <text:p>4602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6036" calcext:value-type="float">
            <text:p>4603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6046" calcext:value-type="float">
            <text:p>4604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6057" calcext:value-type="float">
            <text:p>4605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068" calcext:value-type="float">
            <text:p>4606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079" calcext:value-type="float">
            <text:p>4607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089" calcext:value-type="float">
            <text:p>4608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100" calcext:value-type="float">
            <text:p>4610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110" calcext:value-type="float">
            <text:p>4611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121" calcext:value-type="float">
            <text:p>4612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131" calcext:value-type="float">
            <text:p>4613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142" calcext:value-type="float">
            <text:p>4614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152" calcext:value-type="float">
            <text:p>4615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6163" calcext:value-type="float">
            <text:p>4616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6173" calcext:value-type="float">
            <text:p>4617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6184" calcext:value-type="float">
            <text:p>4618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6194" calcext:value-type="float">
            <text:p>4619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205" calcext:value-type="float">
            <text:p>4620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215" calcext:value-type="float">
            <text:p>4621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225" calcext:value-type="float">
            <text:p>4622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236" calcext:value-type="float">
            <text:p>4623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246" calcext:value-type="float">
            <text:p>462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257" calcext:value-type="float">
            <text:p>4625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268" calcext:value-type="float">
            <text:p>4626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278" calcext:value-type="float">
            <text:p>4627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6289" calcext:value-type="float">
            <text:p>4628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299" calcext:value-type="float">
            <text:p>4629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310" calcext:value-type="float">
            <text:p>4631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320" calcext:value-type="float">
            <text:p>4632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331" calcext:value-type="float">
            <text:p>4633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341" calcext:value-type="float">
            <text:p>4634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352" calcext:value-type="float">
            <text:p>4635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6362" calcext:value-type="float">
            <text:p>4636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6373" calcext:value-type="float">
            <text:p>4637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383" calcext:value-type="float">
            <text:p>4638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394" calcext:value-type="float">
            <text:p>4639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6404" calcext:value-type="float">
            <text:p>4640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6415" calcext:value-type="float">
            <text:p>4641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6425" calcext:value-type="float">
            <text:p>4642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436" calcext:value-type="float">
            <text:p>4643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446" calcext:value-type="float">
            <text:p>464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457" calcext:value-type="float">
            <text:p>4645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467" calcext:value-type="float">
            <text:p>4646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478" calcext:value-type="float">
            <text:p>4647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6488" calcext:value-type="float">
            <text:p>4648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6499" calcext:value-type="float">
            <text:p>4649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6509" calcext:value-type="float">
            <text:p>4650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6519" calcext:value-type="float">
            <text:p>4651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6530" calcext:value-type="float">
            <text:p>4653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6540" calcext:value-type="float">
            <text:p>4654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6550" calcext:value-type="float">
            <text:p>4655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6561" calcext:value-type="float">
            <text:p>4656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6571" calcext:value-type="float">
            <text:p>4657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6583" calcext:value-type="float">
            <text:p>4658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593" calcext:value-type="float">
            <text:p>465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6604" calcext:value-type="float">
            <text:p>4660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614" calcext:value-type="float">
            <text:p>4661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624" calcext:value-type="float">
            <text:p>4662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6635" calcext:value-type="float">
            <text:p>4663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645" calcext:value-type="float">
            <text:p>46645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46656" calcext:value-type="float">
            <text:p>4665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6666" calcext:value-type="float">
            <text:p>4666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6677" calcext:value-type="float">
            <text:p>4667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6688" calcext:value-type="float">
            <text:p>4668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6698" calcext:value-type="float">
            <text:p>4669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6709" calcext:value-type="float">
            <text:p>467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719" calcext:value-type="float">
            <text:p>4671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6730" calcext:value-type="float">
            <text:p>467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740" calcext:value-type="float">
            <text:p>4674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6750" calcext:value-type="float">
            <text:p>4675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6761" calcext:value-type="float">
            <text:p>4676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6771" calcext:value-type="float">
            <text:p>4677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6782" calcext:value-type="float">
            <text:p>467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6793" calcext:value-type="float">
            <text:p>4679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6803" calcext:value-type="float">
            <text:p>4680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6813" calcext:value-type="float">
            <text:p>4681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6824" calcext:value-type="float">
            <text:p>4682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6834" calcext:value-type="float">
            <text:p>4683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6844" calcext:value-type="float">
            <text:p>46844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46855" calcext:value-type="float">
            <text:p>4685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46865" calcext:value-type="float">
            <text:p>4686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6876" calcext:value-type="float">
            <text:p>46876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46887" calcext:value-type="float">
            <text:p>46887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46898" calcext:value-type="float">
            <text:p>4689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46909" calcext:value-type="float">
            <text:p>4690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919" calcext:value-type="float">
            <text:p>4691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930" calcext:value-type="float">
            <text:p>4693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6940" calcext:value-type="float">
            <text:p>4694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6951" calcext:value-type="float">
            <text:p>4695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961" calcext:value-type="float">
            <text:p>4696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6972" calcext:value-type="float">
            <text:p>4697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6982" calcext:value-type="float">
            <text:p>4698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992" calcext:value-type="float">
            <text:p>4699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7003" calcext:value-type="float">
            <text:p>4700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7013" calcext:value-type="float">
            <text:p>4701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7024" calcext:value-type="float">
            <text:p>4702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7034" calcext:value-type="float">
            <text:p>4703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7045" calcext:value-type="float">
            <text:p>4704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7055" calcext:value-type="float">
            <text:p>4705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7066" calcext:value-type="float">
            <text:p>47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7076" calcext:value-type="float">
            <text:p>4707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7087" calcext:value-type="float">
            <text:p>4708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7097" calcext:value-type="float">
            <text:p>4709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7108" calcext:value-type="float">
            <text:p>4710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7118" calcext:value-type="float">
            <text:p>4711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7129" calcext:value-type="float">
            <text:p>4712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7140" calcext:value-type="float">
            <text:p>4714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7150" calcext:value-type="float">
            <text:p>4715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7160" calcext:value-type="float">
            <text:p>4716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7171" calcext:value-type="float">
            <text:p>4717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7184" calcext:value-type="float">
            <text:p>4718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7195" calcext:value-type="float">
            <text:p>4719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206" calcext:value-type="float">
            <text:p>4720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7216" calcext:value-type="float">
            <text:p>472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7226" calcext:value-type="float">
            <text:p>4722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7237" calcext:value-type="float">
            <text:p>4723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7247" calcext:value-type="float">
            <text:p>4724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7258" calcext:value-type="float">
            <text:p>4725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7268" calcext:value-type="float">
            <text:p>4726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7279" calcext:value-type="float">
            <text:p>472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289" calcext:value-type="float">
            <text:p>472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7301" calcext:value-type="float">
            <text:p>4730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7311" calcext:value-type="float">
            <text:p>473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7321" calcext:value-type="float">
            <text:p>4732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7332" calcext:value-type="float">
            <text:p>4733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7342" calcext:value-type="float">
            <text:p>4734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7353" calcext:value-type="float">
            <text:p>4735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7363" calcext:value-type="float">
            <text:p>4736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7374" calcext:value-type="float">
            <text:p>473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7384" calcext:value-type="float">
            <text:p>4738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47395" calcext:value-type="float">
            <text:p>47395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47406" calcext:value-type="float">
            <text:p>4740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47416" calcext:value-type="float">
            <text:p>4741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47427" calcext:value-type="float">
            <text:p>4742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47437" calcext:value-type="float">
            <text:p>4743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7447" calcext:value-type="float">
            <text:p>4744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7458" calcext:value-type="float">
            <text:p>4745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7469" calcext:value-type="float">
            <text:p>4746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7479" calcext:value-type="float">
            <text:p>4747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7490" calcext:value-type="float">
            <text:p>4749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7501" calcext:value-type="float">
            <text:p>4750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7512" calcext:value-type="float">
            <text:p>4751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7522" calcext:value-type="float">
            <text:p>4752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7532" calcext:value-type="float">
            <text:p>4753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7543" calcext:value-type="float">
            <text:p>4754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7553" calcext:value-type="float">
            <text:p>4755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7564" calcext:value-type="float">
            <text:p>4756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7574" calcext:value-type="float">
            <text:p>4757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7584" calcext:value-type="float">
            <text:p>4758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7595" calcext:value-type="float">
            <text:p>4759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7606" calcext:value-type="float">
            <text:p>4760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7617" calcext:value-type="float">
            <text:p>4761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7627" calcext:value-type="float">
            <text:p>4762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7637" calcext:value-type="float">
            <text:p>4763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7648" calcext:value-type="float">
            <text:p>4764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7658" calcext:value-type="float">
            <text:p>4765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7669" calcext:value-type="float">
            <text:p>4766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7679" calcext:value-type="float">
            <text:p>4767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7689" calcext:value-type="float">
            <text:p>4768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7700" calcext:value-type="float">
            <text:p>4770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7711" calcext:value-type="float">
            <text:p>4771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7721" calcext:value-type="float">
            <text:p>4772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7732" calcext:value-type="float">
            <text:p>4773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7742" calcext:value-type="float">
            <text:p>4774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7753" calcext:value-type="float">
            <text:p>4775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7763" calcext:value-type="float">
            <text:p>4776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7774" calcext:value-type="float">
            <text:p>4777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7784" calcext:value-type="float">
            <text:p>4778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7795" calcext:value-type="float">
            <text:p>4779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7805" calcext:value-type="float">
            <text:p>4780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7816" calcext:value-type="float">
            <text:p>4781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7826" calcext:value-type="float">
            <text:p>4782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7837" calcext:value-type="float">
            <text:p>4783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7847" calcext:value-type="float">
            <text:p>4784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7857" calcext:value-type="float">
            <text:p>4785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7868" calcext:value-type="float">
            <text:p>4786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7878" calcext:value-type="float">
            <text:p>4787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7889" calcext:value-type="float">
            <text:p>4788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7900" calcext:value-type="float">
            <text:p>4790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7911" calcext:value-type="float">
            <text:p>4791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7921" calcext:value-type="float">
            <text:p>4792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7932" calcext:value-type="float">
            <text:p>4793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7942" calcext:value-type="float">
            <text:p>4794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7952" calcext:value-type="float">
            <text:p>4795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7963" calcext:value-type="float">
            <text:p>4796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7973" calcext:value-type="float">
            <text:p>4797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7984" calcext:value-type="float">
            <text:p>4798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7994" calcext:value-type="float">
            <text:p>4799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8004" calcext:value-type="float">
            <text:p>4800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8016" calcext:value-type="float">
            <text:p>4801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8026" calcext:value-type="float">
            <text:p>4802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8037" calcext:value-type="float">
            <text:p>4803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8047" calcext:value-type="float">
            <text:p>4804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8058" calcext:value-type="float">
            <text:p>4805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8068" calcext:value-type="float">
            <text:p>4806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8078" calcext:value-type="float">
            <text:p>4807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8089" calcext:value-type="float">
            <text:p>4808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8099" calcext:value-type="float">
            <text:p>4809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8111" calcext:value-type="float">
            <text:p>4811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8122" calcext:value-type="float">
            <text:p>4812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8132" calcext:value-type="float">
            <text:p>4813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8142" calcext:value-type="float">
            <text:p>4814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8153" calcext:value-type="float">
            <text:p>4815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8163" calcext:value-type="float">
            <text:p>4816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8174" calcext:value-type="float">
            <text:p>4817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8184" calcext:value-type="float">
            <text:p>4818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8194" calcext:value-type="float">
            <text:p>4819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8205" calcext:value-type="float">
            <text:p>4820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8215" calcext:value-type="float">
            <text:p>4821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8226" calcext:value-type="float">
            <text:p>4822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8237" calcext:value-type="float">
            <text:p>4823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8247" calcext:value-type="float">
            <text:p>4824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8257" calcext:value-type="float">
            <text:p>4825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8268" calcext:value-type="float">
            <text:p>4826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8288" calcext:value-type="float">
            <text:p>4828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8299" calcext:value-type="float">
            <text:p>4829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8310" calcext:value-type="float">
            <text:p>4831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8321" calcext:value-type="float">
            <text:p>4832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8331" calcext:value-type="float">
            <text:p>4833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8342" calcext:value-type="float">
            <text:p>4834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8352" calcext:value-type="float">
            <text:p>4835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8363" calcext:value-type="float">
            <text:p>4836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8373" calcext:value-type="float">
            <text:p>4837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8384" calcext:value-type="float">
            <text:p>4838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8394" calcext:value-type="float">
            <text:p>4839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8405" calcext:value-type="float">
            <text:p>4840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8415" calcext:value-type="float">
            <text:p>4841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8426" calcext:value-type="float">
            <text:p>4842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8436" calcext:value-type="float">
            <text:p>4843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8447" calcext:value-type="float">
            <text:p>4844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8457" calcext:value-type="float">
            <text:p>4845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8468" calcext:value-type="float">
            <text:p>4846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8478" calcext:value-type="float">
            <text:p>4847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8489" calcext:value-type="float">
            <text:p>4848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8499" calcext:value-type="float">
            <text:p>4849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8510" calcext:value-type="float">
            <text:p>485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8520" calcext:value-type="float">
            <text:p>4852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8531" calcext:value-type="float">
            <text:p>4853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8542" calcext:value-type="float">
            <text:p>4854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8552" calcext:value-type="float">
            <text:p>4855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8563" calcext:value-type="float">
            <text:p>4856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8573" calcext:value-type="float">
            <text:p>4857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8584" calcext:value-type="float">
            <text:p>485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8594" calcext:value-type="float">
            <text:p>4859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8604" calcext:value-type="float">
            <text:p>4860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8615" calcext:value-type="float">
            <text:p>4861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8625" calcext:value-type="float">
            <text:p>4862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8636" calcext:value-type="float">
            <text:p>486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8646" calcext:value-type="float">
            <text:p>4864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8657" calcext:value-type="float">
            <text:p>48657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48667" calcext:value-type="float">
            <text:p>4866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48678" calcext:value-type="float">
            <text:p>48678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48688" calcext:value-type="float">
            <text:p>4868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48699" calcext:value-type="float">
            <text:p>48699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48709" calcext:value-type="float">
            <text:p>48709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48720" calcext:value-type="float">
            <text:p>4872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8730" calcext:value-type="float">
            <text:p>4873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8741" calcext:value-type="float">
            <text:p>4874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8751" calcext:value-type="float">
            <text:p>4875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8762" calcext:value-type="float">
            <text:p>4876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8772" calcext:value-type="float">
            <text:p>4877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8782" calcext:value-type="float">
            <text:p>4878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8793" calcext:value-type="float">
            <text:p>4879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8803" calcext:value-type="float">
            <text:p>4880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8814" calcext:value-type="float">
            <text:p>4881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8824" calcext:value-type="float">
            <text:p>4882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8835" calcext:value-type="float">
            <text:p>4883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8846" calcext:value-type="float">
            <text:p>488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8856" calcext:value-type="float">
            <text:p>4885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8867" calcext:value-type="float">
            <text:p>4886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8877" calcext:value-type="float">
            <text:p>4887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8888" calcext:value-type="float">
            <text:p>4888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8898" calcext:value-type="float">
            <text:p>4889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8909" calcext:value-type="float">
            <text:p>4890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8919" calcext:value-type="float">
            <text:p>4891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8930" calcext:value-type="float">
            <text:p>4893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8941" calcext:value-type="float">
            <text:p>4894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8952" calcext:value-type="float">
            <text:p>4895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8962" calcext:value-type="float">
            <text:p>4896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8973" calcext:value-type="float">
            <text:p>4897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8983" calcext:value-type="float">
            <text:p>4898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48994" calcext:value-type="float">
            <text:p>4899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9004" calcext:value-type="float">
            <text:p>4900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9015" calcext:value-type="float">
            <text:p>4901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9025" calcext:value-type="float">
            <text:p>490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036" calcext:value-type="float">
            <text:p>4903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9046" calcext:value-type="float">
            <text:p>490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9057" calcext:value-type="float">
            <text:p>4905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9067" calcext:value-type="float">
            <text:p>4906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9078" calcext:value-type="float">
            <text:p>4907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9088" calcext:value-type="float">
            <text:p>4908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9099" calcext:value-type="float">
            <text:p>490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9109" calcext:value-type="float">
            <text:p>4910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9119" calcext:value-type="float">
            <text:p>4911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9130" calcext:value-type="float">
            <text:p>4913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9140" calcext:value-type="float">
            <text:p>4914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9151" calcext:value-type="float">
            <text:p>4915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9162" calcext:value-type="float">
            <text:p>4916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9172" calcext:value-type="float">
            <text:p>491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9183" calcext:value-type="float">
            <text:p>4918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9193" calcext:value-type="float">
            <text:p>49193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9204" calcext:value-type="float">
            <text:p>49204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49214" calcext:value-type="float">
            <text:p>4921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9224" calcext:value-type="float">
            <text:p>4922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49235" calcext:value-type="float">
            <text:p>4923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49246" calcext:value-type="float">
            <text:p>4924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49257" calcext:value-type="float">
            <text:p>4925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9267" calcext:value-type="float">
            <text:p>4926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9278" calcext:value-type="float">
            <text:p>4927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9288" calcext:value-type="float">
            <text:p>4928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9299" calcext:value-type="float">
            <text:p>4929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9309" calcext:value-type="float">
            <text:p>4930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9320" calcext:value-type="float">
            <text:p>4932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9330" calcext:value-type="float">
            <text:p>4933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9341" calcext:value-type="float">
            <text:p>4934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9351" calcext:value-type="float">
            <text:p>4935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9362" calcext:value-type="float">
            <text:p>4936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9372" calcext:value-type="float">
            <text:p>4937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9382" calcext:value-type="float">
            <text:p>4938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9393" calcext:value-type="float">
            <text:p>4939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9403" calcext:value-type="float">
            <text:p>4940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9413" calcext:value-type="float">
            <text:p>4941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9424" calcext:value-type="float">
            <text:p>4942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9436" calcext:value-type="float">
            <text:p>4943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9447" calcext:value-type="float">
            <text:p>4944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9458" calcext:value-type="float">
            <text:p>4945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9468" calcext:value-type="float">
            <text:p>4946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9479" calcext:value-type="float">
            <text:p>4947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9489" calcext:value-type="float">
            <text:p>4948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9510" calcext:value-type="float">
            <text:p>4951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9520" calcext:value-type="float">
            <text:p>4952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9531" calcext:value-type="float">
            <text:p>4953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9541" calcext:value-type="float">
            <text:p>4954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9552" calcext:value-type="float">
            <text:p>4955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9563" calcext:value-type="float">
            <text:p>4956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9573" calcext:value-type="float">
            <text:p>4957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9584" calcext:value-type="float">
            <text:p>4958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9594" calcext:value-type="float">
            <text:p>4959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9605" calcext:value-type="float">
            <text:p>4960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9615" calcext:value-type="float">
            <text:p>4961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9626" calcext:value-type="float">
            <text:p>4962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9636" calcext:value-type="float">
            <text:p>4963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9647" calcext:value-type="float">
            <text:p>4964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9658" calcext:value-type="float">
            <text:p>4965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9669" calcext:value-type="float">
            <text:p>4966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9679" calcext:value-type="float">
            <text:p>4967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9689" calcext:value-type="float">
            <text:p>4968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9700" calcext:value-type="float">
            <text:p>497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9710" calcext:value-type="float">
            <text:p>4971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9720" calcext:value-type="float">
            <text:p>4972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9731" calcext:value-type="float">
            <text:p>4973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9743" calcext:value-type="float">
            <text:p>4974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9755" calcext:value-type="float">
            <text:p>4975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9765" calcext:value-type="float">
            <text:p>4976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9776" calcext:value-type="float">
            <text:p>4977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9786" calcext:value-type="float">
            <text:p>4978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9796" calcext:value-type="float">
            <text:p>4979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9807" calcext:value-type="float">
            <text:p>4980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9817" calcext:value-type="float">
            <text:p>4981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9827" calcext:value-type="float">
            <text:p>4982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9838" calcext:value-type="float">
            <text:p>4983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9848" calcext:value-type="float">
            <text:p>4984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9860" calcext:value-type="float">
            <text:p>4986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9870" calcext:value-type="float">
            <text:p>4987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9880" calcext:value-type="float">
            <text:p>4988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9891" calcext:value-type="float">
            <text:p>4989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9901" calcext:value-type="float">
            <text:p>4990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9912" calcext:value-type="float">
            <text:p>4991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9922" calcext:value-type="float">
            <text:p>4992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9933" calcext:value-type="float">
            <text:p>4993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9944" calcext:value-type="float">
            <text:p>4994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9955" calcext:value-type="float">
            <text:p>4995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9965" calcext:value-type="float">
            <text:p>4996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9976" calcext:value-type="float">
            <text:p>4997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9986" calcext:value-type="float">
            <text:p>4998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9996" calcext:value-type="float">
            <text:p>4999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0007" calcext:value-type="float">
            <text:p>5000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0017" calcext:value-type="float">
            <text:p>5001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0028" calcext:value-type="float">
            <text:p>5002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0038" calcext:value-type="float">
            <text:p>5003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0050" calcext:value-type="float">
            <text:p>5005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0061" calcext:value-type="float">
            <text:p>5006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0072" calcext:value-type="float">
            <text:p>5007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0082" calcext:value-type="float">
            <text:p>5008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0092" calcext:value-type="float">
            <text:p>5009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0103" calcext:value-type="float">
            <text:p>5010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0113" calcext:value-type="float">
            <text:p>5011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0124" calcext:value-type="float">
            <text:p>5012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0134" calcext:value-type="float">
            <text:p>5013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0144" calcext:value-type="float">
            <text:p>5014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0155" calcext:value-type="float">
            <text:p>5015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0166" calcext:value-type="float">
            <text:p>501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0177" calcext:value-type="float">
            <text:p>5017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0187" calcext:value-type="float">
            <text:p>5018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0197" calcext:value-type="float">
            <text:p>5019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0208" calcext:value-type="float">
            <text:p>5020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0218" calcext:value-type="float">
            <text:p>5021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0228" calcext:value-type="float">
            <text:p>5022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0239" calcext:value-type="float">
            <text:p>5023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0249" calcext:value-type="float">
            <text:p>5024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50260" calcext:value-type="float">
            <text:p>5026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0271" calcext:value-type="float">
            <text:p>5027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281" calcext:value-type="float">
            <text:p>5028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0292" calcext:value-type="float">
            <text:p>5029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302" calcext:value-type="float">
            <text:p>5030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0313" calcext:value-type="float">
            <text:p>503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0323" calcext:value-type="float">
            <text:p>5032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0334" calcext:value-type="float">
            <text:p>5033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0344" calcext:value-type="float">
            <text:p>5034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0355" calcext:value-type="float">
            <text:p>5035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0365" calcext:value-type="float">
            <text:p>5036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376" calcext:value-type="float">
            <text:p>5037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386" calcext:value-type="float">
            <text:p>5038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397" calcext:value-type="float">
            <text:p>5039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0407" calcext:value-type="float">
            <text:p>5040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417" calcext:value-type="float">
            <text:p>5041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0428" calcext:value-type="float">
            <text:p>5042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0438" calcext:value-type="float">
            <text:p>5043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0448" calcext:value-type="float">
            <text:p>5044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0460" calcext:value-type="float">
            <text:p>5046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50471" calcext:value-type="float">
            <text:p>5047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0481" calcext:value-type="float">
            <text:p>5048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50492" calcext:value-type="float">
            <text:p>5049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0502" calcext:value-type="float">
            <text:p>5050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0512" calcext:value-type="float">
            <text:p>5051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0523" calcext:value-type="float">
            <text:p>5052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0533" calcext:value-type="float">
            <text:p>5053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0544" calcext:value-type="float">
            <text:p>5054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0554" calcext:value-type="float">
            <text:p>5055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0564" calcext:value-type="float">
            <text:p>5056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0576" calcext:value-type="float">
            <text:p>5057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0586" calcext:value-type="float">
            <text:p>5058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0597" calcext:value-type="float">
            <text:p>5059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0607" calcext:value-type="float">
            <text:p>5060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0618" calcext:value-type="float">
            <text:p>5061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0628" calcext:value-type="float">
            <text:p>5062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0639" calcext:value-type="float">
            <text:p>5063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0649" calcext:value-type="float">
            <text:p>5064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0659" calcext:value-type="float">
            <text:p>5065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0671" calcext:value-type="float">
            <text:p>5067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0682" calcext:value-type="float">
            <text:p>5068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0692" calcext:value-type="float">
            <text:p>5069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0702" calcext:value-type="float">
            <text:p>5070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0713" calcext:value-type="float">
            <text:p>5071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0723" calcext:value-type="float">
            <text:p>50723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0734" calcext:value-type="float">
            <text:p>5073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0744" calcext:value-type="float">
            <text:p>5074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0754" calcext:value-type="float">
            <text:p>5075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0765" calcext:value-type="float">
            <text:p>5076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0775" calcext:value-type="float">
            <text:p>5077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0786" calcext:value-type="float">
            <text:p>5078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50797" calcext:value-type="float">
            <text:p>5079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0807" calcext:value-type="float">
            <text:p>5080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0817" calcext:value-type="float">
            <text:p>5081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0828" calcext:value-type="float">
            <text:p>5082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838" calcext:value-type="float">
            <text:p>5083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0848" calcext:value-type="float">
            <text:p>5084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859" calcext:value-type="float">
            <text:p>508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870" calcext:value-type="float">
            <text:p>5087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0881" calcext:value-type="float">
            <text:p>5088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0891" calcext:value-type="float">
            <text:p>508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0902" calcext:value-type="float">
            <text:p>5090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0912" calcext:value-type="float">
            <text:p>5091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0923" calcext:value-type="float">
            <text:p>5092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0933" calcext:value-type="float">
            <text:p>5093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0944" calcext:value-type="float">
            <text:p>5094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0954" calcext:value-type="float">
            <text:p>5095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0965" calcext:value-type="float">
            <text:p>5096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0975" calcext:value-type="float">
            <text:p>509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986" calcext:value-type="float">
            <text:p>5098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0996" calcext:value-type="float">
            <text:p>50996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51007" calcext:value-type="float">
            <text:p>5100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51017" calcext:value-type="float">
            <text:p>51017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51028" calcext:value-type="float">
            <text:p>5102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1038" calcext:value-type="float">
            <text:p>5103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1049" calcext:value-type="float">
            <text:p>51049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1059" calcext:value-type="float">
            <text:p>5105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1070" calcext:value-type="float">
            <text:p>5107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1080" calcext:value-type="float">
            <text:p>5108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1091" calcext:value-type="float">
            <text:p>5109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1102" calcext:value-type="float">
            <text:p>5110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1112" calcext:value-type="float">
            <text:p>5111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1123" calcext:value-type="float">
            <text:p>5112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1133" calcext:value-type="float">
            <text:p>5113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1144" calcext:value-type="float">
            <text:p>5114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1154" calcext:value-type="float">
            <text:p>5115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165" calcext:value-type="float">
            <text:p>5116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1175" calcext:value-type="float">
            <text:p>5117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185" calcext:value-type="float">
            <text:p>5118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196" calcext:value-type="float">
            <text:p>5119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206" calcext:value-type="float">
            <text:p>5120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217" calcext:value-type="float">
            <text:p>5121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227" calcext:value-type="float">
            <text:p>5122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238" calcext:value-type="float">
            <text:p>5123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248" calcext:value-type="float">
            <text:p>5124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259" calcext:value-type="float">
            <text:p>5125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1269" calcext:value-type="float">
            <text:p>5126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280" calcext:value-type="float">
            <text:p>5128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290" calcext:value-type="float">
            <text:p>5129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1301" calcext:value-type="float">
            <text:p>5130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1311" calcext:value-type="float">
            <text:p>5131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1322" calcext:value-type="float">
            <text:p>5132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1332" calcext:value-type="float">
            <text:p>5133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1343" calcext:value-type="float">
            <text:p>5134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1353" calcext:value-type="float">
            <text:p>5135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1363" calcext:value-type="float">
            <text:p>5136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1374" calcext:value-type="float">
            <text:p>5137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1384" calcext:value-type="float">
            <text:p>5138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395" calcext:value-type="float">
            <text:p>5139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406" calcext:value-type="float">
            <text:p>5140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416" calcext:value-type="float">
            <text:p>5141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427" calcext:value-type="float">
            <text:p>5142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437" calcext:value-type="float">
            <text:p>5143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448" calcext:value-type="float">
            <text:p>5144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458" calcext:value-type="float">
            <text:p>5145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469" calcext:value-type="float">
            <text:p>5146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479" calcext:value-type="float">
            <text:p>5147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490" calcext:value-type="float">
            <text:p>5149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501" calcext:value-type="float">
            <text:p>5150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1511" calcext:value-type="float">
            <text:p>5151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1522" calcext:value-type="float">
            <text:p>5152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1532" calcext:value-type="float">
            <text:p>5153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1542" calcext:value-type="float">
            <text:p>5154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1553" calcext:value-type="float">
            <text:p>5155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1563" calcext:value-type="float">
            <text:p>5156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1574" calcext:value-type="float">
            <text:p>5157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1584" calcext:value-type="float">
            <text:p>5158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1594" calcext:value-type="float">
            <text:p>5159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1605" calcext:value-type="float">
            <text:p>5160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1616" calcext:value-type="float">
            <text:p>5161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1626" calcext:value-type="float">
            <text:p>5162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1637" calcext:value-type="float">
            <text:p>5163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1647" calcext:value-type="float">
            <text:p>5164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1657" calcext:value-type="float">
            <text:p>5165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1668" calcext:value-type="float">
            <text:p>5166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1678" calcext:value-type="float">
            <text:p>5167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1689" calcext:value-type="float">
            <text:p>5168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700" calcext:value-type="float">
            <text:p>517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1711" calcext:value-type="float">
            <text:p>5171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1721" calcext:value-type="float">
            <text:p>5172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1732" calcext:value-type="float">
            <text:p>5173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1742" calcext:value-type="float">
            <text:p>5174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1752" calcext:value-type="float">
            <text:p>5175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1763" calcext:value-type="float">
            <text:p>5176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1773" calcext:value-type="float">
            <text:p>5177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1783" calcext:value-type="float">
            <text:p>5178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1794" calcext:value-type="float">
            <text:p>5179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1805" calcext:value-type="float">
            <text:p>5180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816" calcext:value-type="float">
            <text:p>5181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1826" calcext:value-type="float">
            <text:p>5182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837" calcext:value-type="float">
            <text:p>5183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847" calcext:value-type="float">
            <text:p>5184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858" calcext:value-type="float">
            <text:p>5185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868" calcext:value-type="float">
            <text:p>5186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879" calcext:value-type="float">
            <text:p>5187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889" calcext:value-type="float">
            <text:p>5188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1900" calcext:value-type="float">
            <text:p>5190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911" calcext:value-type="float">
            <text:p>5191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921" calcext:value-type="float">
            <text:p>5192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932" calcext:value-type="float">
            <text:p>5193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942" calcext:value-type="float">
            <text:p>5194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953" calcext:value-type="float">
            <text:p>5195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1963" calcext:value-type="float">
            <text:p>5196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1974" calcext:value-type="float">
            <text:p>5197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984" calcext:value-type="float">
            <text:p>5198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1995" calcext:value-type="float">
            <text:p>5199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2005" calcext:value-type="float">
            <text:p>5200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2016" calcext:value-type="float">
            <text:p>5201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2027" calcext:value-type="float">
            <text:p>5202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2037" calcext:value-type="float">
            <text:p>5203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2048" calcext:value-type="float">
            <text:p>5204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2058" calcext:value-type="float">
            <text:p>5205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52069" calcext:value-type="float">
            <text:p>5206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2079" calcext:value-type="float">
            <text:p>5207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2090" calcext:value-type="float">
            <text:p>520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101" calcext:value-type="float">
            <text:p>521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2111" calcext:value-type="float">
            <text:p>521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2122" calcext:value-type="float">
            <text:p>5212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2132" calcext:value-type="float">
            <text:p>5213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2143" calcext:value-type="float">
            <text:p>5214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2153" calcext:value-type="float">
            <text:p>5215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2164" calcext:value-type="float">
            <text:p>5216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2174" calcext:value-type="float">
            <text:p>521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2185" calcext:value-type="float">
            <text:p>5218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2195" calcext:value-type="float">
            <text:p>5219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2206" calcext:value-type="float">
            <text:p>5220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2217" calcext:value-type="float">
            <text:p>5221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2227" calcext:value-type="float">
            <text:p>5222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2238" calcext:value-type="float">
            <text:p>5223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2249" calcext:value-type="float">
            <text:p>5224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2259" calcext:value-type="float">
            <text:p>52259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2269" calcext:value-type="float">
            <text:p>52269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52280" calcext:value-type="float">
            <text:p>5228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2290" calcext:value-type="float">
            <text:p>5229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2300" calcext:value-type="float">
            <text:p>5230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2311" calcext:value-type="float">
            <text:p>5231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2322" calcext:value-type="float">
            <text:p>5232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2332" calcext:value-type="float">
            <text:p>5233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2343" calcext:value-type="float">
            <text:p>5234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2353" calcext:value-type="float">
            <text:p>5235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2364" calcext:value-type="float">
            <text:p>5236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2374" calcext:value-type="float">
            <text:p>5237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2384" calcext:value-type="float">
            <text:p>5238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2395" calcext:value-type="float">
            <text:p>5239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2406" calcext:value-type="float">
            <text:p>5240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2417" calcext:value-type="float">
            <text:p>5241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2427" calcext:value-type="float">
            <text:p>5242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2438" calcext:value-type="float">
            <text:p>5243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2448" calcext:value-type="float">
            <text:p>5244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2459" calcext:value-type="float">
            <text:p>5245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2469" calcext:value-type="float">
            <text:p>5246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2479" calcext:value-type="float">
            <text:p>5247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2490" calcext:value-type="float">
            <text:p>5249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2511" calcext:value-type="float">
            <text:p>5251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2522" calcext:value-type="float">
            <text:p>5252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2532" calcext:value-type="float">
            <text:p>5253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2543" calcext:value-type="float">
            <text:p>5254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2553" calcext:value-type="float">
            <text:p>5255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2564" calcext:value-type="float">
            <text:p>5256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2574" calcext:value-type="float">
            <text:p>5257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2585" calcext:value-type="float">
            <text:p>5258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52595" calcext:value-type="float">
            <text:p>5259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2606" calcext:value-type="float">
            <text:p>5260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2617" calcext:value-type="float">
            <text:p>5261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2627" calcext:value-type="float">
            <text:p>5262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2638" calcext:value-type="float">
            <text:p>5263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2648" calcext:value-type="float">
            <text:p>5264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2658" calcext:value-type="float">
            <text:p>526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669" calcext:value-type="float">
            <text:p>526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679" calcext:value-type="float">
            <text:p>526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2690" calcext:value-type="float">
            <text:p>5269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2700" calcext:value-type="float">
            <text:p>527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2710" calcext:value-type="float">
            <text:p>5271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2721" calcext:value-type="float">
            <text:p>5272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2732" calcext:value-type="float">
            <text:p>527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2742" calcext:value-type="float">
            <text:p>5274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2753" calcext:value-type="float">
            <text:p>5275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2763" calcext:value-type="float">
            <text:p>5276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2773" calcext:value-type="float">
            <text:p>5277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2784" calcext:value-type="float">
            <text:p>5278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2794" calcext:value-type="float">
            <text:p>5279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52804" calcext:value-type="float">
            <text:p>52804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2815" calcext:value-type="float">
            <text:p>5281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2827" calcext:value-type="float">
            <text:p>52827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2837" calcext:value-type="float">
            <text:p>52837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2848" calcext:value-type="float">
            <text:p>5284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2858" calcext:value-type="float">
            <text:p>5285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2869" calcext:value-type="float">
            <text:p>5286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2879" calcext:value-type="float">
            <text:p>5287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2890" calcext:value-type="float">
            <text:p>5289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2900" calcext:value-type="float">
            <text:p>5290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2910" calcext:value-type="float">
            <text:p>5291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2921" calcext:value-type="float">
            <text:p>5292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2932" calcext:value-type="float">
            <text:p>5293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2942" calcext:value-type="float">
            <text:p>5294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2953" calcext:value-type="float">
            <text:p>5295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2963" calcext:value-type="float">
            <text:p>5296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2974" calcext:value-type="float">
            <text:p>5297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2984" calcext:value-type="float">
            <text:p>5298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2995" calcext:value-type="float">
            <text:p>5299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3005" calcext:value-type="float">
            <text:p>5300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3016" calcext:value-type="float">
            <text:p>5301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3026" calcext:value-type="float">
            <text:p>5302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3037" calcext:value-type="float">
            <text:p>5303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3047" calcext:value-type="float">
            <text:p>5304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3058" calcext:value-type="float">
            <text:p>5305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3068" calcext:value-type="float">
            <text:p>5306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3079" calcext:value-type="float">
            <text:p>5307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3089" calcext:value-type="float">
            <text:p>5308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3100" calcext:value-type="float">
            <text:p>5310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3110" calcext:value-type="float">
            <text:p>5311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3121" calcext:value-type="float">
            <text:p>5312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3131" calcext:value-type="float">
            <text:p>5313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3142" calcext:value-type="float">
            <text:p>5314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3152" calcext:value-type="float">
            <text:p>5315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3163" calcext:value-type="float">
            <text:p>5316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3173" calcext:value-type="float">
            <text:p>5317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3184" calcext:value-type="float">
            <text:p>5318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3194" calcext:value-type="float">
            <text:p>5319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3205" calcext:value-type="float">
            <text:p>5320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3215" calcext:value-type="float">
            <text:p>5321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3226" calcext:value-type="float">
            <text:p>5322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3236" calcext:value-type="float">
            <text:p>5323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3247" calcext:value-type="float">
            <text:p>5324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3257" calcext:value-type="float">
            <text:p>5325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3267" calcext:value-type="float">
            <text:p>5326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3278" calcext:value-type="float">
            <text:p>5327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3288" calcext:value-type="float">
            <text:p>5328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3299" calcext:value-type="float">
            <text:p>5329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3309" calcext:value-type="float">
            <text:p>5330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3319" calcext:value-type="float">
            <text:p>5331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3330" calcext:value-type="float">
            <text:p>5333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3341" calcext:value-type="float">
            <text:p>5334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3351" calcext:value-type="float">
            <text:p>5335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3362" calcext:value-type="float">
            <text:p>5336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3372" calcext:value-type="float">
            <text:p>5337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3383" calcext:value-type="float">
            <text:p>5338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3393" calcext:value-type="float">
            <text:p>533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3404" calcext:value-type="float">
            <text:p>5340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3414" calcext:value-type="float">
            <text:p>5341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3425" calcext:value-type="float">
            <text:p>5342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3436" calcext:value-type="float">
            <text:p>5343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3446" calcext:value-type="float">
            <text:p>5344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3457" calcext:value-type="float">
            <text:p>5345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3467" calcext:value-type="float">
            <text:p>5346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3478" calcext:value-type="float">
            <text:p>5347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3488" calcext:value-type="float">
            <text:p>5348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3498" calcext:value-type="float">
            <text:p>5349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3509" calcext:value-type="float">
            <text:p>5350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3519" calcext:value-type="float">
            <text:p>5351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3530" calcext:value-type="float">
            <text:p>5353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3540" calcext:value-type="float">
            <text:p>5354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3551" calcext:value-type="float">
            <text:p>5355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3561" calcext:value-type="float">
            <text:p>5356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3572" calcext:value-type="float">
            <text:p>5357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3582" calcext:value-type="float">
            <text:p>5358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3593" calcext:value-type="float">
            <text:p>5359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3603" calcext:value-type="float">
            <text:p>5360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3613" calcext:value-type="float">
            <text:p>5361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3624" calcext:value-type="float">
            <text:p>5362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3634" calcext:value-type="float">
            <text:p>5363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3645" calcext:value-type="float">
            <text:p>5364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3656" calcext:value-type="float">
            <text:p>5365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3666" calcext:value-type="float">
            <text:p>536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3677" calcext:value-type="float">
            <text:p>5367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3687" calcext:value-type="float">
            <text:p>5368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3697" calcext:value-type="float">
            <text:p>5369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3708" calcext:value-type="float">
            <text:p>5370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3718" calcext:value-type="float">
            <text:p>5371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3729" calcext:value-type="float">
            <text:p>5372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3739" calcext:value-type="float">
            <text:p>5373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3750" calcext:value-type="float">
            <text:p>5375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3761" calcext:value-type="float">
            <text:p>5376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3771" calcext:value-type="float">
            <text:p>5377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3782" calcext:value-type="float">
            <text:p>5378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3792" calcext:value-type="float">
            <text:p>5379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3803" calcext:value-type="float">
            <text:p>5380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3813" calcext:value-type="float">
            <text:p>5381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3824" calcext:value-type="float">
            <text:p>5382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3834" calcext:value-type="float">
            <text:p>5383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3845" calcext:value-type="float">
            <text:p>5384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3856" calcext:value-type="float">
            <text:p>5385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53866" calcext:value-type="float">
            <text:p>5386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3877" calcext:value-type="float">
            <text:p>5387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3887" calcext:value-type="float">
            <text:p>5388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3898" calcext:value-type="float">
            <text:p>5389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3908" calcext:value-type="float">
            <text:p>5390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3918" calcext:value-type="float">
            <text:p>5391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3929" calcext:value-type="float">
            <text:p>539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939" calcext:value-type="float">
            <text:p>539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950" calcext:value-type="float">
            <text:p>539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961" calcext:value-type="float">
            <text:p>5396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3971" calcext:value-type="float">
            <text:p>5397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3981" calcext:value-type="float">
            <text:p>5398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3992" calcext:value-type="float">
            <text:p>539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4002" calcext:value-type="float">
            <text:p>540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4012" calcext:value-type="float">
            <text:p>5401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4023" calcext:value-type="float">
            <text:p>5402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4033" calcext:value-type="float">
            <text:p>5403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4044" calcext:value-type="float">
            <text:p>5404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4055" calcext:value-type="float">
            <text:p>5405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4066" calcext:value-type="float">
            <text:p>54066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54076" calcext:value-type="float">
            <text:p>5407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54087" calcext:value-type="float">
            <text:p>5408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4097" calcext:value-type="float">
            <text:p>5409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4108" calcext:value-type="float">
            <text:p>5410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4118" calcext:value-type="float">
            <text:p>5411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4129" calcext:value-type="float">
            <text:p>5412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4139" calcext:value-type="float">
            <text:p>5413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4150" calcext:value-type="float">
            <text:p>5415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4161" calcext:value-type="float">
            <text:p>5416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4171" calcext:value-type="float">
            <text:p>5417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4182" calcext:value-type="float">
            <text:p>5418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4192" calcext:value-type="float">
            <text:p>5419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4203" calcext:value-type="float">
            <text:p>5420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4213" calcext:value-type="float">
            <text:p>5421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4224" calcext:value-type="float">
            <text:p>5422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4234" calcext:value-type="float">
            <text:p>5423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4245" calcext:value-type="float">
            <text:p>5424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4255" calcext:value-type="float">
            <text:p>5425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4266" calcext:value-type="float">
            <text:p>542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4276" calcext:value-type="float">
            <text:p>5427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4287" calcext:value-type="float">
            <text:p>5428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4297" calcext:value-type="float">
            <text:p>5429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4308" calcext:value-type="float">
            <text:p>5430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4318" calcext:value-type="float">
            <text:p>5431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4328" calcext:value-type="float">
            <text:p>5432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4339" calcext:value-type="float">
            <text:p>5433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4351" calcext:value-type="float">
            <text:p>5435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4362" calcext:value-type="float">
            <text:p>5436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4372" calcext:value-type="float">
            <text:p>5437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4383" calcext:value-type="float">
            <text:p>54383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54393" calcext:value-type="float">
            <text:p>5439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4404" calcext:value-type="float">
            <text:p>5440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4414" calcext:value-type="float">
            <text:p>5441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4424" calcext:value-type="float">
            <text:p>5442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4435" calcext:value-type="float">
            <text:p>5443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4445" calcext:value-type="float">
            <text:p>5444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4456" calcext:value-type="float">
            <text:p>544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4467" calcext:value-type="float">
            <text:p>5446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4477" calcext:value-type="float">
            <text:p>544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488" calcext:value-type="float">
            <text:p>544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498" calcext:value-type="float">
            <text:p>544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4508" calcext:value-type="float">
            <text:p>5450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4519" calcext:value-type="float">
            <text:p>5451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4529" calcext:value-type="float">
            <text:p>5452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4540" calcext:value-type="float">
            <text:p>545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4550" calcext:value-type="float">
            <text:p>5455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4561" calcext:value-type="float">
            <text:p>5456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4572" calcext:value-type="float">
            <text:p>545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4582" calcext:value-type="float">
            <text:p>5458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4593" calcext:value-type="float">
            <text:p>54593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54603" calcext:value-type="float">
            <text:p>5460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54614" calcext:value-type="float">
            <text:p>54614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54624" calcext:value-type="float">
            <text:p>54624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54635" calcext:value-type="float">
            <text:p>5463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4645" calcext:value-type="float">
            <text:p>5464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4655" calcext:value-type="float">
            <text:p>5465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4666" calcext:value-type="float">
            <text:p>546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4677" calcext:value-type="float">
            <text:p>5467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4687" calcext:value-type="float">
            <text:p>5468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4697" calcext:value-type="float">
            <text:p>5469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4708" calcext:value-type="float">
            <text:p>5470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4718" calcext:value-type="float">
            <text:p>5471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4728" calcext:value-type="float">
            <text:p>5472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4739" calcext:value-type="float">
            <text:p>5473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4749" calcext:value-type="float">
            <text:p>5474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4760" calcext:value-type="float">
            <text:p>5476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4771" calcext:value-type="float">
            <text:p>5477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4782" calcext:value-type="float">
            <text:p>5478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4792" calcext:value-type="float">
            <text:p>5479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4803" calcext:value-type="float">
            <text:p>5480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4813" calcext:value-type="float">
            <text:p>5481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4824" calcext:value-type="float">
            <text:p>5482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4834" calcext:value-type="float">
            <text:p>5483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4845" calcext:value-type="float">
            <text:p>5484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4855" calcext:value-type="float">
            <text:p>5485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4866" calcext:value-type="float">
            <text:p>548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4876" calcext:value-type="float">
            <text:p>5487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4887" calcext:value-type="float">
            <text:p>5488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4897" calcext:value-type="float">
            <text:p>5489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4908" calcext:value-type="float">
            <text:p>5490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4918" calcext:value-type="float">
            <text:p>5491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4929" calcext:value-type="float">
            <text:p>5492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4939" calcext:value-type="float">
            <text:p>5493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4950" calcext:value-type="float">
            <text:p>5495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4960" calcext:value-type="float">
            <text:p>5496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4972" calcext:value-type="float">
            <text:p>5497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4983" calcext:value-type="float">
            <text:p>5498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4993" calcext:value-type="float">
            <text:p>549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5004" calcext:value-type="float">
            <text:p>5500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014" calcext:value-type="float">
            <text:p>5501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025" calcext:value-type="float">
            <text:p>5502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035" calcext:value-type="float">
            <text:p>5503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046" calcext:value-type="float">
            <text:p>5504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5056" calcext:value-type="float">
            <text:p>5505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067" calcext:value-type="float">
            <text:p>5506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077" calcext:value-type="float">
            <text:p>5507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088" calcext:value-type="float">
            <text:p>5508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098" calcext:value-type="float">
            <text:p>5509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109" calcext:value-type="float">
            <text:p>5510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119" calcext:value-type="float">
            <text:p>5511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130" calcext:value-type="float">
            <text:p>5513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140" calcext:value-type="float">
            <text:p>5514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151" calcext:value-type="float">
            <text:p>5515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161" calcext:value-type="float">
            <text:p>5516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172" calcext:value-type="float">
            <text:p>5517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5183" calcext:value-type="float">
            <text:p>5518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5193" calcext:value-type="float">
            <text:p>5519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5204" calcext:value-type="float">
            <text:p>5520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5214" calcext:value-type="float">
            <text:p>5521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5224" calcext:value-type="float">
            <text:p>5522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5235" calcext:value-type="float">
            <text:p>5523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5245" calcext:value-type="float">
            <text:p>5524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5255" calcext:value-type="float">
            <text:p>5525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5266" calcext:value-type="float">
            <text:p>552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5276" calcext:value-type="float">
            <text:p>5527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288" calcext:value-type="float">
            <text:p>5528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298" calcext:value-type="float">
            <text:p>5529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5309" calcext:value-type="float">
            <text:p>5530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319" calcext:value-type="float">
            <text:p>5531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5329" calcext:value-type="float">
            <text:p>5532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5340" calcext:value-type="float">
            <text:p>5534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350" calcext:value-type="float">
            <text:p>5535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5361" calcext:value-type="float">
            <text:p>5536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5371" calcext:value-type="float">
            <text:p>5537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382" calcext:value-type="float">
            <text:p>5538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392" calcext:value-type="float">
            <text:p>5539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5403" calcext:value-type="float">
            <text:p>5540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413" calcext:value-type="float">
            <text:p>5541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5424" calcext:value-type="float">
            <text:p>5542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434" calcext:value-type="float">
            <text:p>5543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445" calcext:value-type="float">
            <text:p>5544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455" calcext:value-type="float">
            <text:p>5545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466" calcext:value-type="float">
            <text:p>554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476" calcext:value-type="float">
            <text:p>5547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487" calcext:value-type="float">
            <text:p>5548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498" calcext:value-type="float">
            <text:p>5549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508" calcext:value-type="float">
            <text:p>5550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518" calcext:value-type="float">
            <text:p>5551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529" calcext:value-type="float">
            <text:p>5552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539" calcext:value-type="float">
            <text:p>5553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5550" calcext:value-type="float">
            <text:p>5555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5560" calcext:value-type="float">
            <text:p>5556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571" calcext:value-type="float">
            <text:p>5557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581" calcext:value-type="float">
            <text:p>5558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592" calcext:value-type="float">
            <text:p>5559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603" calcext:value-type="float">
            <text:p>5560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5613" calcext:value-type="float">
            <text:p>5561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623" calcext:value-type="float">
            <text:p>5562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634" calcext:value-type="float">
            <text:p>5563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5644" calcext:value-type="float">
            <text:p>5564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5655" calcext:value-type="float">
            <text:p>5565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5665" calcext:value-type="float">
            <text:p>5566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55676" calcext:value-type="float">
            <text:p>5567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5686" calcext:value-type="float">
            <text:p>5568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5697" calcext:value-type="float">
            <text:p>556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5708" calcext:value-type="float">
            <text:p>5570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5718" calcext:value-type="float">
            <text:p>557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5729" calcext:value-type="float">
            <text:p>5572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5739" calcext:value-type="float">
            <text:p>5573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5750" calcext:value-type="float">
            <text:p>5575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5760" calcext:value-type="float">
            <text:p>5576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5771" calcext:value-type="float">
            <text:p>5577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5781" calcext:value-type="float">
            <text:p>557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5792" calcext:value-type="float">
            <text:p>557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5803" calcext:value-type="float">
            <text:p>558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5813" calcext:value-type="float">
            <text:p>558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5823" calcext:value-type="float">
            <text:p>5582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5834" calcext:value-type="float">
            <text:p>5583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5844" calcext:value-type="float">
            <text:p>5584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5854" calcext:value-type="float">
            <text:p>5585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5865" calcext:value-type="float">
            <text:p>5586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5875" calcext:value-type="float">
            <text:p>5587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55887" calcext:value-type="float">
            <text:p>55887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55898" calcext:value-type="float">
            <text:p>5589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5908" calcext:value-type="float">
            <text:p>5590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5919" calcext:value-type="float">
            <text:p>5591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5929" calcext:value-type="float">
            <text:p>5592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5940" calcext:value-type="float">
            <text:p>5594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5950" calcext:value-type="float">
            <text:p>5595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5960" calcext:value-type="float">
            <text:p>5596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5971" calcext:value-type="float">
            <text:p>5597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5981" calcext:value-type="float">
            <text:p>5598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5992" calcext:value-type="float">
            <text:p>5599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6003" calcext:value-type="float">
            <text:p>5600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6014" calcext:value-type="float">
            <text:p>5601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6024" calcext:value-type="float">
            <text:p>5602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6035" calcext:value-type="float">
            <text:p>5603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6045" calcext:value-type="float">
            <text:p>5604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6056" calcext:value-type="float">
            <text:p>5605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6066" calcext:value-type="float">
            <text:p>56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6076" calcext:value-type="float">
            <text:p>5607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6087" calcext:value-type="float">
            <text:p>5608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6097" calcext:value-type="float">
            <text:p>5609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6108" calcext:value-type="float">
            <text:p>5610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6119" calcext:value-type="float">
            <text:p>5611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6129" calcext:value-type="float">
            <text:p>5612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6140" calcext:value-type="float">
            <text:p>5614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6150" calcext:value-type="float">
            <text:p>5615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6161" calcext:value-type="float">
            <text:p>5616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6171" calcext:value-type="float">
            <text:p>5617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56181" calcext:value-type="float">
            <text:p>5618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56192" calcext:value-type="float">
            <text:p>5619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6202" calcext:value-type="float">
            <text:p>5620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6213" calcext:value-type="float">
            <text:p>5621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6224" calcext:value-type="float">
            <text:p>5622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6234" calcext:value-type="float">
            <text:p>562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6245" calcext:value-type="float">
            <text:p>5624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6255" calcext:value-type="float">
            <text:p>5625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6265" calcext:value-type="float">
            <text:p>5626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6276" calcext:value-type="float">
            <text:p>5627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6286" calcext:value-type="float">
            <text:p>5628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6297" calcext:value-type="float">
            <text:p>562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6308" calcext:value-type="float">
            <text:p>5630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6319" calcext:value-type="float">
            <text:p>5631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6329" calcext:value-type="float">
            <text:p>5632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6340" calcext:value-type="float">
            <text:p>5634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6350" calcext:value-type="float">
            <text:p>5635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6360" calcext:value-type="float">
            <text:p>5636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6371" calcext:value-type="float">
            <text:p>5637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6381" calcext:value-type="float">
            <text:p>5638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6392" calcext:value-type="float">
            <text:p>5639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56402" calcext:value-type="float">
            <text:p>56402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56413" calcext:value-type="float">
            <text:p>56413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56424" calcext:value-type="float">
            <text:p>56424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56434" calcext:value-type="float">
            <text:p>5643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6445" calcext:value-type="float">
            <text:p>5644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6455" calcext:value-type="float">
            <text:p>5645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6466" calcext:value-type="float">
            <text:p>564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6476" calcext:value-type="float">
            <text:p>5647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6487" calcext:value-type="float">
            <text:p>5648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6497" calcext:value-type="float">
            <text:p>5649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6508" calcext:value-type="float">
            <text:p>5650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6519" calcext:value-type="float">
            <text:p>5651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6529" calcext:value-type="float">
            <text:p>5652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6539" calcext:value-type="float">
            <text:p>5653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6550" calcext:value-type="float">
            <text:p>5655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6560" calcext:value-type="float">
            <text:p>5656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6570" calcext:value-type="float">
            <text:p>5657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6581" calcext:value-type="float">
            <text:p>5658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6591" calcext:value-type="float">
            <text:p>5659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6602" calcext:value-type="float">
            <text:p>5660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6612" calcext:value-type="float">
            <text:p>5661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6623" calcext:value-type="float">
            <text:p>5662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6633" calcext:value-type="float">
            <text:p>5663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6644" calcext:value-type="float">
            <text:p>5664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6654" calcext:value-type="float">
            <text:p>5665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6665" calcext:value-type="float">
            <text:p>5666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6675" calcext:value-type="float">
            <text:p>5667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6685" calcext:value-type="float">
            <text:p>5668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6696" calcext:value-type="float">
            <text:p>5669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6707" calcext:value-type="float">
            <text:p>5670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6718" calcext:value-type="float">
            <text:p>5671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6728" calcext:value-type="float">
            <text:p>5672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6739" calcext:value-type="float">
            <text:p>5673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6749" calcext:value-type="float">
            <text:p>5674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6760" calcext:value-type="float">
            <text:p>5676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6770" calcext:value-type="float">
            <text:p>5677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6780" calcext:value-type="float">
            <text:p>5678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6791" calcext:value-type="float">
            <text:p>5679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6801" calcext:value-type="float">
            <text:p>5680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6812" calcext:value-type="float">
            <text:p>5681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6823" calcext:value-type="float">
            <text:p>5682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6833" calcext:value-type="float">
            <text:p>5683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6844" calcext:value-type="float">
            <text:p>5684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6854" calcext:value-type="float">
            <text:p>5685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6865" calcext:value-type="float">
            <text:p>5686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6875" calcext:value-type="float">
            <text:p>5687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6886" calcext:value-type="float">
            <text:p>5688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6896" calcext:value-type="float">
            <text:p>5689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6907" calcext:value-type="float">
            <text:p>5690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6917" calcext:value-type="float">
            <text:p>5691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6928" calcext:value-type="float">
            <text:p>5692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6939" calcext:value-type="float">
            <text:p>5693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6949" calcext:value-type="float">
            <text:p>5694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6960" calcext:value-type="float">
            <text:p>5696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6970" calcext:value-type="float">
            <text:p>5697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6981" calcext:value-type="float">
            <text:p>5698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6991" calcext:value-type="float">
            <text:p>5699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7002" calcext:value-type="float">
            <text:p>5700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7012" calcext:value-type="float">
            <text:p>5701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7023" calcext:value-type="float">
            <text:p>5702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7033" calcext:value-type="float">
            <text:p>5703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7044" calcext:value-type="float">
            <text:p>5704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7054" calcext:value-type="float">
            <text:p>5705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7065" calcext:value-type="float">
            <text:p>5706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7075" calcext:value-type="float">
            <text:p>5707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7086" calcext:value-type="float">
            <text:p>5708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7096" calcext:value-type="float">
            <text:p>5709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7106" calcext:value-type="float">
            <text:p>5710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7117" calcext:value-type="float">
            <text:p>5711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7127" calcext:value-type="float">
            <text:p>5712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7138" calcext:value-type="float">
            <text:p>5713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7149" calcext:value-type="float">
            <text:p>5714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7159" calcext:value-type="float">
            <text:p>57159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7170" calcext:value-type="float">
            <text:p>5717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7180" calcext:value-type="float">
            <text:p>5718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7191" calcext:value-type="float">
            <text:p>5719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7201" calcext:value-type="float">
            <text:p>5720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7211" calcext:value-type="float">
            <text:p>5721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7222" calcext:value-type="float">
            <text:p>5722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7233" calcext:value-type="float">
            <text:p>5723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7244" calcext:value-type="float">
            <text:p>5724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7254" calcext:value-type="float">
            <text:p>5725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7264" calcext:value-type="float">
            <text:p>5726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7275" calcext:value-type="float">
            <text:p>5727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7285" calcext:value-type="float">
            <text:p>5728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7296" calcext:value-type="float">
            <text:p>5729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7306" calcext:value-type="float">
            <text:p>5730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7317" calcext:value-type="float">
            <text:p>5731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7327" calcext:value-type="float">
            <text:p>5732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7338" calcext:value-type="float">
            <text:p>5733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7348" calcext:value-type="float">
            <text:p>5734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7359" calcext:value-type="float">
            <text:p>5735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7369" calcext:value-type="float">
            <text:p>5736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7390" calcext:value-type="float">
            <text:p>5739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7401" calcext:value-type="float">
            <text:p>5740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7411" calcext:value-type="float">
            <text:p>5741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7422" calcext:value-type="float">
            <text:p>5742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7433" calcext:value-type="float">
            <text:p>5743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7443" calcext:value-type="float">
            <text:p>5744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7454" calcext:value-type="float">
            <text:p>5745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7464" calcext:value-type="float">
            <text:p>5746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7496" calcext:value-type="float">
            <text:p>574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506" calcext:value-type="float">
            <text:p>5750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7517" calcext:value-type="float">
            <text:p>575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7527" calcext:value-type="float">
            <text:p>5752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7538" calcext:value-type="float">
            <text:p>5753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7548" calcext:value-type="float">
            <text:p>5754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7559" calcext:value-type="float">
            <text:p>5755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7569" calcext:value-type="float">
            <text:p>5756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7580" calcext:value-type="float">
            <text:p>5758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7590" calcext:value-type="float">
            <text:p>5759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7601" calcext:value-type="float">
            <text:p>576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7611" calcext:value-type="float">
            <text:p>5761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7621" calcext:value-type="float">
            <text:p>5762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7632" calcext:value-type="float">
            <text:p>5763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7643" calcext:value-type="float">
            <text:p>5764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7654" calcext:value-type="float">
            <text:p>5765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7664" calcext:value-type="float">
            <text:p>5766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7675" calcext:value-type="float">
            <text:p>5767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57685" calcext:value-type="float">
            <text:p>5768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57696" calcext:value-type="float">
            <text:p>5769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57706" calcext:value-type="float">
            <text:p>57706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57717" calcext:value-type="float">
            <text:p>57717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7727" calcext:value-type="float">
            <text:p>57727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7737" calcext:value-type="float">
            <text:p>5773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7758" calcext:value-type="float">
            <text:p>5775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7769" calcext:value-type="float">
            <text:p>5776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7779" calcext:value-type="float">
            <text:p>5777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7790" calcext:value-type="float">
            <text:p>5779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7800" calcext:value-type="float">
            <text:p>5780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7810" calcext:value-type="float">
            <text:p>5781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7821" calcext:value-type="float">
            <text:p>5782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7833" calcext:value-type="float">
            <text:p>5783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7845" calcext:value-type="float">
            <text:p>5784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7855" calcext:value-type="float">
            <text:p>5785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7866" calcext:value-type="float">
            <text:p>578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7876" calcext:value-type="float">
            <text:p>5787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7886" calcext:value-type="float">
            <text:p>5788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7897" calcext:value-type="float">
            <text:p>5789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7908" calcext:value-type="float">
            <text:p>5790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7918" calcext:value-type="float">
            <text:p>5791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7928" calcext:value-type="float">
            <text:p>5792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7939" calcext:value-type="float">
            <text:p>5793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7950" calcext:value-type="float">
            <text:p>5795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7960" calcext:value-type="float">
            <text:p>5796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7971" calcext:value-type="float">
            <text:p>5797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57981" calcext:value-type="float">
            <text:p>5798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7992" calcext:value-type="float">
            <text:p>5799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8002" calcext:value-type="float">
            <text:p>5800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8013" calcext:value-type="float">
            <text:p>580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8023" calcext:value-type="float">
            <text:p>5802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8034" calcext:value-type="float">
            <text:p>5803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8044" calcext:value-type="float">
            <text:p>5804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8055" calcext:value-type="float">
            <text:p>5805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8065" calcext:value-type="float">
            <text:p>5806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8076" calcext:value-type="float">
            <text:p>5807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8086" calcext:value-type="float">
            <text:p>5808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8096" calcext:value-type="float">
            <text:p>580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107" calcext:value-type="float">
            <text:p>581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117" calcext:value-type="float">
            <text:p>5811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8128" calcext:value-type="float">
            <text:p>5812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8140" calcext:value-type="float">
            <text:p>5814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8151" calcext:value-type="float">
            <text:p>5815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8172" calcext:value-type="float">
            <text:p>5817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8182" calcext:value-type="float">
            <text:p>581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8193" calcext:value-type="float">
            <text:p>58193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58203" calcext:value-type="float">
            <text:p>5820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8214" calcext:value-type="float">
            <text:p>5821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8224" calcext:value-type="float">
            <text:p>5822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58234" calcext:value-type="float">
            <text:p>5823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8245" calcext:value-type="float">
            <text:p>5824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8256" calcext:value-type="float">
            <text:p>5825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8267" calcext:value-type="float">
            <text:p>58267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8277" calcext:value-type="float">
            <text:p>5827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8287" calcext:value-type="float">
            <text:p>5828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8298" calcext:value-type="float">
            <text:p>5829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8308" calcext:value-type="float">
            <text:p>5830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8319" calcext:value-type="float">
            <text:p>5831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8329" calcext:value-type="float">
            <text:p>5832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8340" calcext:value-type="float">
            <text:p>5834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8351" calcext:value-type="float">
            <text:p>5835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8362" calcext:value-type="float">
            <text:p>5836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372" calcext:value-type="float">
            <text:p>5837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382" calcext:value-type="float">
            <text:p>5838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393" calcext:value-type="float">
            <text:p>5839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403" calcext:value-type="float">
            <text:p>5840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414" calcext:value-type="float">
            <text:p>5841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424" calcext:value-type="float">
            <text:p>5842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434" calcext:value-type="float">
            <text:p>5843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445" calcext:value-type="float">
            <text:p>5844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455" calcext:value-type="float">
            <text:p>5845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466" calcext:value-type="float">
            <text:p>584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8477" calcext:value-type="float">
            <text:p>5847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487" calcext:value-type="float">
            <text:p>5848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8497" calcext:value-type="float">
            <text:p>5849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508" calcext:value-type="float">
            <text:p>5850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518" calcext:value-type="float">
            <text:p>5851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8528" calcext:value-type="float">
            <text:p>5852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8539" calcext:value-type="float">
            <text:p>5853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8550" calcext:value-type="float">
            <text:p>5855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8561" calcext:value-type="float">
            <text:p>5856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572" calcext:value-type="float">
            <text:p>5857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582" calcext:value-type="float">
            <text:p>5858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593" calcext:value-type="float">
            <text:p>5859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603" calcext:value-type="float">
            <text:p>5860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614" calcext:value-type="float">
            <text:p>5861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624" calcext:value-type="float">
            <text:p>5862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634" calcext:value-type="float">
            <text:p>5863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645" calcext:value-type="float">
            <text:p>5864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8655" calcext:value-type="float">
            <text:p>5865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8666" calcext:value-type="float">
            <text:p>5866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8677" calcext:value-type="float">
            <text:p>5867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8687" calcext:value-type="float">
            <text:p>5868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8698" calcext:value-type="float">
            <text:p>5869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8708" calcext:value-type="float">
            <text:p>5870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8719" calcext:value-type="float">
            <text:p>5871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8729" calcext:value-type="float">
            <text:p>5872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8740" calcext:value-type="float">
            <text:p>5874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8750" calcext:value-type="float">
            <text:p>5875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8761" calcext:value-type="float">
            <text:p>5876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772" calcext:value-type="float">
            <text:p>5877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783" calcext:value-type="float">
            <text:p>5878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793" calcext:value-type="float">
            <text:p>5879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803" calcext:value-type="float">
            <text:p>5880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814" calcext:value-type="float">
            <text:p>5881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824" calcext:value-type="float">
            <text:p>5882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834" calcext:value-type="float">
            <text:p>5883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845" calcext:value-type="float">
            <text:p>5884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856" calcext:value-type="float">
            <text:p>5885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8868" calcext:value-type="float">
            <text:p>5886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8878" calcext:value-type="float">
            <text:p>5887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8888" calcext:value-type="float">
            <text:p>5888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8899" calcext:value-type="float">
            <text:p>5889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909" calcext:value-type="float">
            <text:p>5890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920" calcext:value-type="float">
            <text:p>5892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930" calcext:value-type="float">
            <text:p>5893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940" calcext:value-type="float">
            <text:p>5894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951" calcext:value-type="float">
            <text:p>5895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961" calcext:value-type="float">
            <text:p>5896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8972" calcext:value-type="float">
            <text:p>5897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983" calcext:value-type="float">
            <text:p>5898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993" calcext:value-type="float">
            <text:p>5899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9004" calcext:value-type="float">
            <text:p>5900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9014" calcext:value-type="float">
            <text:p>5901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9025" calcext:value-type="float">
            <text:p>5902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9035" calcext:value-type="float">
            <text:p>5903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9045" calcext:value-type="float">
            <text:p>5904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9056" calcext:value-type="float">
            <text:p>5905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9066" calcext:value-type="float">
            <text:p>59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9077" calcext:value-type="float">
            <text:p>5907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9088" calcext:value-type="float">
            <text:p>5908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9098" calcext:value-type="float">
            <text:p>5909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9109" calcext:value-type="float">
            <text:p>5910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9119" calcext:value-type="float">
            <text:p>5911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9130" calcext:value-type="float">
            <text:p>5913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9140" calcext:value-type="float">
            <text:p>5914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9151" calcext:value-type="float">
            <text:p>5915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9161" calcext:value-type="float">
            <text:p>5916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9172" calcext:value-type="float">
            <text:p>5917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9182" calcext:value-type="float">
            <text:p>5918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9193" calcext:value-type="float">
            <text:p>5919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9203" calcext:value-type="float">
            <text:p>5920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9213" calcext:value-type="float">
            <text:p>5921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9224" calcext:value-type="float">
            <text:p>5922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9234" calcext:value-type="float">
            <text:p>5923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9245" calcext:value-type="float">
            <text:p>5924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9255" calcext:value-type="float">
            <text:p>5925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9266" calcext:value-type="float">
            <text:p>592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59277" calcext:value-type="float">
            <text:p>5927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9288" calcext:value-type="float">
            <text:p>5928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9298" calcext:value-type="float">
            <text:p>5929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9308" calcext:value-type="float">
            <text:p>5930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9319" calcext:value-type="float">
            <text:p>5931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9329" calcext:value-type="float">
            <text:p>5932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9340" calcext:value-type="float">
            <text:p>5934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9350" calcext:value-type="float">
            <text:p>5935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9360" calcext:value-type="float">
            <text:p>5936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9371" calcext:value-type="float">
            <text:p>5937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9382" calcext:value-type="float">
            <text:p>5938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9393" calcext:value-type="float">
            <text:p>5939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9403" calcext:value-type="float">
            <text:p>5940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9414" calcext:value-type="float">
            <text:p>5941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9424" calcext:value-type="float">
            <text:p>594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9434" calcext:value-type="float">
            <text:p>5943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9445" calcext:value-type="float">
            <text:p>5944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9455" calcext:value-type="float">
            <text:p>5945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9466" calcext:value-type="float">
            <text:p>5946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9477" calcext:value-type="float">
            <text:p>5947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9489" calcext:value-type="float">
            <text:p>59489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59499" calcext:value-type="float">
            <text:p>59499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9509" calcext:value-type="float">
            <text:p>5950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59520" calcext:value-type="float">
            <text:p>5952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9530" calcext:value-type="float">
            <text:p>5953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9541" calcext:value-type="float">
            <text:p>5954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9551" calcext:value-type="float">
            <text:p>5955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9561" calcext:value-type="float">
            <text:p>5956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9573" calcext:value-type="float">
            <text:p>5957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9585" calcext:value-type="float">
            <text:p>5958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9595" calcext:value-type="float">
            <text:p>5959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9606" calcext:value-type="float">
            <text:p>5960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9616" calcext:value-type="float">
            <text:p>5961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9626" calcext:value-type="float">
            <text:p>5962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9637" calcext:value-type="float">
            <text:p>5963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9647" calcext:value-type="float">
            <text:p>5964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9658" calcext:value-type="float">
            <text:p>5965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9668" calcext:value-type="float">
            <text:p>5966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9679" calcext:value-type="float">
            <text:p>5967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9689" calcext:value-type="float">
            <text:p>5968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9700" calcext:value-type="float">
            <text:p>5970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9711" calcext:value-type="float">
            <text:p>5971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9732" calcext:value-type="float">
            <text:p>5973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9742" calcext:value-type="float">
            <text:p>5974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9753" calcext:value-type="float">
            <text:p>5975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9763" calcext:value-type="float">
            <text:p>5976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9774" calcext:value-type="float">
            <text:p>5977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59784" calcext:value-type="float">
            <text:p>5978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9795" calcext:value-type="float">
            <text:p>5979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9806" calcext:value-type="float">
            <text:p>5980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9816" calcext:value-type="float">
            <text:p>598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9827" calcext:value-type="float">
            <text:p>598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9837" calcext:value-type="float">
            <text:p>5983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9847" calcext:value-type="float">
            <text:p>598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9858" calcext:value-type="float">
            <text:p>5985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9868" calcext:value-type="float">
            <text:p>5986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9879" calcext:value-type="float">
            <text:p>5987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9889" calcext:value-type="float">
            <text:p>5988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9900" calcext:value-type="float">
            <text:p>599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9910" calcext:value-type="float">
            <text:p>5991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9921" calcext:value-type="float">
            <text:p>5992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9931" calcext:value-type="float">
            <text:p>5993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9942" calcext:value-type="float">
            <text:p>599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9952" calcext:value-type="float">
            <text:p>5995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9963" calcext:value-type="float">
            <text:p>5996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9973" calcext:value-type="float">
            <text:p>599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9984" calcext:value-type="float">
            <text:p>5998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9994" calcext:value-type="float">
            <text:p>5999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60005" calcext:value-type="float">
            <text:p>6000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60015" calcext:value-type="float">
            <text:p>6001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0026" calcext:value-type="float">
            <text:p>6002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60036" calcext:value-type="float">
            <text:p>6003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046" calcext:value-type="float">
            <text:p>6004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057" calcext:value-type="float">
            <text:p>6005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0067" calcext:value-type="float">
            <text:p>6006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0077" calcext:value-type="float">
            <text:p>6007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0088" calcext:value-type="float">
            <text:p>6008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0099" calcext:value-type="float">
            <text:p>6009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0110" calcext:value-type="float">
            <text:p>6011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0120" calcext:value-type="float">
            <text:p>6012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0131" calcext:value-type="float">
            <text:p>6013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0152" calcext:value-type="float">
            <text:p>6015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0162" calcext:value-type="float">
            <text:p>6016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0172" calcext:value-type="float">
            <text:p>6017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0183" calcext:value-type="float">
            <text:p>6018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0193" calcext:value-type="float">
            <text:p>6019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204" calcext:value-type="float">
            <text:p>6020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0214" calcext:value-type="float">
            <text:p>6021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225" calcext:value-type="float">
            <text:p>6022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235" calcext:value-type="float">
            <text:p>6023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246" calcext:value-type="float">
            <text:p>602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256" calcext:value-type="float">
            <text:p>6025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267" calcext:value-type="float">
            <text:p>6026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277" calcext:value-type="float">
            <text:p>6027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288" calcext:value-type="float">
            <text:p>6028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298" calcext:value-type="float">
            <text:p>6029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309" calcext:value-type="float">
            <text:p>6030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320" calcext:value-type="float">
            <text:p>6032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330" calcext:value-type="float">
            <text:p>6033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340" calcext:value-type="float">
            <text:p>6034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351" calcext:value-type="float">
            <text:p>6035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0361" calcext:value-type="float">
            <text:p>6036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0372" calcext:value-type="float">
            <text:p>6037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382" calcext:value-type="float">
            <text:p>6038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393" calcext:value-type="float">
            <text:p>6039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403" calcext:value-type="float">
            <text:p>6040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414" calcext:value-type="float">
            <text:p>6041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425" calcext:value-type="float">
            <text:p>6042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435" calcext:value-type="float">
            <text:p>6043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445" calcext:value-type="float">
            <text:p>6044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0456" calcext:value-type="float">
            <text:p>6045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0466" calcext:value-type="float">
            <text:p>604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0477" calcext:value-type="float">
            <text:p>6047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0487" calcext:value-type="float">
            <text:p>6048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0498" calcext:value-type="float">
            <text:p>6049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509" calcext:value-type="float">
            <text:p>6050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519" calcext:value-type="float">
            <text:p>6051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530" calcext:value-type="float">
            <text:p>6053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0540" calcext:value-type="float">
            <text:p>6054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551" calcext:value-type="float">
            <text:p>6055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561" calcext:value-type="float">
            <text:p>6056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572" calcext:value-type="float">
            <text:p>6057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582" calcext:value-type="float">
            <text:p>6058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593" calcext:value-type="float">
            <text:p>605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0604" calcext:value-type="float">
            <text:p>6060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614" calcext:value-type="float">
            <text:p>6061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0625" calcext:value-type="float">
            <text:p>6062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0635" calcext:value-type="float">
            <text:p>6063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0646" calcext:value-type="float">
            <text:p>6064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0656" calcext:value-type="float">
            <text:p>6065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0666" calcext:value-type="float">
            <text:p>606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0677" calcext:value-type="float">
            <text:p>6067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0687" calcext:value-type="float">
            <text:p>6068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0698" calcext:value-type="float">
            <text:p>6069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0708" calcext:value-type="float">
            <text:p>6070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0719" calcext:value-type="float">
            <text:p>6071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0729" calcext:value-type="float">
            <text:p>6072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0740" calcext:value-type="float">
            <text:p>6074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0750" calcext:value-type="float">
            <text:p>6075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0761" calcext:value-type="float">
            <text:p>6076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0771" calcext:value-type="float">
            <text:p>6077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0781" calcext:value-type="float">
            <text:p>6078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0792" calcext:value-type="float">
            <text:p>6079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0803" calcext:value-type="float">
            <text:p>6080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814" calcext:value-type="float">
            <text:p>6081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0824" calcext:value-type="float">
            <text:p>6082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0835" calcext:value-type="float">
            <text:p>6083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0845" calcext:value-type="float">
            <text:p>6084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0856" calcext:value-type="float">
            <text:p>6085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0866" calcext:value-type="float">
            <text:p>608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0876" calcext:value-type="float">
            <text:p>6087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0887" calcext:value-type="float">
            <text:p>6088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0897" calcext:value-type="float">
            <text:p>6089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0908" calcext:value-type="float">
            <text:p>6090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919" calcext:value-type="float">
            <text:p>6091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929" calcext:value-type="float">
            <text:p>6092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940" calcext:value-type="float">
            <text:p>6094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950" calcext:value-type="float">
            <text:p>6095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961" calcext:value-type="float">
            <text:p>6096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971" calcext:value-type="float">
            <text:p>6097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982" calcext:value-type="float">
            <text:p>6098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0992" calcext:value-type="float">
            <text:p>6099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1003" calcext:value-type="float">
            <text:p>6100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1013" calcext:value-type="float">
            <text:p>6101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1024" calcext:value-type="float">
            <text:p>6102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1034" calcext:value-type="float">
            <text:p>6103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1045" calcext:value-type="float">
            <text:p>6104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1055" calcext:value-type="float">
            <text:p>6105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1065" calcext:value-type="float">
            <text:p>6106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61076" calcext:value-type="float">
            <text:p>6107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61086" calcext:value-type="float">
            <text:p>6108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1097" calcext:value-type="float">
            <text:p>6109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1110" calcext:value-type="float">
            <text:p>611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1121" calcext:value-type="float">
            <text:p>6112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1132" calcext:value-type="float">
            <text:p>611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1142" calcext:value-type="float">
            <text:p>6114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1152" calcext:value-type="float">
            <text:p>6115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1163" calcext:value-type="float">
            <text:p>6116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1173" calcext:value-type="float">
            <text:p>6117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1184" calcext:value-type="float">
            <text:p>6118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1194" calcext:value-type="float">
            <text:p>611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1204" calcext:value-type="float">
            <text:p>6120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1215" calcext:value-type="float">
            <text:p>6121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1226" calcext:value-type="float">
            <text:p>6122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1236" calcext:value-type="float">
            <text:p>6123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1247" calcext:value-type="float">
            <text:p>6124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1257" calcext:value-type="float">
            <text:p>6125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268" calcext:value-type="float">
            <text:p>6126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1278" calcext:value-type="float">
            <text:p>612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1289" calcext:value-type="float">
            <text:p>6128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61299" calcext:value-type="float">
            <text:p>61299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61310" calcext:value-type="float">
            <text:p>61310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61321" calcext:value-type="float">
            <text:p>6132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61331" calcext:value-type="float">
            <text:p>6133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61342" calcext:value-type="float">
            <text:p>6134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1352" calcext:value-type="float">
            <text:p>6135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1362" calcext:value-type="float">
            <text:p>6136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1373" calcext:value-type="float">
            <text:p>6137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1383" calcext:value-type="float">
            <text:p>6138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1394" calcext:value-type="float">
            <text:p>6139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1404" calcext:value-type="float">
            <text:p>6140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1414" calcext:value-type="float">
            <text:p>6141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1425" calcext:value-type="float">
            <text:p>6142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1436" calcext:value-type="float">
            <text:p>6143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1446" calcext:value-type="float">
            <text:p>6144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1457" calcext:value-type="float">
            <text:p>6145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1467" calcext:value-type="float">
            <text:p>6146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1477" calcext:value-type="float">
            <text:p>6147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1488" calcext:value-type="float">
            <text:p>6148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1498" calcext:value-type="float">
            <text:p>6149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1509" calcext:value-type="float">
            <text:p>6150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1520" calcext:value-type="float">
            <text:p>6152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1531" calcext:value-type="float">
            <text:p>6153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1541" calcext:value-type="float">
            <text:p>6154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1552" calcext:value-type="float">
            <text:p>6155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1562" calcext:value-type="float">
            <text:p>6156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61572" calcext:value-type="float">
            <text:p>6157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61583" calcext:value-type="float">
            <text:p>6158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1593" calcext:value-type="float">
            <text:p>6159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1604" calcext:value-type="float">
            <text:p>616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614" calcext:value-type="float">
            <text:p>616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1624" calcext:value-type="float">
            <text:p>6162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1636" calcext:value-type="float">
            <text:p>61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1646" calcext:value-type="float">
            <text:p>6164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1657" calcext:value-type="float">
            <text:p>6165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1667" calcext:value-type="float">
            <text:p>6166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1677" calcext:value-type="float">
            <text:p>6167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1688" calcext:value-type="float">
            <text:p>6168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1698" calcext:value-type="float">
            <text:p>61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1709" calcext:value-type="float">
            <text:p>6170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1719" calcext:value-type="float">
            <text:p>6171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1730" calcext:value-type="float">
            <text:p>6173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741" calcext:value-type="float">
            <text:p>6174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1751" calcext:value-type="float">
            <text:p>617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1762" calcext:value-type="float">
            <text:p>6176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1772" calcext:value-type="float">
            <text:p>6177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1782" calcext:value-type="float">
            <text:p>6178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1793" calcext:value-type="float">
            <text:p>61793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61803" calcext:value-type="float">
            <text:p>6180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61814" calcext:value-type="float">
            <text:p>6181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1824" calcext:value-type="float">
            <text:p>6182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61834" calcext:value-type="float">
            <text:p>61834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61846" calcext:value-type="float">
            <text:p>6184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1856" calcext:value-type="float">
            <text:p>6185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1867" calcext:value-type="float">
            <text:p>6186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1877" calcext:value-type="float">
            <text:p>6187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1887" calcext:value-type="float">
            <text:p>6188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1898" calcext:value-type="float">
            <text:p>6189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1908" calcext:value-type="float">
            <text:p>6190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1919" calcext:value-type="float">
            <text:p>6191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1929" calcext:value-type="float">
            <text:p>6192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1940" calcext:value-type="float">
            <text:p>6194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1951" calcext:value-type="float">
            <text:p>6195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1961" calcext:value-type="float">
            <text:p>6196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1972" calcext:value-type="float">
            <text:p>6197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1982" calcext:value-type="float">
            <text:p>6198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1993" calcext:value-type="float">
            <text:p>619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2003" calcext:value-type="float">
            <text:p>6200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014" calcext:value-type="float">
            <text:p>6201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2024" calcext:value-type="float">
            <text:p>6202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035" calcext:value-type="float">
            <text:p>6203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2045" calcext:value-type="float">
            <text:p>6204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2056" calcext:value-type="float">
            <text:p>6205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066" calcext:value-type="float">
            <text:p>62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077" calcext:value-type="float">
            <text:p>6207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2087" calcext:value-type="float">
            <text:p>6208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097" calcext:value-type="float">
            <text:p>6209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108" calcext:value-type="float">
            <text:p>6210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118" calcext:value-type="float">
            <text:p>6211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129" calcext:value-type="float">
            <text:p>6212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2139" calcext:value-type="float">
            <text:p>6213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150" calcext:value-type="float">
            <text:p>6215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160" calcext:value-type="float">
            <text:p>6216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171" calcext:value-type="float">
            <text:p>6217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181" calcext:value-type="float">
            <text:p>6218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2192" calcext:value-type="float">
            <text:p>6219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202" calcext:value-type="float">
            <text:p>6220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213" calcext:value-type="float">
            <text:p>6221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223" calcext:value-type="float">
            <text:p>6222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234" calcext:value-type="float">
            <text:p>6223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244" calcext:value-type="float">
            <text:p>6224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2255" calcext:value-type="float">
            <text:p>6225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2265" calcext:value-type="float">
            <text:p>6226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2276" calcext:value-type="float">
            <text:p>6227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2286" calcext:value-type="float">
            <text:p>6228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2296" calcext:value-type="float">
            <text:p>6229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2307" calcext:value-type="float">
            <text:p>6230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2318" calcext:value-type="float">
            <text:p>6231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2328" calcext:value-type="float">
            <text:p>6232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2339" calcext:value-type="float">
            <text:p>6233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350" calcext:value-type="float">
            <text:p>6235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2360" calcext:value-type="float">
            <text:p>6236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2371" calcext:value-type="float">
            <text:p>6237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2381" calcext:value-type="float">
            <text:p>6238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2391" calcext:value-type="float">
            <text:p>6239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2402" calcext:value-type="float">
            <text:p>6240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2412" calcext:value-type="float">
            <text:p>6241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2423" calcext:value-type="float">
            <text:p>6242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2433" calcext:value-type="float">
            <text:p>6243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2444" calcext:value-type="float">
            <text:p>6244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2455" calcext:value-type="float">
            <text:p>6245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465" calcext:value-type="float">
            <text:p>6246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476" calcext:value-type="float">
            <text:p>6247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486" calcext:value-type="float">
            <text:p>6248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497" calcext:value-type="float">
            <text:p>6249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507" calcext:value-type="float">
            <text:p>6250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2518" calcext:value-type="float">
            <text:p>6251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528" calcext:value-type="float">
            <text:p>6252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538" calcext:value-type="float">
            <text:p>6253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549" calcext:value-type="float">
            <text:p>6254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560" calcext:value-type="float">
            <text:p>6256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2570" calcext:value-type="float">
            <text:p>6257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2581" calcext:value-type="float">
            <text:p>6258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2591" calcext:value-type="float">
            <text:p>6259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2602" calcext:value-type="float">
            <text:p>6260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2612" calcext:value-type="float">
            <text:p>6261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2622" calcext:value-type="float">
            <text:p>6262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2633" calcext:value-type="float">
            <text:p>6263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2643" calcext:value-type="float">
            <text:p>6264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2654" calcext:value-type="float">
            <text:p>6265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2665" calcext:value-type="float">
            <text:p>6266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2675" calcext:value-type="float">
            <text:p>6267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2685" calcext:value-type="float">
            <text:p>6268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2696" calcext:value-type="float">
            <text:p>6269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2706" calcext:value-type="float">
            <text:p>6270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2716" calcext:value-type="float">
            <text:p>6271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2727" calcext:value-type="float">
            <text:p>6272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2737" calcext:value-type="float">
            <text:p>6273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2748" calcext:value-type="float">
            <text:p>6274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2759" calcext:value-type="float">
            <text:p>6275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770" calcext:value-type="float">
            <text:p>6277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780" calcext:value-type="float">
            <text:p>6278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2791" calcext:value-type="float">
            <text:p>6279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801" calcext:value-type="float">
            <text:p>6280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812" calcext:value-type="float">
            <text:p>6281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822" calcext:value-type="float">
            <text:p>6282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833" calcext:value-type="float">
            <text:p>6283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843" calcext:value-type="float">
            <text:p>6284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854" calcext:value-type="float">
            <text:p>6285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2864" calcext:value-type="float">
            <text:p>62864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62875" calcext:value-type="float">
            <text:p>6287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62885" calcext:value-type="float">
            <text:p>6288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2896" calcext:value-type="float">
            <text:p>6289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2906" calcext:value-type="float">
            <text:p>6290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2917" calcext:value-type="float">
            <text:p>6291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2927" calcext:value-type="float">
            <text:p>629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2938" calcext:value-type="float">
            <text:p>6293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2948" calcext:value-type="float">
            <text:p>6294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2959" calcext:value-type="float">
            <text:p>6295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2970" calcext:value-type="float">
            <text:p>6297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2980" calcext:value-type="float">
            <text:p>6298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2991" calcext:value-type="float">
            <text:p>6299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3001" calcext:value-type="float">
            <text:p>6300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3011" calcext:value-type="float">
            <text:p>6301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3022" calcext:value-type="float">
            <text:p>6302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3032" calcext:value-type="float">
            <text:p>6303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3043" calcext:value-type="float">
            <text:p>6304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3053" calcext:value-type="float">
            <text:p>6305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3064" calcext:value-type="float">
            <text:p>6306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3075" calcext:value-type="float">
            <text:p>630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3085" calcext:value-type="float">
            <text:p>6308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3095" calcext:value-type="float">
            <text:p>6309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63106" calcext:value-type="float">
            <text:p>6310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63116" calcext:value-type="float">
            <text:p>6311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3127" calcext:value-type="float">
            <text:p>6312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63137" calcext:value-type="float">
            <text:p>6313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63148" calcext:value-type="float">
            <text:p>6314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3159" calcext:value-type="float">
            <text:p>6315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3170" calcext:value-type="float">
            <text:p>6317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3180" calcext:value-type="float">
            <text:p>6318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3191" calcext:value-type="float">
            <text:p>6319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3201" calcext:value-type="float">
            <text:p>6320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3211" calcext:value-type="float">
            <text:p>6321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3222" calcext:value-type="float">
            <text:p>6322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3232" calcext:value-type="float">
            <text:p>6323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3243" calcext:value-type="float">
            <text:p>6324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3253" calcext:value-type="float">
            <text:p>6325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3264" calcext:value-type="float">
            <text:p>6326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3275" calcext:value-type="float">
            <text:p>6327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3285" calcext:value-type="float">
            <text:p>6328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3296" calcext:value-type="float">
            <text:p>6329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3306" calcext:value-type="float">
            <text:p>6330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3317" calcext:value-type="float">
            <text:p>6331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3327" calcext:value-type="float">
            <text:p>6332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3338" calcext:value-type="float">
            <text:p>6333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3348" calcext:value-type="float">
            <text:p>6334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3359" calcext:value-type="float">
            <text:p>6335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63369" calcext:value-type="float">
            <text:p>6336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63380" calcext:value-type="float">
            <text:p>6338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3390" calcext:value-type="float">
            <text:p>6339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3400" calcext:value-type="float">
            <text:p>634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411" calcext:value-type="float">
            <text:p>6341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3421" calcext:value-type="float">
            <text:p>6342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3432" calcext:value-type="float">
            <text:p>6343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3442" calcext:value-type="float">
            <text:p>6344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3452" calcext:value-type="float">
            <text:p>6345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3464" calcext:value-type="float">
            <text:p>6346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3475" calcext:value-type="float">
            <text:p>6347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3486" calcext:value-type="float">
            <text:p>6348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3496" calcext:value-type="float">
            <text:p>6349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3507" calcext:value-type="float">
            <text:p>6350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3518" calcext:value-type="float">
            <text:p>6351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3528" calcext:value-type="float">
            <text:p>6352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3538" calcext:value-type="float">
            <text:p>6353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3549" calcext:value-type="float">
            <text:p>6354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3559" calcext:value-type="float">
            <text:p>6355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3570" calcext:value-type="float">
            <text:p>6357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3581" calcext:value-type="float">
            <text:p>6358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3591" calcext:value-type="float">
            <text:p>6359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63602" calcext:value-type="float">
            <text:p>63602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63612" calcext:value-type="float">
            <text:p>63612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63623" calcext:value-type="float">
            <text:p>63623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63633" calcext:value-type="float">
            <text:p>6363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3644" calcext:value-type="float">
            <text:p>6364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3654" calcext:value-type="float">
            <text:p>6365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3665" calcext:value-type="float">
            <text:p>6366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3676" calcext:value-type="float">
            <text:p>6367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3686" calcext:value-type="float">
            <text:p>6368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3697" calcext:value-type="float">
            <text:p>6369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3707" calcext:value-type="float">
            <text:p>6370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3718" calcext:value-type="float">
            <text:p>6371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3728" calcext:value-type="float">
            <text:p>6372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3738" calcext:value-type="float">
            <text:p>6373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3749" calcext:value-type="float">
            <text:p>6374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3759" calcext:value-type="float">
            <text:p>6375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3770" calcext:value-type="float">
            <text:p>6377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3780" calcext:value-type="float">
            <text:p>6378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3791" calcext:value-type="float">
            <text:p>6379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3801" calcext:value-type="float">
            <text:p>6380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3812" calcext:value-type="float">
            <text:p>6381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3822" calcext:value-type="float">
            <text:p>6382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3833" calcext:value-type="float">
            <text:p>6383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3843" calcext:value-type="float">
            <text:p>6384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3853" calcext:value-type="float">
            <text:p>6385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3864" calcext:value-type="float">
            <text:p>6386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3875" calcext:value-type="float">
            <text:p>6387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3886" calcext:value-type="float">
            <text:p>6388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3896" calcext:value-type="float">
            <text:p>6389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3907" calcext:value-type="float">
            <text:p>6390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3918" calcext:value-type="float">
            <text:p>6391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3928" calcext:value-type="float">
            <text:p>6392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3938" calcext:value-type="float">
            <text:p>6393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3949" calcext:value-type="float">
            <text:p>6394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3959" calcext:value-type="float">
            <text:p>6395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3969" calcext:value-type="float">
            <text:p>6396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3980" calcext:value-type="float">
            <text:p>6398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3991" calcext:value-type="float">
            <text:p>6399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4002" calcext:value-type="float">
            <text:p>6400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4012" calcext:value-type="float">
            <text:p>6401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4023" calcext:value-type="float">
            <text:p>6402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4033" calcext:value-type="float">
            <text:p>6403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4044" calcext:value-type="float">
            <text:p>6404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4054" calcext:value-type="float">
            <text:p>6405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4065" calcext:value-type="float">
            <text:p>6406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4075" calcext:value-type="float">
            <text:p>6407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4085" calcext:value-type="float">
            <text:p>6408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4096" calcext:value-type="float">
            <text:p>6409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4107" calcext:value-type="float">
            <text:p>6410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4118" calcext:value-type="float">
            <text:p>6411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4128" calcext:value-type="float">
            <text:p>6412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4138" calcext:value-type="float">
            <text:p>6413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4149" calcext:value-type="float">
            <text:p>6414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4159" calcext:value-type="float">
            <text:p>6415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4170" calcext:value-type="float">
            <text:p>6417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4180" calcext:value-type="float">
            <text:p>6418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4191" calcext:value-type="float">
            <text:p>6419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4202" calcext:value-type="float">
            <text:p>6420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4212" calcext:value-type="float">
            <text:p>6421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4223" calcext:value-type="float">
            <text:p>6422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4233" calcext:value-type="float">
            <text:p>6423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4244" calcext:value-type="float">
            <text:p>6424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4254" calcext:value-type="float">
            <text:p>6425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4264" calcext:value-type="float">
            <text:p>6426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4275" calcext:value-type="float">
            <text:p>6427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4285" calcext:value-type="float">
            <text:p>6428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4296" calcext:value-type="float">
            <text:p>6429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4307" calcext:value-type="float">
            <text:p>6430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4318" calcext:value-type="float">
            <text:p>6431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4328" calcext:value-type="float">
            <text:p>6432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4339" calcext:value-type="float">
            <text:p>6433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4349" calcext:value-type="float">
            <text:p>6434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4359" calcext:value-type="float">
            <text:p>6435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4370" calcext:value-type="float">
            <text:p>6437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4380" calcext:value-type="float">
            <text:p>6438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4391" calcext:value-type="float">
            <text:p>6439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4402" calcext:value-type="float">
            <text:p>6440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4412" calcext:value-type="float">
            <text:p>6441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4423" calcext:value-type="float">
            <text:p>6442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4433" calcext:value-type="float">
            <text:p>6443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4444" calcext:value-type="float">
            <text:p>6444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4454" calcext:value-type="float">
            <text:p>6445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4465" calcext:value-type="float">
            <text:p>6446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4475" calcext:value-type="float">
            <text:p>6447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4486" calcext:value-type="float">
            <text:p>6448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4496" calcext:value-type="float">
            <text:p>6449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4507" calcext:value-type="float">
            <text:p>6450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4517" calcext:value-type="float">
            <text:p>6451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4528" calcext:value-type="float">
            <text:p>6452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4538" calcext:value-type="float">
            <text:p>6453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4548" calcext:value-type="float">
            <text:p>6454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4559" calcext:value-type="float">
            <text:p>6455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4569" calcext:value-type="float">
            <text:p>6456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4580" calcext:value-type="float">
            <text:p>6458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4592" calcext:value-type="float">
            <text:p>6459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4603" calcext:value-type="float">
            <text:p>6460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4613" calcext:value-type="float">
            <text:p>64613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4624" calcext:value-type="float">
            <text:p>6462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4634" calcext:value-type="float">
            <text:p>6463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4644" calcext:value-type="float">
            <text:p>6464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4655" calcext:value-type="float">
            <text:p>6465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4665" calcext:value-type="float">
            <text:p>6466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64676" calcext:value-type="float">
            <text:p>6467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64686" calcext:value-type="float">
            <text:p>6468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4696" calcext:value-type="float">
            <text:p>6469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4708" calcext:value-type="float">
            <text:p>6470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4718" calcext:value-type="float">
            <text:p>6471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4729" calcext:value-type="float">
            <text:p>6472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4739" calcext:value-type="float">
            <text:p>6473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4750" calcext:value-type="float">
            <text:p>647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4760" calcext:value-type="float">
            <text:p>6476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4770" calcext:value-type="float">
            <text:p>6477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4781" calcext:value-type="float">
            <text:p>6478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4791" calcext:value-type="float">
            <text:p>6479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4802" calcext:value-type="float">
            <text:p>6480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4813" calcext:value-type="float">
            <text:p>6481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4823" calcext:value-type="float">
            <text:p>6482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4834" calcext:value-type="float">
            <text:p>6483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4844" calcext:value-type="float">
            <text:p>6484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4854" calcext:value-type="float">
            <text:p>648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4865" calcext:value-type="float">
            <text:p>6486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4875" calcext:value-type="float">
            <text:p>6487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4885" calcext:value-type="float">
            <text:p>6488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4896" calcext:value-type="float">
            <text:p>6489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4906" calcext:value-type="float">
            <text:p>6490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64918" calcext:value-type="float">
            <text:p>64918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64928" calcext:value-type="float">
            <text:p>64928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64939" calcext:value-type="float">
            <text:p>64939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64949" calcext:value-type="float">
            <text:p>64949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4960" calcext:value-type="float">
            <text:p>6496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4970" calcext:value-type="float">
            <text:p>6497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4980" calcext:value-type="float">
            <text:p>6498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4991" calcext:value-type="float">
            <text:p>6499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5001" calcext:value-type="float">
            <text:p>6500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5012" calcext:value-type="float">
            <text:p>6501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5023" calcext:value-type="float">
            <text:p>6502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5033" calcext:value-type="float">
            <text:p>6503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5044" calcext:value-type="float">
            <text:p>6504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5054" calcext:value-type="float">
            <text:p>6505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5065" calcext:value-type="float">
            <text:p>6506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5075" calcext:value-type="float">
            <text:p>6507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5085" calcext:value-type="float">
            <text:p>6508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5096" calcext:value-type="float">
            <text:p>6509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5106" calcext:value-type="float">
            <text:p>6510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5117" calcext:value-type="float">
            <text:p>6511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5127" calcext:value-type="float">
            <text:p>6512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5138" calcext:value-type="float">
            <text:p>6513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5148" calcext:value-type="float">
            <text:p>6514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5159" calcext:value-type="float">
            <text:p>6515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65169" calcext:value-type="float">
            <text:p>6516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5180" calcext:value-type="float">
            <text:p>6518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5190" calcext:value-type="float">
            <text:p>6519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5201" calcext:value-type="float">
            <text:p>6520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5212" calcext:value-type="float">
            <text:p>6521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5222" calcext:value-type="float">
            <text:p>6522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5233" calcext:value-type="float">
            <text:p>6523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5243" calcext:value-type="float">
            <text:p>6524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5253" calcext:value-type="float">
            <text:p>6525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5264" calcext:value-type="float">
            <text:p>6526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5274" calcext:value-type="float">
            <text:p>6527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5284" calcext:value-type="float">
            <text:p>6528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5295" calcext:value-type="float">
            <text:p>652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305" calcext:value-type="float">
            <text:p>653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316" calcext:value-type="float">
            <text:p>6531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5327" calcext:value-type="float">
            <text:p>6532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5337" calcext:value-type="float">
            <text:p>6533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5347" calcext:value-type="float">
            <text:p>6534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5358" calcext:value-type="float">
            <text:p>6535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5368" calcext:value-type="float">
            <text:p>6536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5378" calcext:value-type="float">
            <text:p>6537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5389" calcext:value-type="float">
            <text:p>6538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65399" calcext:value-type="float">
            <text:p>65399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65410" calcext:value-type="float">
            <text:p>65410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65421" calcext:value-type="float">
            <text:p>6542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65432" calcext:value-type="float">
            <text:p>6543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65443" calcext:value-type="float">
            <text:p>6544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5453" calcext:value-type="float">
            <text:p>6545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5463" calcext:value-type="float">
            <text:p>6546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5474" calcext:value-type="float">
            <text:p>6547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5484" calcext:value-type="float">
            <text:p>6548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5495" calcext:value-type="float">
            <text:p>6549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5505" calcext:value-type="float">
            <text:p>6550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5516" calcext:value-type="float">
            <text:p>6551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5527" calcext:value-type="float">
            <text:p>6552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5538" calcext:value-type="float">
            <text:p>6553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5548" calcext:value-type="float">
            <text:p>6554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5559" calcext:value-type="float">
            <text:p>6555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5569" calcext:value-type="float">
            <text:p>6556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5579" calcext:value-type="float">
            <text:p>6557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5590" calcext:value-type="float">
            <text:p>6559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5600" calcext:value-type="float">
            <text:p>6560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5611" calcext:value-type="float">
            <text:p>6561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5622" calcext:value-type="float">
            <text:p>6562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5632" calcext:value-type="float">
            <text:p>6563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5643" calcext:value-type="float">
            <text:p>6564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5653" calcext:value-type="float">
            <text:p>6565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5664" calcext:value-type="float">
            <text:p>6566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5674" calcext:value-type="float">
            <text:p>6567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5684" calcext:value-type="float">
            <text:p>6568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5695" calcext:value-type="float">
            <text:p>6569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5705" calcext:value-type="float">
            <text:p>6570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5717" calcext:value-type="float">
            <text:p>6571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5728" calcext:value-type="float">
            <text:p>6572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5739" calcext:value-type="float">
            <text:p>6573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5749" calcext:value-type="float">
            <text:p>6574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5760" calcext:value-type="float">
            <text:p>6576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5770" calcext:value-type="float">
            <text:p>6577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5780" calcext:value-type="float">
            <text:p>6578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5791" calcext:value-type="float">
            <text:p>6579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5801" calcext:value-type="float">
            <text:p>6580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5812" calcext:value-type="float">
            <text:p>6581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5822" calcext:value-type="float">
            <text:p>6582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5833" calcext:value-type="float">
            <text:p>6583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5844" calcext:value-type="float">
            <text:p>6584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5854" calcext:value-type="float">
            <text:p>6585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5865" calcext:value-type="float">
            <text:p>6586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5875" calcext:value-type="float">
            <text:p>6587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5886" calcext:value-type="float">
            <text:p>6588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5896" calcext:value-type="float">
            <text:p>6589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5907" calcext:value-type="float">
            <text:p>6590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5918" calcext:value-type="float">
            <text:p>6591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5929" calcext:value-type="float">
            <text:p>6592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5939" calcext:value-type="float">
            <text:p>6593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5950" calcext:value-type="float">
            <text:p>6595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5960" calcext:value-type="float">
            <text:p>6596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5970" calcext:value-type="float">
            <text:p>6597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5981" calcext:value-type="float">
            <text:p>6598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5991" calcext:value-type="float">
            <text:p>6599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6002" calcext:value-type="float">
            <text:p>6600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6012" calcext:value-type="float">
            <text:p>6601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6022" calcext:value-type="float">
            <text:p>6602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6033" calcext:value-type="float">
            <text:p>6603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6044" calcext:value-type="float">
            <text:p>6604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6054" calcext:value-type="float">
            <text:p>6605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6065" calcext:value-type="float">
            <text:p>6606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6075" calcext:value-type="float">
            <text:p>6607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6085" calcext:value-type="float">
            <text:p>6608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6096" calcext:value-type="float">
            <text:p>6609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6106" calcext:value-type="float">
            <text:p>6610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6116" calcext:value-type="float">
            <text:p>6611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6127" calcext:value-type="float">
            <text:p>6612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6139" calcext:value-type="float">
            <text:p>6613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6149" calcext:value-type="float">
            <text:p>6614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6160" calcext:value-type="float">
            <text:p>6616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6170" calcext:value-type="float">
            <text:p>6617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6180" calcext:value-type="float">
            <text:p>6618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6191" calcext:value-type="float">
            <text:p>6619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6201" calcext:value-type="float">
            <text:p>6620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6211" calcext:value-type="float">
            <text:p>6621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6222" calcext:value-type="float">
            <text:p>6622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6232" calcext:value-type="float">
            <text:p>6623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6244" calcext:value-type="float">
            <text:p>6624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6254" calcext:value-type="float">
            <text:p>6625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6264" calcext:value-type="float">
            <text:p>6626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6275" calcext:value-type="float">
            <text:p>6627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6285" calcext:value-type="float">
            <text:p>6628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6296" calcext:value-type="float">
            <text:p>6629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6306" calcext:value-type="float">
            <text:p>6630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6316" calcext:value-type="float">
            <text:p>6631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6327" calcext:value-type="float">
            <text:p>6632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6337" calcext:value-type="float">
            <text:p>6633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6348" calcext:value-type="float">
            <text:p>6634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6359" calcext:value-type="float">
            <text:p>6635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6369" calcext:value-type="float">
            <text:p>6636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6380" calcext:value-type="float">
            <text:p>6638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6390" calcext:value-type="float">
            <text:p>6639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6401" calcext:value-type="float">
            <text:p>6640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6411" calcext:value-type="float">
            <text:p>6641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6422" calcext:value-type="float">
            <text:p>6642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6432" calcext:value-type="float">
            <text:p>6643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6443" calcext:value-type="float">
            <text:p>6644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6453" calcext:value-type="float">
            <text:p>66453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6464" calcext:value-type="float">
            <text:p>6646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6474" calcext:value-type="float">
            <text:p>6647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66484" calcext:value-type="float">
            <text:p>6648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6495" calcext:value-type="float">
            <text:p>6649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6505" calcext:value-type="float">
            <text:p>6650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6516" calcext:value-type="float">
            <text:p>6651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6526" calcext:value-type="float">
            <text:p>6652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6537" calcext:value-type="float">
            <text:p>6653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6548" calcext:value-type="float">
            <text:p>6654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6559" calcext:value-type="float">
            <text:p>6655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6569" calcext:value-type="float">
            <text:p>6656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6579" calcext:value-type="float">
            <text:p>6657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6590" calcext:value-type="float">
            <text:p>6659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6600" calcext:value-type="float">
            <text:p>666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6611" calcext:value-type="float">
            <text:p>6661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6621" calcext:value-type="float">
            <text:p>6662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6631" calcext:value-type="float">
            <text:p>6663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6642" calcext:value-type="float">
            <text:p>666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6653" calcext:value-type="float">
            <text:p>6665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6663" calcext:value-type="float">
            <text:p>6666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6674" calcext:value-type="float">
            <text:p>666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6684" calcext:value-type="float">
            <text:p>6668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6695" calcext:value-type="float">
            <text:p>6669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6705" calcext:value-type="float">
            <text:p>6670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66716" calcext:value-type="float">
            <text:p>6671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66726" calcext:value-type="float">
            <text:p>6672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66737" calcext:value-type="float">
            <text:p>66737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66748" calcext:value-type="float">
            <text:p>6674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66758" calcext:value-type="float">
            <text:p>6675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6769" calcext:value-type="float">
            <text:p>6676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6779" calcext:value-type="float">
            <text:p>6677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6789" calcext:value-type="float">
            <text:p>6678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6800" calcext:value-type="float">
            <text:p>668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6810" calcext:value-type="float">
            <text:p>6681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6821" calcext:value-type="float">
            <text:p>6682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6831" calcext:value-type="float">
            <text:p>6683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6841" calcext:value-type="float">
            <text:p>6684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6852" calcext:value-type="float">
            <text:p>6685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6863" calcext:value-type="float">
            <text:p>66863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6873" calcext:value-type="float">
            <text:p>6687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6884" calcext:value-type="float">
            <text:p>6688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6894" calcext:value-type="float">
            <text:p>6689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6904" calcext:value-type="float">
            <text:p>6690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6915" calcext:value-type="float">
            <text:p>669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6925" calcext:value-type="float">
            <text:p>6692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6935" calcext:value-type="float">
            <text:p>6693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6946" calcext:value-type="float">
            <text:p>6694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66957" calcext:value-type="float">
            <text:p>6695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66968" calcext:value-type="float">
            <text:p>6696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6978" calcext:value-type="float">
            <text:p>6697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6989" calcext:value-type="float">
            <text:p>6698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6999" calcext:value-type="float">
            <text:p>6699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7010" calcext:value-type="float">
            <text:p>6701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7020" calcext:value-type="float">
            <text:p>6702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7031" calcext:value-type="float">
            <text:p>6703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7041" calcext:value-type="float">
            <text:p>6704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7052" calcext:value-type="float">
            <text:p>6705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7062" calcext:value-type="float">
            <text:p>6706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7073" calcext:value-type="float">
            <text:p>6707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7083" calcext:value-type="float">
            <text:p>6708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7094" calcext:value-type="float">
            <text:p>670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7104" calcext:value-type="float">
            <text:p>671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7115" calcext:value-type="float">
            <text:p>6711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7125" calcext:value-type="float">
            <text:p>671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7136" calcext:value-type="float">
            <text:p>6713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7146" calcext:value-type="float">
            <text:p>6714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7157" calcext:value-type="float">
            <text:p>6715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7168" calcext:value-type="float">
            <text:p>6716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7178" calcext:value-type="float">
            <text:p>6717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7189" calcext:value-type="float">
            <text:p>6718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67199" calcext:value-type="float">
            <text:p>67199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67210" calcext:value-type="float">
            <text:p>6721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67221" calcext:value-type="float">
            <text:p>6722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67231" calcext:value-type="float">
            <text:p>6723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67242" calcext:value-type="float">
            <text:p>6724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7252" calcext:value-type="float">
            <text:p>6725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7263" calcext:value-type="float">
            <text:p>6726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7273" calcext:value-type="float">
            <text:p>6727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7284" calcext:value-type="float">
            <text:p>6728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7294" calcext:value-type="float">
            <text:p>6729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7305" calcext:value-type="float">
            <text:p>6730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7315" calcext:value-type="float">
            <text:p>6731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7326" calcext:value-type="float">
            <text:p>6732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7336" calcext:value-type="float">
            <text:p>6733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7347" calcext:value-type="float">
            <text:p>6734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7357" calcext:value-type="float">
            <text:p>6735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7368" calcext:value-type="float">
            <text:p>6736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7378" calcext:value-type="float">
            <text:p>6737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7389" calcext:value-type="float">
            <text:p>6738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7399" calcext:value-type="float">
            <text:p>6739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7409" calcext:value-type="float">
            <text:p>6740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7420" calcext:value-type="float">
            <text:p>6742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7430" calcext:value-type="float">
            <text:p>6743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7440" calcext:value-type="float">
            <text:p>6744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7451" calcext:value-type="float">
            <text:p>6745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7461" calcext:value-type="float">
            <text:p>6746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7473" calcext:value-type="float">
            <text:p>6747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7483" calcext:value-type="float">
            <text:p>6748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7494" calcext:value-type="float">
            <text:p>6749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7504" calcext:value-type="float">
            <text:p>6750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7515" calcext:value-type="float">
            <text:p>6751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7525" calcext:value-type="float">
            <text:p>6752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7535" calcext:value-type="float">
            <text:p>6753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7546" calcext:value-type="float">
            <text:p>6754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7557" calcext:value-type="float">
            <text:p>6755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7567" calcext:value-type="float">
            <text:p>6756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7578" calcext:value-type="float">
            <text:p>6757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7588" calcext:value-type="float">
            <text:p>6758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7599" calcext:value-type="float">
            <text:p>6759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7609" calcext:value-type="float">
            <text:p>6760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7620" calcext:value-type="float">
            <text:p>6762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7630" calcext:value-type="float">
            <text:p>6763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7640" calcext:value-type="float">
            <text:p>6764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7651" calcext:value-type="float">
            <text:p>6765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7663" calcext:value-type="float">
            <text:p>6766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7674" calcext:value-type="float">
            <text:p>6767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7684" calcext:value-type="float">
            <text:p>6768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7695" calcext:value-type="float">
            <text:p>6769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7705" calcext:value-type="float">
            <text:p>6770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7716" calcext:value-type="float">
            <text:p>6771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7726" calcext:value-type="float">
            <text:p>6772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7736" calcext:value-type="float">
            <text:p>6773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7747" calcext:value-type="float">
            <text:p>6774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7757" calcext:value-type="float">
            <text:p>6775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7768" calcext:value-type="float">
            <text:p>6776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7779" calcext:value-type="float">
            <text:p>6777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7789" calcext:value-type="float">
            <text:p>6778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7800" calcext:value-type="float">
            <text:p>678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7810" calcext:value-type="float">
            <text:p>6781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7821" calcext:value-type="float">
            <text:p>6782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7831" calcext:value-type="float">
            <text:p>6783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7841" calcext:value-type="float">
            <text:p>6784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7852" calcext:value-type="float">
            <text:p>6785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7862" calcext:value-type="float">
            <text:p>6786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7873" calcext:value-type="float">
            <text:p>6787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7884" calcext:value-type="float">
            <text:p>6788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7894" calcext:value-type="float">
            <text:p>6789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7905" calcext:value-type="float">
            <text:p>6790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7915" calcext:value-type="float">
            <text:p>6791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7926" calcext:value-type="float">
            <text:p>6792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7936" calcext:value-type="float">
            <text:p>6793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7947" calcext:value-type="float">
            <text:p>6794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7957" calcext:value-type="float">
            <text:p>6795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7968" calcext:value-type="float">
            <text:p>6796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7978" calcext:value-type="float">
            <text:p>6797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7989" calcext:value-type="float">
            <text:p>6798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7999" calcext:value-type="float">
            <text:p>6799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8009" calcext:value-type="float">
            <text:p>6800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8020" calcext:value-type="float">
            <text:p>6802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8030" calcext:value-type="float">
            <text:p>6803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8041" calcext:value-type="float">
            <text:p>6804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8051" calcext:value-type="float">
            <text:p>6805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8061" calcext:value-type="float">
            <text:p>6806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8072" calcext:value-type="float">
            <text:p>6807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8083" calcext:value-type="float">
            <text:p>68083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8094" calcext:value-type="float">
            <text:p>6809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8104" calcext:value-type="float">
            <text:p>6810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8115" calcext:value-type="float">
            <text:p>6811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8125" calcext:value-type="float">
            <text:p>6812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8136" calcext:value-type="float">
            <text:p>6813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8146" calcext:value-type="float">
            <text:p>6814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8157" calcext:value-type="float">
            <text:p>6815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8167" calcext:value-type="float">
            <text:p>6816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8178" calcext:value-type="float">
            <text:p>6817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8189" calcext:value-type="float">
            <text:p>6818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8199" calcext:value-type="float">
            <text:p>6819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8210" calcext:value-type="float">
            <text:p>6821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8220" calcext:value-type="float">
            <text:p>6822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8231" calcext:value-type="float">
            <text:p>6823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8241" calcext:value-type="float">
            <text:p>6824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8252" calcext:value-type="float">
            <text:p>6825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8262" calcext:value-type="float">
            <text:p>6826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8273" calcext:value-type="float">
            <text:p>6827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68284" calcext:value-type="float">
            <text:p>682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8294" calcext:value-type="float">
            <text:p>6829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8305" calcext:value-type="float">
            <text:p>6830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8315" calcext:value-type="float">
            <text:p>6831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8326" calcext:value-type="float">
            <text:p>683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336" calcext:value-type="float">
            <text:p>6833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8346" calcext:value-type="float">
            <text:p>6834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8357" calcext:value-type="float">
            <text:p>6835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8367" calcext:value-type="float">
            <text:p>683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378" calcext:value-type="float">
            <text:p>6837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8388" calcext:value-type="float">
            <text:p>6838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8399" calcext:value-type="float">
            <text:p>6839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8409" calcext:value-type="float">
            <text:p>6840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8420" calcext:value-type="float">
            <text:p>6842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8430" calcext:value-type="float">
            <text:p>6843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8440" calcext:value-type="float">
            <text:p>684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8451" calcext:value-type="float">
            <text:p>6845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8461" calcext:value-type="float">
            <text:p>6846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8472" calcext:value-type="float">
            <text:p>6847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8483" calcext:value-type="float">
            <text:p>6848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8494" calcext:value-type="float">
            <text:p>6849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8504" calcext:value-type="float">
            <text:p>6850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8515" calcext:value-type="float">
            <text:p>6851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68525" calcext:value-type="float">
            <text:p>68525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68535" calcext:value-type="float">
            <text:p>6853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68546" calcext:value-type="float">
            <text:p>6854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68556" calcext:value-type="float">
            <text:p>6855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68567" calcext:value-type="float">
            <text:p>6856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8577" calcext:value-type="float">
            <text:p>6857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8587" calcext:value-type="float">
            <text:p>6858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8599" calcext:value-type="float">
            <text:p>6859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8609" calcext:value-type="float">
            <text:p>6860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8620" calcext:value-type="float">
            <text:p>6862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8630" calcext:value-type="float">
            <text:p>6863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8641" calcext:value-type="float">
            <text:p>6864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8651" calcext:value-type="float">
            <text:p>6865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8662" calcext:value-type="float">
            <text:p>6866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8672" calcext:value-type="float">
            <text:p>6867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8682" calcext:value-type="float">
            <text:p>6868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8693" calcext:value-type="float">
            <text:p>6869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8704" calcext:value-type="float">
            <text:p>6870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8714" calcext:value-type="float">
            <text:p>6871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8725" calcext:value-type="float">
            <text:p>6872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8735" calcext:value-type="float">
            <text:p>6873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8746" calcext:value-type="float">
            <text:p>6874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68756" calcext:value-type="float">
            <text:p>6875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8766" calcext:value-type="float">
            <text:p>6876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8777" calcext:value-type="float">
            <text:p>6877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8787" calcext:value-type="float">
            <text:p>6878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8798" calcext:value-type="float">
            <text:p>6879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8809" calcext:value-type="float">
            <text:p>6880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8819" calcext:value-type="float">
            <text:p>6881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8829" calcext:value-type="float">
            <text:p>6882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8840" calcext:value-type="float">
            <text:p>6884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8850" calcext:value-type="float">
            <text:p>6885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8860" calcext:value-type="float">
            <text:p>6886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8871" calcext:value-type="float">
            <text:p>6887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8881" calcext:value-type="float">
            <text:p>6888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8892" calcext:value-type="float">
            <text:p>6889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8903" calcext:value-type="float">
            <text:p>6890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8914" calcext:value-type="float">
            <text:p>6891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8925" calcext:value-type="float">
            <text:p>6892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8935" calcext:value-type="float">
            <text:p>6893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8945" calcext:value-type="float">
            <text:p>6894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8956" calcext:value-type="float">
            <text:p>6895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8966" calcext:value-type="float">
            <text:p>6896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8977" calcext:value-type="float">
            <text:p>6897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8987" calcext:value-type="float">
            <text:p>68987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68998" calcext:value-type="float">
            <text:p>68998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69008" calcext:value-type="float">
            <text:p>69008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69019" calcext:value-type="float">
            <text:p>6901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69029" calcext:value-type="float">
            <text:p>6902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69040" calcext:value-type="float">
            <text:p>6904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9050" calcext:value-type="float">
            <text:p>6905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9061" calcext:value-type="float">
            <text:p>6906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9071" calcext:value-type="float">
            <text:p>6907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9082" calcext:value-type="float">
            <text:p>6908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9092" calcext:value-type="float">
            <text:p>6909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9103" calcext:value-type="float">
            <text:p>6910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114" calcext:value-type="float">
            <text:p>6911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124" calcext:value-type="float">
            <text:p>6912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135" calcext:value-type="float">
            <text:p>6913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145" calcext:value-type="float">
            <text:p>6914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155" calcext:value-type="float">
            <text:p>6915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166" calcext:value-type="float">
            <text:p>6916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9176" calcext:value-type="float">
            <text:p>6917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187" calcext:value-type="float">
            <text:p>6918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197" calcext:value-type="float">
            <text:p>6919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208" calcext:value-type="float">
            <text:p>6920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218" calcext:value-type="float">
            <text:p>6921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229" calcext:value-type="float">
            <text:p>6922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239" calcext:value-type="float">
            <text:p>6923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250" calcext:value-type="float">
            <text:p>6925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9260" calcext:value-type="float">
            <text:p>6926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9271" calcext:value-type="float">
            <text:p>6927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282" calcext:value-type="float">
            <text:p>6928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292" calcext:value-type="float">
            <text:p>6929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303" calcext:value-type="float">
            <text:p>6930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313" calcext:value-type="float">
            <text:p>6931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9324" calcext:value-type="float">
            <text:p>6932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9334" calcext:value-type="float">
            <text:p>6933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9345" calcext:value-type="float">
            <text:p>6934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9355" calcext:value-type="float">
            <text:p>6935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9365" calcext:value-type="float">
            <text:p>6936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9376" calcext:value-type="float">
            <text:p>6937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9386" calcext:value-type="float">
            <text:p>6938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9397" calcext:value-type="float">
            <text:p>6939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9407" calcext:value-type="float">
            <text:p>6940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418" calcext:value-type="float">
            <text:p>6941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429" calcext:value-type="float">
            <text:p>6942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9439" calcext:value-type="float">
            <text:p>6943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9450" calcext:value-type="float">
            <text:p>6945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460" calcext:value-type="float">
            <text:p>6946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471" calcext:value-type="float">
            <text:p>6947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9481" calcext:value-type="float">
            <text:p>6948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9492" calcext:value-type="float">
            <text:p>6949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502" calcext:value-type="float">
            <text:p>6950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513" calcext:value-type="float">
            <text:p>6951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523" calcext:value-type="float">
            <text:p>6952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9534" calcext:value-type="float">
            <text:p>6953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544" calcext:value-type="float">
            <text:p>6954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555" calcext:value-type="float">
            <text:p>6955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565" calcext:value-type="float">
            <text:p>6956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575" calcext:value-type="float">
            <text:p>6957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586" calcext:value-type="float">
            <text:p>6958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9596" calcext:value-type="float">
            <text:p>6959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9607" calcext:value-type="float">
            <text:p>6960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617" calcext:value-type="float">
            <text:p>6961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628" calcext:value-type="float">
            <text:p>6962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639" calcext:value-type="float">
            <text:p>6963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649" calcext:value-type="float">
            <text:p>6964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660" calcext:value-type="float">
            <text:p>6966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9670" calcext:value-type="float">
            <text:p>6967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9681" calcext:value-type="float">
            <text:p>6968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9691" calcext:value-type="float">
            <text:p>6969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9701" calcext:value-type="float">
            <text:p>6970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9712" calcext:value-type="float">
            <text:p>6971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723" calcext:value-type="float">
            <text:p>6972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734" calcext:value-type="float">
            <text:p>6973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744" calcext:value-type="float">
            <text:p>6974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755" calcext:value-type="float">
            <text:p>6975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765" calcext:value-type="float">
            <text:p>6976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9776" calcext:value-type="float">
            <text:p>6977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9786" calcext:value-type="float">
            <text:p>6978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9796" calcext:value-type="float">
            <text:p>6979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9807" calcext:value-type="float">
            <text:p>6980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9817" calcext:value-type="float">
            <text:p>6981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828" calcext:value-type="float">
            <text:p>6982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839" calcext:value-type="float">
            <text:p>6983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849" calcext:value-type="float">
            <text:p>6984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860" calcext:value-type="float">
            <text:p>6986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9870" calcext:value-type="float">
            <text:p>6987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881" calcext:value-type="float">
            <text:p>6988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9891" calcext:value-type="float">
            <text:p>6989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902" calcext:value-type="float">
            <text:p>6990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912" calcext:value-type="float">
            <text:p>6991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923" calcext:value-type="float">
            <text:p>6992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9934" calcext:value-type="float">
            <text:p>6993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9944" calcext:value-type="float">
            <text:p>6994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9955" calcext:value-type="float">
            <text:p>6995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9965" calcext:value-type="float">
            <text:p>6996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9975" calcext:value-type="float">
            <text:p>6997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9986" calcext:value-type="float">
            <text:p>6998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9996" calcext:value-type="float">
            <text:p>6999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0006" calcext:value-type="float">
            <text:p>7000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0018" calcext:value-type="float">
            <text:p>7001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0029" calcext:value-type="float">
            <text:p>7002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0040" calcext:value-type="float">
            <text:p>7004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0050" calcext:value-type="float">
            <text:p>7005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0060" calcext:value-type="float">
            <text:p>7006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0071" calcext:value-type="float">
            <text:p>7007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70082" calcext:value-type="float">
            <text:p>7008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70092" calcext:value-type="float">
            <text:p>7009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0102" calcext:value-type="float">
            <text:p>7010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70113" calcext:value-type="float">
            <text:p>7011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124" calcext:value-type="float">
            <text:p>701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0135" calcext:value-type="float">
            <text:p>7013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0145" calcext:value-type="float">
            <text:p>7014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0156" calcext:value-type="float">
            <text:p>701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0166" calcext:value-type="float">
            <text:p>7016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0177" calcext:value-type="float">
            <text:p>7017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0187" calcext:value-type="float">
            <text:p>7018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0198" calcext:value-type="float">
            <text:p>7019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0208" calcext:value-type="float">
            <text:p>702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0219" calcext:value-type="float">
            <text:p>7021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0229" calcext:value-type="float">
            <text:p>7022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0240" calcext:value-type="float">
            <text:p>7024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0250" calcext:value-type="float">
            <text:p>7025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0261" calcext:value-type="float">
            <text:p>7026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0271" calcext:value-type="float">
            <text:p>7027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0282" calcext:value-type="float">
            <text:p>7028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0292" calcext:value-type="float">
            <text:p>7029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0302" calcext:value-type="float">
            <text:p>7030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0313" calcext:value-type="float">
            <text:p>7031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0326" calcext:value-type="float">
            <text:p>7032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70337" calcext:value-type="float">
            <text:p>70337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70348" calcext:value-type="float">
            <text:p>7034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0358" calcext:value-type="float">
            <text:p>70358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70369" calcext:value-type="float">
            <text:p>7036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70379" calcext:value-type="float">
            <text:p>7037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0389" calcext:value-type="float">
            <text:p>7038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0400" calcext:value-type="float">
            <text:p>704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0410" calcext:value-type="float">
            <text:p>7041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0420" calcext:value-type="float">
            <text:p>7042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0431" calcext:value-type="float">
            <text:p>7043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0442" calcext:value-type="float">
            <text:p>7044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0453" calcext:value-type="float">
            <text:p>7045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0463" calcext:value-type="float">
            <text:p>7046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0474" calcext:value-type="float">
            <text:p>7047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0484" calcext:value-type="float">
            <text:p>7048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0495" calcext:value-type="float">
            <text:p>7049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0516" calcext:value-type="float">
            <text:p>7051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0526" calcext:value-type="float">
            <text:p>7052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0537" calcext:value-type="float">
            <text:p>7053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70547" calcext:value-type="float">
            <text:p>7054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70558" calcext:value-type="float">
            <text:p>7055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70568" calcext:value-type="float">
            <text:p>7056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70578" calcext:value-type="float">
            <text:p>705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589" calcext:value-type="float">
            <text:p>7058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599" calcext:value-type="float">
            <text:p>7059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0610" calcext:value-type="float">
            <text:p>7061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0620" calcext:value-type="float">
            <text:p>7062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0630" calcext:value-type="float">
            <text:p>7063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0652" calcext:value-type="float">
            <text:p>7065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0662" calcext:value-type="float">
            <text:p>7066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672" calcext:value-type="float">
            <text:p>7067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683" calcext:value-type="float">
            <text:p>7068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0693" calcext:value-type="float">
            <text:p>7069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704" calcext:value-type="float">
            <text:p>7070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0714" calcext:value-type="float">
            <text:p>7071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0724" calcext:value-type="float">
            <text:p>7072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0735" calcext:value-type="float">
            <text:p>7073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0746" calcext:value-type="float">
            <text:p>7074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0757" calcext:value-type="float">
            <text:p>7075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0767" calcext:value-type="float">
            <text:p>7076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0778" calcext:value-type="float">
            <text:p>7077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0788" calcext:value-type="float">
            <text:p>70788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70799" calcext:value-type="float">
            <text:p>70799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70809" calcext:value-type="float">
            <text:p>7080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0819" calcext:value-type="float">
            <text:p>7081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70830" calcext:value-type="float">
            <text:p>7083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70840" calcext:value-type="float">
            <text:p>7084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70851" calcext:value-type="float">
            <text:p>7085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70862" calcext:value-type="float">
            <text:p>7086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0872" calcext:value-type="float">
            <text:p>7087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0883" calcext:value-type="float">
            <text:p>7088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0893" calcext:value-type="float">
            <text:p>708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0904" calcext:value-type="float">
            <text:p>7090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0914" calcext:value-type="float">
            <text:p>7091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0925" calcext:value-type="float">
            <text:p>7092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0935" calcext:value-type="float">
            <text:p>7093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0946" calcext:value-type="float">
            <text:p>7094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0957" calcext:value-type="float">
            <text:p>7095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0967" calcext:value-type="float">
            <text:p>7096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0978" calcext:value-type="float">
            <text:p>7097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0988" calcext:value-type="float">
            <text:p>7098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0998" calcext:value-type="float">
            <text:p>7099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1009" calcext:value-type="float">
            <text:p>7100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1019" calcext:value-type="float">
            <text:p>7101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1030" calcext:value-type="float">
            <text:p>7103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1040" calcext:value-type="float">
            <text:p>7104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1051" calcext:value-type="float">
            <text:p>7105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1061" calcext:value-type="float">
            <text:p>7106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1072" calcext:value-type="float">
            <text:p>7107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1082" calcext:value-type="float">
            <text:p>7108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1093" calcext:value-type="float">
            <text:p>7109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1103" calcext:value-type="float">
            <text:p>7110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1113" calcext:value-type="float">
            <text:p>7111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1124" calcext:value-type="float">
            <text:p>7112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1135" calcext:value-type="float">
            <text:p>7113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1145" calcext:value-type="float">
            <text:p>7114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1157" calcext:value-type="float">
            <text:p>7115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1167" calcext:value-type="float">
            <text:p>7116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178" calcext:value-type="float">
            <text:p>7117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188" calcext:value-type="float">
            <text:p>7118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1199" calcext:value-type="float">
            <text:p>7119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1209" calcext:value-type="float">
            <text:p>7120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1220" calcext:value-type="float">
            <text:p>7122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230" calcext:value-type="float">
            <text:p>7123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241" calcext:value-type="float">
            <text:p>7124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1251" calcext:value-type="float">
            <text:p>7125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1262" calcext:value-type="float">
            <text:p>7126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1272" calcext:value-type="float">
            <text:p>7127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1283" calcext:value-type="float">
            <text:p>7128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1293" calcext:value-type="float">
            <text:p>7129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304" calcext:value-type="float">
            <text:p>7130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1314" calcext:value-type="float">
            <text:p>7131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325" calcext:value-type="float">
            <text:p>7132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335" calcext:value-type="float">
            <text:p>7133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346" calcext:value-type="float">
            <text:p>7134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1356" calcext:value-type="float">
            <text:p>7135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367" calcext:value-type="float">
            <text:p>7136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377" calcext:value-type="float">
            <text:p>7137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388" calcext:value-type="float">
            <text:p>7138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398" calcext:value-type="float">
            <text:p>7139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409" calcext:value-type="float">
            <text:p>7140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419" calcext:value-type="float">
            <text:p>7141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430" calcext:value-type="float">
            <text:p>7143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440" calcext:value-type="float">
            <text:p>7144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451" calcext:value-type="float">
            <text:p>7145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461" calcext:value-type="float">
            <text:p>7146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472" calcext:value-type="float">
            <text:p>7147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482" calcext:value-type="float">
            <text:p>7148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1493" calcext:value-type="float">
            <text:p>714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1503" calcext:value-type="float">
            <text:p>7150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1514" calcext:value-type="float">
            <text:p>7151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524" calcext:value-type="float">
            <text:p>7152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1535" calcext:value-type="float">
            <text:p>7153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545" calcext:value-type="float">
            <text:p>7154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556" calcext:value-type="float">
            <text:p>7155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566" calcext:value-type="float">
            <text:p>715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1577" calcext:value-type="float">
            <text:p>7157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1587" calcext:value-type="float">
            <text:p>7158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1597" calcext:value-type="float">
            <text:p>7159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1608" calcext:value-type="float">
            <text:p>7160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1618" calcext:value-type="float">
            <text:p>7161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1629" calcext:value-type="float">
            <text:p>7162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1639" calcext:value-type="float">
            <text:p>7163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1649" calcext:value-type="float">
            <text:p>7164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1660" calcext:value-type="float">
            <text:p>7166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671" calcext:value-type="float">
            <text:p>7167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682" calcext:value-type="float">
            <text:p>7168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692" calcext:value-type="float">
            <text:p>7169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702" calcext:value-type="float">
            <text:p>7170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713" calcext:value-type="float">
            <text:p>7171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723" calcext:value-type="float">
            <text:p>7172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734" calcext:value-type="float">
            <text:p>7173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1744" calcext:value-type="float">
            <text:p>7174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755" calcext:value-type="float">
            <text:p>7175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765" calcext:value-type="float">
            <text:p>7176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1776" calcext:value-type="float">
            <text:p>7177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786" calcext:value-type="float">
            <text:p>7178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1797" calcext:value-type="float">
            <text:p>7179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807" calcext:value-type="float">
            <text:p>7180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1818" calcext:value-type="float">
            <text:p>7181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1828" calcext:value-type="float">
            <text:p>7182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839" calcext:value-type="float">
            <text:p>7183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1849" calcext:value-type="float">
            <text:p>7184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860" calcext:value-type="float">
            <text:p>7186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1870" calcext:value-type="float">
            <text:p>7187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1881" calcext:value-type="float">
            <text:p>7188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71892" calcext:value-type="float">
            <text:p>7189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1902" calcext:value-type="float">
            <text:p>719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1913" calcext:value-type="float">
            <text:p>7191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1923" calcext:value-type="float">
            <text:p>7192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1933" calcext:value-type="float">
            <text:p>7193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1944" calcext:value-type="float">
            <text:p>7194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1954" calcext:value-type="float">
            <text:p>7195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1965" calcext:value-type="float">
            <text:p>7196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1976" calcext:value-type="float">
            <text:p>7197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1986" calcext:value-type="float">
            <text:p>719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1997" calcext:value-type="float">
            <text:p>7199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2007" calcext:value-type="float">
            <text:p>720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2018" calcext:value-type="float">
            <text:p>720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2028" calcext:value-type="float">
            <text:p>7202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2039" calcext:value-type="float">
            <text:p>7203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2049" calcext:value-type="float">
            <text:p>7204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060" calcext:value-type="float">
            <text:p>7206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2070" calcext:value-type="float">
            <text:p>7207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2080" calcext:value-type="float">
            <text:p>7208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2091" calcext:value-type="float">
            <text:p>7209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2101" calcext:value-type="float">
            <text:p>7210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2112" calcext:value-type="float">
            <text:p>7211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2122" calcext:value-type="float">
            <text:p>7212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2133" calcext:value-type="float">
            <text:p>72133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72143" calcext:value-type="float">
            <text:p>7214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72154" calcext:value-type="float">
            <text:p>72154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2164" calcext:value-type="float">
            <text:p>72164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72175" calcext:value-type="float">
            <text:p>7217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72185" calcext:value-type="float">
            <text:p>7218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2196" calcext:value-type="float">
            <text:p>7219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2206" calcext:value-type="float">
            <text:p>7220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2217" calcext:value-type="float">
            <text:p>7221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2227" calcext:value-type="float">
            <text:p>7222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2238" calcext:value-type="float">
            <text:p>7223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2248" calcext:value-type="float">
            <text:p>7224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2258" calcext:value-type="float">
            <text:p>7225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2271" calcext:value-type="float">
            <text:p>7227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2282" calcext:value-type="float">
            <text:p>7228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2293" calcext:value-type="float">
            <text:p>72293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2303" calcext:value-type="float">
            <text:p>72303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2314" calcext:value-type="float">
            <text:p>7231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2324" calcext:value-type="float">
            <text:p>7232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72334" calcext:value-type="float">
            <text:p>72334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72345" calcext:value-type="float">
            <text:p>7234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2355" calcext:value-type="float">
            <text:p>7235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2365" calcext:value-type="float">
            <text:p>7236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2376" calcext:value-type="float">
            <text:p>7237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2387" calcext:value-type="float">
            <text:p>723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2398" calcext:value-type="float">
            <text:p>7239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408" calcext:value-type="float">
            <text:p>7240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2419" calcext:value-type="float">
            <text:p>7241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429" calcext:value-type="float">
            <text:p>7242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2440" calcext:value-type="float">
            <text:p>7244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450" calcext:value-type="float">
            <text:p>7245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2460" calcext:value-type="float">
            <text:p>7246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2471" calcext:value-type="float">
            <text:p>7247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482" calcext:value-type="float">
            <text:p>7248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493" calcext:value-type="float">
            <text:p>724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2504" calcext:value-type="float">
            <text:p>725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2514" calcext:value-type="float">
            <text:p>7251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525" calcext:value-type="float">
            <text:p>7252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2535" calcext:value-type="float">
            <text:p>7253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2546" calcext:value-type="float">
            <text:p>7254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557" calcext:value-type="float">
            <text:p>7255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2567" calcext:value-type="float">
            <text:p>7256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2577" calcext:value-type="float">
            <text:p>7257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2588" calcext:value-type="float">
            <text:p>72588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72599" calcext:value-type="float">
            <text:p>72599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72609" calcext:value-type="float">
            <text:p>72609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2620" calcext:value-type="float">
            <text:p>7262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72630" calcext:value-type="float">
            <text:p>7263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72641" calcext:value-type="float">
            <text:p>7264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72651" calcext:value-type="float">
            <text:p>7265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72662" calcext:value-type="float">
            <text:p>7266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72672" calcext:value-type="float">
            <text:p>7267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2682" calcext:value-type="float">
            <text:p>7268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2693" calcext:value-type="float">
            <text:p>726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2704" calcext:value-type="float">
            <text:p>7270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2714" calcext:value-type="float">
            <text:p>7271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2725" calcext:value-type="float">
            <text:p>7272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2736" calcext:value-type="float">
            <text:p>7273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2746" calcext:value-type="float">
            <text:p>7274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2756" calcext:value-type="float">
            <text:p>7275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2767" calcext:value-type="float">
            <text:p>7276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2777" calcext:value-type="float">
            <text:p>7277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2788" calcext:value-type="float">
            <text:p>7278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2799" calcext:value-type="float">
            <text:p>7279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2809" calcext:value-type="float">
            <text:p>7280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2820" calcext:value-type="float">
            <text:p>7282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2830" calcext:value-type="float">
            <text:p>7283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2841" calcext:value-type="float">
            <text:p>7284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2851" calcext:value-type="float">
            <text:p>7285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2862" calcext:value-type="float">
            <text:p>7286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2872" calcext:value-type="float">
            <text:p>7287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2883" calcext:value-type="float">
            <text:p>7288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2893" calcext:value-type="float">
            <text:p>7289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2904" calcext:value-type="float">
            <text:p>7290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2915" calcext:value-type="float">
            <text:p>7291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2925" calcext:value-type="float">
            <text:p>7292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2936" calcext:value-type="float">
            <text:p>7293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2946" calcext:value-type="float">
            <text:p>729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2956" calcext:value-type="float">
            <text:p>7295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2967" calcext:value-type="float">
            <text:p>7296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2977" calcext:value-type="float">
            <text:p>7297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2988" calcext:value-type="float">
            <text:p>7298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2998" calcext:value-type="float">
            <text:p>7299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3009" calcext:value-type="float">
            <text:p>7300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3020" calcext:value-type="float">
            <text:p>7302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3030" calcext:value-type="float">
            <text:p>7303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3041" calcext:value-type="float">
            <text:p>7304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3051" calcext:value-type="float">
            <text:p>7305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3061" calcext:value-type="float">
            <text:p>7306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3072" calcext:value-type="float">
            <text:p>7307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3082" calcext:value-type="float">
            <text:p>7308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3093" calcext:value-type="float">
            <text:p>7309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3103" calcext:value-type="float">
            <text:p>7310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3114" calcext:value-type="float">
            <text:p>7311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3124" calcext:value-type="float">
            <text:p>7312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3135" calcext:value-type="float">
            <text:p>7313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3145" calcext:value-type="float">
            <text:p>7314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3156" calcext:value-type="float">
            <text:p>7315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3166" calcext:value-type="float">
            <text:p>731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3177" calcext:value-type="float">
            <text:p>7317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3187" calcext:value-type="float">
            <text:p>7318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3198" calcext:value-type="float">
            <text:p>7319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3209" calcext:value-type="float">
            <text:p>7320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3219" calcext:value-type="float">
            <text:p>7321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3230" calcext:value-type="float">
            <text:p>7323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3240" calcext:value-type="float">
            <text:p>7324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3251" calcext:value-type="float">
            <text:p>7325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3261" calcext:value-type="float">
            <text:p>7326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3271" calcext:value-type="float">
            <text:p>7327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3282" calcext:value-type="float">
            <text:p>7328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3292" calcext:value-type="float">
            <text:p>7329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3303" calcext:value-type="float">
            <text:p>7330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3314" calcext:value-type="float">
            <text:p>7331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3324" calcext:value-type="float">
            <text:p>7332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3334" calcext:value-type="float">
            <text:p>7333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3345" calcext:value-type="float">
            <text:p>7334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3355" calcext:value-type="float">
            <text:p>7335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3365" calcext:value-type="float">
            <text:p>7336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3376" calcext:value-type="float">
            <text:p>7337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3386" calcext:value-type="float">
            <text:p>7338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3397" calcext:value-type="float">
            <text:p>7339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3408" calcext:value-type="float">
            <text:p>7340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3419" calcext:value-type="float">
            <text:p>7341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3429" calcext:value-type="float">
            <text:p>7342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3440" calcext:value-type="float">
            <text:p>7344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3450" calcext:value-type="float">
            <text:p>7345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3461" calcext:value-type="float">
            <text:p>7346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3471" calcext:value-type="float">
            <text:p>7347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3482" calcext:value-type="float">
            <text:p>7348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3492" calcext:value-type="float">
            <text:p>7349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3503" calcext:value-type="float">
            <text:p>7350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3513" calcext:value-type="float">
            <text:p>7351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3524" calcext:value-type="float">
            <text:p>7352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3534" calcext:value-type="float">
            <text:p>7353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3545" calcext:value-type="float">
            <text:p>7354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3555" calcext:value-type="float">
            <text:p>7355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3566" calcext:value-type="float">
            <text:p>7356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3576" calcext:value-type="float">
            <text:p>7357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3587" calcext:value-type="float">
            <text:p>7358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3597" calcext:value-type="float">
            <text:p>7359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3608" calcext:value-type="float">
            <text:p>7360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3618" calcext:value-type="float">
            <text:p>7361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3629" calcext:value-type="float">
            <text:p>7362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3639" calcext:value-type="float">
            <text:p>7363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3650" calcext:value-type="float">
            <text:p>7365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3660" calcext:value-type="float">
            <text:p>7366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3671" calcext:value-type="float">
            <text:p>7367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3682" calcext:value-type="float">
            <text:p>736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73692" calcext:value-type="float">
            <text:p>7369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73702" calcext:value-type="float">
            <text:p>7370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3713" calcext:value-type="float">
            <text:p>7371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3724" calcext:value-type="float">
            <text:p>7372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3734" calcext:value-type="float">
            <text:p>7373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3745" calcext:value-type="float">
            <text:p>7374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3755" calcext:value-type="float">
            <text:p>7375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3766" calcext:value-type="float">
            <text:p>7376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3776" calcext:value-type="float">
            <text:p>7377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3786" calcext:value-type="float">
            <text:p>737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797" calcext:value-type="float">
            <text:p>737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808" calcext:value-type="float">
            <text:p>738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3819" calcext:value-type="float">
            <text:p>7381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3830" calcext:value-type="float">
            <text:p>7383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3840" calcext:value-type="float">
            <text:p>7384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3850" calcext:value-type="float">
            <text:p>7385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3861" calcext:value-type="float">
            <text:p>7386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3871" calcext:value-type="float">
            <text:p>7387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3881" calcext:value-type="float">
            <text:p>7388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3892" calcext:value-type="float">
            <text:p>7389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3902" calcext:value-type="float">
            <text:p>7390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3913" calcext:value-type="float">
            <text:p>7391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3924" calcext:value-type="float">
            <text:p>7392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3934" calcext:value-type="float">
            <text:p>7393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3945" calcext:value-type="float">
            <text:p>73945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73955" calcext:value-type="float">
            <text:p>73955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73966" calcext:value-type="float">
            <text:p>739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73976" calcext:value-type="float">
            <text:p>73976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73987" calcext:value-type="float">
            <text:p>73987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73997" calcext:value-type="float">
            <text:p>7399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4008" calcext:value-type="float">
            <text:p>7400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4018" calcext:value-type="float">
            <text:p>7401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4029" calcext:value-type="float">
            <text:p>7402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4039" calcext:value-type="float">
            <text:p>7403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4050" calcext:value-type="float">
            <text:p>7405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4060" calcext:value-type="float">
            <text:p>7406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4070" calcext:value-type="float">
            <text:p>7407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4081" calcext:value-type="float">
            <text:p>7408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4091" calcext:value-type="float">
            <text:p>7409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4102" calcext:value-type="float">
            <text:p>7410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4112" calcext:value-type="float">
            <text:p>7411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4122" calcext:value-type="float">
            <text:p>74122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74133" calcext:value-type="float">
            <text:p>7413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4144" calcext:value-type="float">
            <text:p>7414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74154" calcext:value-type="float">
            <text:p>7415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74165" calcext:value-type="float">
            <text:p>741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175" calcext:value-type="float">
            <text:p>7417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4185" calcext:value-type="float">
            <text:p>7418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4196" calcext:value-type="float">
            <text:p>7419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4207" calcext:value-type="float">
            <text:p>7420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4217" calcext:value-type="float">
            <text:p>7421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4228" calcext:value-type="float">
            <text:p>7422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4239" calcext:value-type="float">
            <text:p>7423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4249" calcext:value-type="float">
            <text:p>7424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4260" calcext:value-type="float">
            <text:p>7426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4270" calcext:value-type="float">
            <text:p>7427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4280" calcext:value-type="float">
            <text:p>7428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4291" calcext:value-type="float">
            <text:p>7429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4301" calcext:value-type="float">
            <text:p>743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4311" calcext:value-type="float">
            <text:p>743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4322" calcext:value-type="float">
            <text:p>7432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4333" calcext:value-type="float">
            <text:p>7433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4344" calcext:value-type="float">
            <text:p>7434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4354" calcext:value-type="float">
            <text:p>743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4364" calcext:value-type="float">
            <text:p>7436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4375" calcext:value-type="float">
            <text:p>743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4385" calcext:value-type="float">
            <text:p>7438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74396" calcext:value-type="float">
            <text:p>7439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74406" calcext:value-type="float">
            <text:p>7440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4417" calcext:value-type="float">
            <text:p>74417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74428" calcext:value-type="float">
            <text:p>7442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74439" calcext:value-type="float">
            <text:p>7443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4449" calcext:value-type="float">
            <text:p>7444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4459" calcext:value-type="float">
            <text:p>7445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4470" calcext:value-type="float">
            <text:p>7447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4480" calcext:value-type="float">
            <text:p>7448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4490" calcext:value-type="float">
            <text:p>7449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4501" calcext:value-type="float">
            <text:p>7450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4511" calcext:value-type="float">
            <text:p>7451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4522" calcext:value-type="float">
            <text:p>7452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4532" calcext:value-type="float">
            <text:p>7453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4543" calcext:value-type="float">
            <text:p>7454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4553" calcext:value-type="float">
            <text:p>7455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4564" calcext:value-type="float">
            <text:p>7456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4574" calcext:value-type="float">
            <text:p>7457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4585" calcext:value-type="float">
            <text:p>7458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4595" calcext:value-type="float">
            <text:p>7459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4605" calcext:value-type="float">
            <text:p>7460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4616" calcext:value-type="float">
            <text:p>7461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4627" calcext:value-type="float">
            <text:p>7462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4638" calcext:value-type="float">
            <text:p>7463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4649" calcext:value-type="float">
            <text:p>7464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4659" calcext:value-type="float">
            <text:p>7465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4670" calcext:value-type="float">
            <text:p>7467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4680" calcext:value-type="float">
            <text:p>7468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4691" calcext:value-type="float">
            <text:p>7469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4701" calcext:value-type="float">
            <text:p>7470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4712" calcext:value-type="float">
            <text:p>7471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4722" calcext:value-type="float">
            <text:p>7472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4733" calcext:value-type="float">
            <text:p>7473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4743" calcext:value-type="float">
            <text:p>7474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4754" calcext:value-type="float">
            <text:p>7475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4764" calcext:value-type="float">
            <text:p>7476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4775" calcext:value-type="float">
            <text:p>7477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4785" calcext:value-type="float">
            <text:p>7478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4796" calcext:value-type="float">
            <text:p>7479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4807" calcext:value-type="float">
            <text:p>7480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4817" calcext:value-type="float">
            <text:p>7481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4828" calcext:value-type="float">
            <text:p>7482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4838" calcext:value-type="float">
            <text:p>7483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4849" calcext:value-type="float">
            <text:p>7484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4859" calcext:value-type="float">
            <text:p>7485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4870" calcext:value-type="float">
            <text:p>7487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4880" calcext:value-type="float">
            <text:p>7488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4891" calcext:value-type="float">
            <text:p>7489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4901" calcext:value-type="float">
            <text:p>7490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4912" calcext:value-type="float">
            <text:p>7491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4922" calcext:value-type="float">
            <text:p>7492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4933" calcext:value-type="float">
            <text:p>7493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4943" calcext:value-type="float">
            <text:p>7494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4954" calcext:value-type="float">
            <text:p>7495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4964" calcext:value-type="float">
            <text:p>7496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4975" calcext:value-type="float">
            <text:p>7497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4985" calcext:value-type="float">
            <text:p>7498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4996" calcext:value-type="float">
            <text:p>7499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5007" calcext:value-type="float">
            <text:p>7500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5017" calcext:value-type="float">
            <text:p>7501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5027" calcext:value-type="float">
            <text:p>7502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5038" calcext:value-type="float">
            <text:p>7503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5049" calcext:value-type="float">
            <text:p>7504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5060" calcext:value-type="float">
            <text:p>7506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5070" calcext:value-type="float">
            <text:p>7507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5080" calcext:value-type="float">
            <text:p>7508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5091" calcext:value-type="float">
            <text:p>7509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5101" calcext:value-type="float">
            <text:p>7510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5111" calcext:value-type="float">
            <text:p>7511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5122" calcext:value-type="float">
            <text:p>7512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5132" calcext:value-type="float">
            <text:p>7513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5143" calcext:value-type="float">
            <text:p>7514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5154" calcext:value-type="float">
            <text:p>7515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5164" calcext:value-type="float">
            <text:p>7516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5175" calcext:value-type="float">
            <text:p>7517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5185" calcext:value-type="float">
            <text:p>7518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5196" calcext:value-type="float">
            <text:p>7519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5206" calcext:value-type="float">
            <text:p>7520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5217" calcext:value-type="float">
            <text:p>7521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5227" calcext:value-type="float">
            <text:p>7522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5238" calcext:value-type="float">
            <text:p>7523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5248" calcext:value-type="float">
            <text:p>7524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5259" calcext:value-type="float">
            <text:p>7525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5269" calcext:value-type="float">
            <text:p>7526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5280" calcext:value-type="float">
            <text:p>7528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5290" calcext:value-type="float">
            <text:p>7529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5300" calcext:value-type="float">
            <text:p>753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5311" calcext:value-type="float">
            <text:p>7531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5321" calcext:value-type="float">
            <text:p>7532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5332" calcext:value-type="float">
            <text:p>7533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5343" calcext:value-type="float">
            <text:p>7534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5354" calcext:value-type="float">
            <text:p>7535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5364" calcext:value-type="float">
            <text:p>7536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5375" calcext:value-type="float">
            <text:p>7537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5385" calcext:value-type="float">
            <text:p>7538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5396" calcext:value-type="float">
            <text:p>7539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5406" calcext:value-type="float">
            <text:p>7540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5417" calcext:value-type="float">
            <text:p>7541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5427" calcext:value-type="float">
            <text:p>7542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5438" calcext:value-type="float">
            <text:p>7543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5448" calcext:value-type="float">
            <text:p>7544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5459" calcext:value-type="float">
            <text:p>7545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5470" calcext:value-type="float">
            <text:p>7547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5480" calcext:value-type="float">
            <text:p>7548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75491" calcext:value-type="float">
            <text:p>7549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5501" calcext:value-type="float">
            <text:p>7550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5512" calcext:value-type="float">
            <text:p>7551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5522" calcext:value-type="float">
            <text:p>755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5533" calcext:value-type="float">
            <text:p>7553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5543" calcext:value-type="float">
            <text:p>7554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5554" calcext:value-type="float">
            <text:p>7555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5565" calcext:value-type="float">
            <text:p>7556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5575" calcext:value-type="float">
            <text:p>755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586" calcext:value-type="float">
            <text:p>7558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5596" calcext:value-type="float">
            <text:p>755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606" calcext:value-type="float">
            <text:p>7560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5617" calcext:value-type="float">
            <text:p>756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627" calcext:value-type="float">
            <text:p>7562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5638" calcext:value-type="float">
            <text:p>7563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5648" calcext:value-type="float">
            <text:p>7564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5658" calcext:value-type="float">
            <text:p>7565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5669" calcext:value-type="float">
            <text:p>7566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5680" calcext:value-type="float">
            <text:p>756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5690" calcext:value-type="float">
            <text:p>7569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5700" calcext:value-type="float">
            <text:p>7570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5711" calcext:value-type="float">
            <text:p>7571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5721" calcext:value-type="float">
            <text:p>7572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5732" calcext:value-type="float">
            <text:p>7573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5742" calcext:value-type="float">
            <text:p>7574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5753" calcext:value-type="float">
            <text:p>7575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75764" calcext:value-type="float">
            <text:p>7576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75775" calcext:value-type="float">
            <text:p>7577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5785" calcext:value-type="float">
            <text:p>7578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75795" calcext:value-type="float">
            <text:p>7579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5806" calcext:value-type="float">
            <text:p>7580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5817" calcext:value-type="float">
            <text:p>7581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5827" calcext:value-type="float">
            <text:p>7582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5837" calcext:value-type="float">
            <text:p>7583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5848" calcext:value-type="float">
            <text:p>7584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5858" calcext:value-type="float">
            <text:p>7585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5869" calcext:value-type="float">
            <text:p>7586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5880" calcext:value-type="float">
            <text:p>7588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5890" calcext:value-type="float">
            <text:p>7589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5901" calcext:value-type="float">
            <text:p>7590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5911" calcext:value-type="float">
            <text:p>7591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75922" calcext:value-type="float">
            <text:p>7592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75932" calcext:value-type="float">
            <text:p>759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5943" calcext:value-type="float">
            <text:p>7594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5953" calcext:value-type="float">
            <text:p>7595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5964" calcext:value-type="float">
            <text:p>7596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5975" calcext:value-type="float">
            <text:p>7597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5985" calcext:value-type="float">
            <text:p>7598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5995" calcext:value-type="float">
            <text:p>759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6006" calcext:value-type="float">
            <text:p>7600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6017" calcext:value-type="float">
            <text:p>7601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6027" calcext:value-type="float">
            <text:p>7602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6037" calcext:value-type="float">
            <text:p>7603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6048" calcext:value-type="float">
            <text:p>7604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6060" calcext:value-type="float">
            <text:p>7606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6072" calcext:value-type="float">
            <text:p>7607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6082" calcext:value-type="float">
            <text:p>7608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6092" calcext:value-type="float">
            <text:p>7609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6113" calcext:value-type="float">
            <text:p>7611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6124" calcext:value-type="float">
            <text:p>7612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6134" calcext:value-type="float">
            <text:p>7613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6144" calcext:value-type="float">
            <text:p>7614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6155" calcext:value-type="float">
            <text:p>761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6165" calcext:value-type="float">
            <text:p>7616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6176" calcext:value-type="float">
            <text:p>761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6187" calcext:value-type="float">
            <text:p>7618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76197" calcext:value-type="float">
            <text:p>76197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76208" calcext:value-type="float">
            <text:p>76208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6218" calcext:value-type="float">
            <text:p>76218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76229" calcext:value-type="float">
            <text:p>76229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76239" calcext:value-type="float">
            <text:p>76239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76250" calcext:value-type="float">
            <text:p>7625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76260" calcext:value-type="float">
            <text:p>7626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6271" calcext:value-type="float">
            <text:p>7627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6281" calcext:value-type="float">
            <text:p>7628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76292" calcext:value-type="float">
            <text:p>7629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6302" calcext:value-type="float">
            <text:p>7630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6313" calcext:value-type="float">
            <text:p>7631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6323" calcext:value-type="float">
            <text:p>7632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6334" calcext:value-type="float">
            <text:p>7633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6344" calcext:value-type="float">
            <text:p>7634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6355" calcext:value-type="float">
            <text:p>7635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6365" calcext:value-type="float">
            <text:p>7636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6376" calcext:value-type="float">
            <text:p>7637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6386" calcext:value-type="float">
            <text:p>7638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6397" calcext:value-type="float">
            <text:p>7639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6407" calcext:value-type="float">
            <text:p>7640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6418" calcext:value-type="float">
            <text:p>7641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6428" calcext:value-type="float">
            <text:p>7642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6439" calcext:value-type="float">
            <text:p>7643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6449" calcext:value-type="float">
            <text:p>7644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6460" calcext:value-type="float">
            <text:p>7646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6470" calcext:value-type="float">
            <text:p>7647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6481" calcext:value-type="float">
            <text:p>7648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6491" calcext:value-type="float">
            <text:p>7649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6502" calcext:value-type="float">
            <text:p>7650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6512" calcext:value-type="float">
            <text:p>7651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6523" calcext:value-type="float">
            <text:p>7652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6533" calcext:value-type="float">
            <text:p>7653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6544" calcext:value-type="float">
            <text:p>7654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6554" calcext:value-type="float">
            <text:p>7655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6564" calcext:value-type="float">
            <text:p>7656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6575" calcext:value-type="float">
            <text:p>7657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6586" calcext:value-type="float">
            <text:p>7658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6597" calcext:value-type="float">
            <text:p>7659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6607" calcext:value-type="float">
            <text:p>7660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6618" calcext:value-type="float">
            <text:p>7661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6628" calcext:value-type="float">
            <text:p>7662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6639" calcext:value-type="float">
            <text:p>7663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6649" calcext:value-type="float">
            <text:p>7664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6659" calcext:value-type="float">
            <text:p>7665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6670" calcext:value-type="float">
            <text:p>7667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6681" calcext:value-type="float">
            <text:p>7668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6691" calcext:value-type="float">
            <text:p>7669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6702" calcext:value-type="float">
            <text:p>7670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6712" calcext:value-type="float">
            <text:p>7671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6722" calcext:value-type="float">
            <text:p>7672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6733" calcext:value-type="float">
            <text:p>7673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6743" calcext:value-type="float">
            <text:p>7674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6754" calcext:value-type="float">
            <text:p>7675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6764" calcext:value-type="float">
            <text:p>7676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6774" calcext:value-type="float">
            <text:p>7677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6785" calcext:value-type="float">
            <text:p>7678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6796" calcext:value-type="float">
            <text:p>7679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6806" calcext:value-type="float">
            <text:p>7680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6817" calcext:value-type="float">
            <text:p>7681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6827" calcext:value-type="float">
            <text:p>7682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6837" calcext:value-type="float">
            <text:p>7683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6848" calcext:value-type="float">
            <text:p>7684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6858" calcext:value-type="float">
            <text:p>7685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6868" calcext:value-type="float">
            <text:p>7686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6879" calcext:value-type="float">
            <text:p>7687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6891" calcext:value-type="float">
            <text:p>7689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6902" calcext:value-type="float">
            <text:p>7690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6912" calcext:value-type="float">
            <text:p>7691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6923" calcext:value-type="float">
            <text:p>7692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6933" calcext:value-type="float">
            <text:p>7693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6943" calcext:value-type="float">
            <text:p>7694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6954" calcext:value-type="float">
            <text:p>7695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6964" calcext:value-type="float">
            <text:p>7696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6975" calcext:value-type="float">
            <text:p>7697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6985" calcext:value-type="float">
            <text:p>7698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6996" calcext:value-type="float">
            <text:p>7699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7007" calcext:value-type="float">
            <text:p>7700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7017" calcext:value-type="float">
            <text:p>7701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7027" calcext:value-type="float">
            <text:p>7702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7038" calcext:value-type="float">
            <text:p>7703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7048" calcext:value-type="float">
            <text:p>7704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7059" calcext:value-type="float">
            <text:p>7705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7069" calcext:value-type="float">
            <text:p>7706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7080" calcext:value-type="float">
            <text:p>7708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7090" calcext:value-type="float">
            <text:p>7709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7101" calcext:value-type="float">
            <text:p>7710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7112" calcext:value-type="float">
            <text:p>7711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7122" calcext:value-type="float">
            <text:p>7712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7133" calcext:value-type="float">
            <text:p>7713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7143" calcext:value-type="float">
            <text:p>7714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7154" calcext:value-type="float">
            <text:p>7715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7164" calcext:value-type="float">
            <text:p>7716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7174" calcext:value-type="float">
            <text:p>7717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7185" calcext:value-type="float">
            <text:p>7718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7195" calcext:value-type="float">
            <text:p>7719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7206" calcext:value-type="float">
            <text:p>7720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7217" calcext:value-type="float">
            <text:p>7721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7227" calcext:value-type="float">
            <text:p>7722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7238" calcext:value-type="float">
            <text:p>7723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7248" calcext:value-type="float">
            <text:p>7724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7258" calcext:value-type="float">
            <text:p>7725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7269" calcext:value-type="float">
            <text:p>7726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7279" calcext:value-type="float">
            <text:p>77279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77290" calcext:value-type="float">
            <text:p>7729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7301" calcext:value-type="float">
            <text:p>7730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77311" calcext:value-type="float">
            <text:p>7731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7322" calcext:value-type="float">
            <text:p>7732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7332" calcext:value-type="float">
            <text:p>773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7343" calcext:value-type="float">
            <text:p>773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7353" calcext:value-type="float">
            <text:p>773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7363" calcext:value-type="float">
            <text:p>7736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7374" calcext:value-type="float">
            <text:p>7737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7384" calcext:value-type="float">
            <text:p>7738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7395" calcext:value-type="float">
            <text:p>7739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7406" calcext:value-type="float">
            <text:p>774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7416" calcext:value-type="float">
            <text:p>7741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7427" calcext:value-type="float">
            <text:p>7742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7437" calcext:value-type="float">
            <text:p>7743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7448" calcext:value-type="float">
            <text:p>774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7458" calcext:value-type="float">
            <text:p>774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7469" calcext:value-type="float">
            <text:p>7746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7479" calcext:value-type="float">
            <text:p>7747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7490" calcext:value-type="float">
            <text:p>7749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7511" calcext:value-type="float">
            <text:p>7751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7521" calcext:value-type="float">
            <text:p>7752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7532" calcext:value-type="float">
            <text:p>7753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7542" calcext:value-type="float">
            <text:p>775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7552" calcext:value-type="float">
            <text:p>7755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7563" calcext:value-type="float">
            <text:p>7756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77573" calcext:value-type="float">
            <text:p>77573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77584" calcext:value-type="float">
            <text:p>77584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77596" calcext:value-type="float">
            <text:p>77596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77607" calcext:value-type="float">
            <text:p>7760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77617" calcext:value-type="float">
            <text:p>7761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7628" calcext:value-type="float">
            <text:p>7762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7638" calcext:value-type="float">
            <text:p>7763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7648" calcext:value-type="float">
            <text:p>7764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7659" calcext:value-type="float">
            <text:p>7765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7669" calcext:value-type="float">
            <text:p>7766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7690" calcext:value-type="float">
            <text:p>7769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7700" calcext:value-type="float">
            <text:p>7770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77712" calcext:value-type="float">
            <text:p>7771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77722" calcext:value-type="float">
            <text:p>7772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7733" calcext:value-type="float">
            <text:p>7773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7743" calcext:value-type="float">
            <text:p>7774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7753" calcext:value-type="float">
            <text:p>7775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7764" calcext:value-type="float">
            <text:p>7776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7774" calcext:value-type="float">
            <text:p>7777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7784" calcext:value-type="float">
            <text:p>7778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7795" calcext:value-type="float">
            <text:p>7779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7805" calcext:value-type="float">
            <text:p>7780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7817" calcext:value-type="float">
            <text:p>7781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7827" calcext:value-type="float">
            <text:p>7782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7837" calcext:value-type="float">
            <text:p>7783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7848" calcext:value-type="float">
            <text:p>7784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7858" calcext:value-type="float">
            <text:p>7785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7869" calcext:value-type="float">
            <text:p>7786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7879" calcext:value-type="float">
            <text:p>7787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7890" calcext:value-type="float">
            <text:p>778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7900" calcext:value-type="float">
            <text:p>779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7911" calcext:value-type="float">
            <text:p>7791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7921" calcext:value-type="float">
            <text:p>7792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7932" calcext:value-type="float">
            <text:p>7793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7942" calcext:value-type="float">
            <text:p>779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7953" calcext:value-type="float">
            <text:p>7795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7963" calcext:value-type="float">
            <text:p>7796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7974" calcext:value-type="float">
            <text:p>779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7984" calcext:value-type="float">
            <text:p>7798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7995" calcext:value-type="float">
            <text:p>77995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78005" calcext:value-type="float">
            <text:p>78005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78016" calcext:value-type="float">
            <text:p>78016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78027" calcext:value-type="float">
            <text:p>78027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78037" calcext:value-type="float">
            <text:p>78037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78048" calcext:value-type="float">
            <text:p>7804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78058" calcext:value-type="float">
            <text:p>7805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8069" calcext:value-type="float">
            <text:p>7806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8079" calcext:value-type="float">
            <text:p>7807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8090" calcext:value-type="float">
            <text:p>7809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8100" calcext:value-type="float">
            <text:p>7810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8111" calcext:value-type="float">
            <text:p>7811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8121" calcext:value-type="float">
            <text:p>7812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8132" calcext:value-type="float">
            <text:p>7813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8142" calcext:value-type="float">
            <text:p>7814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8153" calcext:value-type="float">
            <text:p>7815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8163" calcext:value-type="float">
            <text:p>7816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8174" calcext:value-type="float">
            <text:p>7817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8184" calcext:value-type="float">
            <text:p>7818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8195" calcext:value-type="float">
            <text:p>7819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8205" calcext:value-type="float">
            <text:p>7820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8216" calcext:value-type="float">
            <text:p>7821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8227" calcext:value-type="float">
            <text:p>7822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8237" calcext:value-type="float">
            <text:p>7823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8247" calcext:value-type="float">
            <text:p>7824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8258" calcext:value-type="float">
            <text:p>7825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8268" calcext:value-type="float">
            <text:p>7826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8279" calcext:value-type="float">
            <text:p>7827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8289" calcext:value-type="float">
            <text:p>7828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8299" calcext:value-type="float">
            <text:p>7829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8310" calcext:value-type="float">
            <text:p>7831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8320" calcext:value-type="float">
            <text:p>7832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8331" calcext:value-type="float">
            <text:p>7833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8342" calcext:value-type="float">
            <text:p>7834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8352" calcext:value-type="float">
            <text:p>7835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8362" calcext:value-type="float">
            <text:p>7836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8373" calcext:value-type="float">
            <text:p>7837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8383" calcext:value-type="float">
            <text:p>7838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8394" calcext:value-type="float">
            <text:p>7839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8404" calcext:value-type="float">
            <text:p>7840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8415" calcext:value-type="float">
            <text:p>7841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8426" calcext:value-type="float">
            <text:p>7842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8437" calcext:value-type="float">
            <text:p>7843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8447" calcext:value-type="float">
            <text:p>7844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8457" calcext:value-type="float">
            <text:p>7845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8468" calcext:value-type="float">
            <text:p>7846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8478" calcext:value-type="float">
            <text:p>7847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8489" calcext:value-type="float">
            <text:p>7848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8499" calcext:value-type="float">
            <text:p>7849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8509" calcext:value-type="float">
            <text:p>7850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8520" calcext:value-type="float">
            <text:p>7852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8531" calcext:value-type="float">
            <text:p>7853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8542" calcext:value-type="float">
            <text:p>7854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8552" calcext:value-type="float">
            <text:p>7855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8563" calcext:value-type="float">
            <text:p>7856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8573" calcext:value-type="float">
            <text:p>7857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8584" calcext:value-type="float">
            <text:p>7858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8594" calcext:value-type="float">
            <text:p>7859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8605" calcext:value-type="float">
            <text:p>7860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8615" calcext:value-type="float">
            <text:p>7861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8637" calcext:value-type="float">
            <text:p>7863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8647" calcext:value-type="float">
            <text:p>7864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8658" calcext:value-type="float">
            <text:p>7865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8668" calcext:value-type="float">
            <text:p>7866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8678" calcext:value-type="float">
            <text:p>7867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8689" calcext:value-type="float">
            <text:p>7868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8699" calcext:value-type="float">
            <text:p>7869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8710" calcext:value-type="float">
            <text:p>7871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8720" calcext:value-type="float">
            <text:p>7872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8741" calcext:value-type="float">
            <text:p>7874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8752" calcext:value-type="float">
            <text:p>7875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8762" calcext:value-type="float">
            <text:p>7876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8773" calcext:value-type="float">
            <text:p>7877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8783" calcext:value-type="float">
            <text:p>7878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8793" calcext:value-type="float">
            <text:p>7879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8804" calcext:value-type="float">
            <text:p>7880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8814" calcext:value-type="float">
            <text:p>7881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8825" calcext:value-type="float">
            <text:p>7882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8836" calcext:value-type="float">
            <text:p>7883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8847" calcext:value-type="float">
            <text:p>7884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8857" calcext:value-type="float">
            <text:p>7885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8868" calcext:value-type="float">
            <text:p>7886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8878" calcext:value-type="float">
            <text:p>7887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8889" calcext:value-type="float">
            <text:p>7888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8899" calcext:value-type="float">
            <text:p>7889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8910" calcext:value-type="float">
            <text:p>7891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8920" calcext:value-type="float">
            <text:p>7892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8931" calcext:value-type="float">
            <text:p>7893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8941" calcext:value-type="float">
            <text:p>7894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8952" calcext:value-type="float">
            <text:p>7895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8962" calcext:value-type="float">
            <text:p>7896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8973" calcext:value-type="float">
            <text:p>7897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8983" calcext:value-type="float">
            <text:p>7898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8994" calcext:value-type="float">
            <text:p>7899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9004" calcext:value-type="float">
            <text:p>7900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9015" calcext:value-type="float">
            <text:p>7901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9025" calcext:value-type="float">
            <text:p>7902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9036" calcext:value-type="float">
            <text:p>7903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9046" calcext:value-type="float">
            <text:p>7904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9057" calcext:value-type="float">
            <text:p>7905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9067" calcext:value-type="float">
            <text:p>7906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9078" calcext:value-type="float">
            <text:p>7907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9088" calcext:value-type="float">
            <text:p>7908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9099" calcext:value-type="float">
            <text:p>7909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79109" calcext:value-type="float">
            <text:p>7910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9120" calcext:value-type="float">
            <text:p>7912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9130" calcext:value-type="float">
            <text:p>7913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9141" calcext:value-type="float">
            <text:p>7914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9151" calcext:value-type="float">
            <text:p>7915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9162" calcext:value-type="float">
            <text:p>7916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9172" calcext:value-type="float">
            <text:p>7917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9183" calcext:value-type="float">
            <text:p>7918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9193" calcext:value-type="float">
            <text:p>7919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9204" calcext:value-type="float">
            <text:p>7920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9214" calcext:value-type="float">
            <text:p>7921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9224" calcext:value-type="float">
            <text:p>7922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9235" calcext:value-type="float">
            <text:p>7923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9246" calcext:value-type="float">
            <text:p>7924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9257" calcext:value-type="float">
            <text:p>7925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9267" calcext:value-type="float">
            <text:p>7926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9277" calcext:value-type="float">
            <text:p>7927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9288" calcext:value-type="float">
            <text:p>7928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9298" calcext:value-type="float">
            <text:p>792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9309" calcext:value-type="float">
            <text:p>7930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9319" calcext:value-type="float">
            <text:p>7931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9329" calcext:value-type="float">
            <text:p>7932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9340" calcext:value-type="float">
            <text:p>793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9351" calcext:value-type="float">
            <text:p>7935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9361" calcext:value-type="float">
            <text:p>7936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9372" calcext:value-type="float">
            <text:p>7937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9382" calcext:value-type="float">
            <text:p>7938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79393" calcext:value-type="float">
            <text:p>7939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79403" calcext:value-type="float">
            <text:p>79403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79414" calcext:value-type="float">
            <text:p>79414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79424" calcext:value-type="float">
            <text:p>79424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79435" calcext:value-type="float">
            <text:p>7943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79445" calcext:value-type="float">
            <text:p>7944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79456" calcext:value-type="float">
            <text:p>7945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9466" calcext:value-type="float">
            <text:p>794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9477" calcext:value-type="float">
            <text:p>7947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9487" calcext:value-type="float">
            <text:p>79487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79498" calcext:value-type="float">
            <text:p>7949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79508" calcext:value-type="float">
            <text:p>7950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79518" calcext:value-type="float">
            <text:p>795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9529" calcext:value-type="float">
            <text:p>7952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9539" calcext:value-type="float">
            <text:p>7953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9550" calcext:value-type="float">
            <text:p>7955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9561" calcext:value-type="float">
            <text:p>7956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9571" calcext:value-type="float">
            <text:p>7957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9581" calcext:value-type="float">
            <text:p>795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9592" calcext:value-type="float">
            <text:p>7959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9602" calcext:value-type="float">
            <text:p>7960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9612" calcext:value-type="float">
            <text:p>7961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9623" calcext:value-type="float">
            <text:p>796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9633" calcext:value-type="float">
            <text:p>7963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9644" calcext:value-type="float">
            <text:p>7964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9655" calcext:value-type="float">
            <text:p>7965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9666" calcext:value-type="float">
            <text:p>796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676" calcext:value-type="float">
            <text:p>7967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9687" calcext:value-type="float">
            <text:p>796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697" calcext:value-type="float">
            <text:p>7969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9707" calcext:value-type="float">
            <text:p>7970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9718" calcext:value-type="float">
            <text:p>7971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9728" calcext:value-type="float">
            <text:p>7972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9739" calcext:value-type="float">
            <text:p>7973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9749" calcext:value-type="float">
            <text:p>7974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9760" calcext:value-type="float">
            <text:p>7976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9771" calcext:value-type="float">
            <text:p>7977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9781" calcext:value-type="float">
            <text:p>7978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9792" calcext:value-type="float">
            <text:p>79792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79802" calcext:value-type="float">
            <text:p>79802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79813" calcext:value-type="float">
            <text:p>7981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79823" calcext:value-type="float">
            <text:p>79823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79834" calcext:value-type="float">
            <text:p>79834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79844" calcext:value-type="float">
            <text:p>7984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79855" calcext:value-type="float">
            <text:p>7985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9866" calcext:value-type="float">
            <text:p>798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9876" calcext:value-type="float">
            <text:p>7987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9886" calcext:value-type="float">
            <text:p>7988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9897" calcext:value-type="float">
            <text:p>7989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9907" calcext:value-type="float">
            <text:p>7990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9918" calcext:value-type="float">
            <text:p>7991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9928" calcext:value-type="float">
            <text:p>7992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9938" calcext:value-type="float">
            <text:p>7993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9949" calcext:value-type="float">
            <text:p>7994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9959" calcext:value-type="float">
            <text:p>7995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9970" calcext:value-type="float">
            <text:p>7997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9981" calcext:value-type="float">
            <text:p>7998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9991" calcext:value-type="float">
            <text:p>7999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0002" calcext:value-type="float">
            <text:p>8000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0012" calcext:value-type="float">
            <text:p>8001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0023" calcext:value-type="float">
            <text:p>8002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0033" calcext:value-type="float">
            <text:p>8003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0043" calcext:value-type="float">
            <text:p>8004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0054" calcext:value-type="float">
            <text:p>8005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0065" calcext:value-type="float">
            <text:p>8006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0076" calcext:value-type="float">
            <text:p>8007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0086" calcext:value-type="float">
            <text:p>8008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0096" calcext:value-type="float">
            <text:p>8009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0107" calcext:value-type="float">
            <text:p>8010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0117" calcext:value-type="float">
            <text:p>8011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0128" calcext:value-type="float">
            <text:p>8012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0138" calcext:value-type="float">
            <text:p>8013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0148" calcext:value-type="float">
            <text:p>8014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0159" calcext:value-type="float">
            <text:p>8015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0170" calcext:value-type="float">
            <text:p>8017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0180" calcext:value-type="float">
            <text:p>8018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0191" calcext:value-type="float">
            <text:p>8019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0201" calcext:value-type="float">
            <text:p>8020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0212" calcext:value-type="float">
            <text:p>8021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0222" calcext:value-type="float">
            <text:p>8022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0233" calcext:value-type="float">
            <text:p>8023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0243" calcext:value-type="float">
            <text:p>8024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0254" calcext:value-type="float">
            <text:p>8025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0265" calcext:value-type="float">
            <text:p>8026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0275" calcext:value-type="float">
            <text:p>8027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0286" calcext:value-type="float">
            <text:p>8028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0296" calcext:value-type="float">
            <text:p>8029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0306" calcext:value-type="float">
            <text:p>8030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0317" calcext:value-type="float">
            <text:p>8031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0327" calcext:value-type="float">
            <text:p>8032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0338" calcext:value-type="float">
            <text:p>8033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0348" calcext:value-type="float">
            <text:p>8034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0358" calcext:value-type="float">
            <text:p>8035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0369" calcext:value-type="float">
            <text:p>8036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0380" calcext:value-type="float">
            <text:p>8038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0390" calcext:value-type="float">
            <text:p>8039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0401" calcext:value-type="float">
            <text:p>8040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0411" calcext:value-type="float">
            <text:p>8041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0421" calcext:value-type="float">
            <text:p>8042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0432" calcext:value-type="float">
            <text:p>8043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0442" calcext:value-type="float">
            <text:p>8044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0453" calcext:value-type="float">
            <text:p>8045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0463" calcext:value-type="float">
            <text:p>8046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0475" calcext:value-type="float">
            <text:p>8047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0485" calcext:value-type="float">
            <text:p>8048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0496" calcext:value-type="float">
            <text:p>8049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0506" calcext:value-type="float">
            <text:p>8050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0516" calcext:value-type="float">
            <text:p>8051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0527" calcext:value-type="float">
            <text:p>8052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0538" calcext:value-type="float">
            <text:p>8053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0548" calcext:value-type="float">
            <text:p>8054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0558" calcext:value-type="float">
            <text:p>8055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0569" calcext:value-type="float">
            <text:p>8056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0580" calcext:value-type="float">
            <text:p>8058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0591" calcext:value-type="float">
            <text:p>8059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0601" calcext:value-type="float">
            <text:p>8060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0612" calcext:value-type="float">
            <text:p>8061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0622" calcext:value-type="float">
            <text:p>8062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0633" calcext:value-type="float">
            <text:p>8063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0643" calcext:value-type="float">
            <text:p>8064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0654" calcext:value-type="float">
            <text:p>8065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0664" calcext:value-type="float">
            <text:p>8066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0675" calcext:value-type="float">
            <text:p>8067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0686" calcext:value-type="float">
            <text:p>8068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0696" calcext:value-type="float">
            <text:p>8069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0706" calcext:value-type="float">
            <text:p>8070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0717" calcext:value-type="float">
            <text:p>8071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0727" calcext:value-type="float">
            <text:p>8072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0738" calcext:value-type="float">
            <text:p>8073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0748" calcext:value-type="float">
            <text:p>8074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0758" calcext:value-type="float">
            <text:p>8075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0771" calcext:value-type="float">
            <text:p>8077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0782" calcext:value-type="float">
            <text:p>8078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0792" calcext:value-type="float">
            <text:p>8079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0803" calcext:value-type="float">
            <text:p>8080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0813" calcext:value-type="float">
            <text:p>8081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0824" calcext:value-type="float">
            <text:p>8082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0834" calcext:value-type="float">
            <text:p>8083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0845" calcext:value-type="float">
            <text:p>8084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0855" calcext:value-type="float">
            <text:p>8085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0866" calcext:value-type="float">
            <text:p>8086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0876" calcext:value-type="float">
            <text:p>8087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0887" calcext:value-type="float">
            <text:p>80887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80897" calcext:value-type="float">
            <text:p>8089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80908" calcext:value-type="float">
            <text:p>8090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0918" calcext:value-type="float">
            <text:p>8091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0929" calcext:value-type="float">
            <text:p>8092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0939" calcext:value-type="float">
            <text:p>8093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0950" calcext:value-type="float">
            <text:p>8095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0960" calcext:value-type="float">
            <text:p>8096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0971" calcext:value-type="float">
            <text:p>8097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0981" calcext:value-type="float">
            <text:p>8098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0992" calcext:value-type="float">
            <text:p>8099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1002" calcext:value-type="float">
            <text:p>8100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1013" calcext:value-type="float">
            <text:p>8101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1023" calcext:value-type="float">
            <text:p>8102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1034" calcext:value-type="float">
            <text:p>8103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1044" calcext:value-type="float">
            <text:p>8104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1055" calcext:value-type="float">
            <text:p>8105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1065" calcext:value-type="float">
            <text:p>8106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1076" calcext:value-type="float">
            <text:p>8107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1086" calcext:value-type="float">
            <text:p>8108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1097" calcext:value-type="float">
            <text:p>8109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1107" calcext:value-type="float">
            <text:p>8110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1118" calcext:value-type="float">
            <text:p>8111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1128" calcext:value-type="float">
            <text:p>8112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139" calcext:value-type="float">
            <text:p>811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1149" calcext:value-type="float">
            <text:p>8114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1160" calcext:value-type="float">
            <text:p>8116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1170" calcext:value-type="float">
            <text:p>8117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1181" calcext:value-type="float">
            <text:p>8118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1192" calcext:value-type="float">
            <text:p>8119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81202" calcext:value-type="float">
            <text:p>81202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81213" calcext:value-type="float">
            <text:p>81213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81223" calcext:value-type="float">
            <text:p>8122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1234" calcext:value-type="float">
            <text:p>8123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81244" calcext:value-type="float">
            <text:p>8124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1255" calcext:value-type="float">
            <text:p>8125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1265" calcext:value-type="float">
            <text:p>8126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81275" calcext:value-type="float">
            <text:p>8127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81286" calcext:value-type="float">
            <text:p>8128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81297" calcext:value-type="float">
            <text:p>8129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81308" calcext:value-type="float">
            <text:p>8130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1318" calcext:value-type="float">
            <text:p>8131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1328" calcext:value-type="float">
            <text:p>8132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1339" calcext:value-type="float">
            <text:p>8133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1349" calcext:value-type="float">
            <text:p>813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1360" calcext:value-type="float">
            <text:p>8136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1370" calcext:value-type="float">
            <text:p>8137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1381" calcext:value-type="float">
            <text:p>8138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1392" calcext:value-type="float">
            <text:p>8139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1402" calcext:value-type="float">
            <text:p>8140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1412" calcext:value-type="float">
            <text:p>8141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1423" calcext:value-type="float">
            <text:p>8142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1433" calcext:value-type="float">
            <text:p>8143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1444" calcext:value-type="float">
            <text:p>8144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1454" calcext:value-type="float">
            <text:p>8145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1464" calcext:value-type="float">
            <text:p>8146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1475" calcext:value-type="float">
            <text:p>8147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1487" calcext:value-type="float">
            <text:p>8148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1498" calcext:value-type="float">
            <text:p>8149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1508" calcext:value-type="float">
            <text:p>8150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1519" calcext:value-type="float">
            <text:p>8151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1529" calcext:value-type="float">
            <text:p>8152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1540" calcext:value-type="float">
            <text:p>8154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1550" calcext:value-type="float">
            <text:p>815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1560" calcext:value-type="float">
            <text:p>8156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1571" calcext:value-type="float">
            <text:p>8157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1581" calcext:value-type="float">
            <text:p>8158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81592" calcext:value-type="float">
            <text:p>81592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81603" calcext:value-type="float">
            <text:p>81603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81613" calcext:value-type="float">
            <text:p>8161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1624" calcext:value-type="float">
            <text:p>8162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81634" calcext:value-type="float">
            <text:p>8163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81645" calcext:value-type="float">
            <text:p>8164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1655" calcext:value-type="float">
            <text:p>8165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1665" calcext:value-type="float">
            <text:p>8166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1676" calcext:value-type="float">
            <text:p>8167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1686" calcext:value-type="float">
            <text:p>8168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1697" calcext:value-type="float">
            <text:p>8169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1708" calcext:value-type="float">
            <text:p>8170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1718" calcext:value-type="float">
            <text:p>8171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1729" calcext:value-type="float">
            <text:p>8172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1739" calcext:value-type="float">
            <text:p>8173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1750" calcext:value-type="float">
            <text:p>8175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1760" calcext:value-type="float">
            <text:p>8176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1771" calcext:value-type="float">
            <text:p>8177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1781" calcext:value-type="float">
            <text:p>8178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1792" calcext:value-type="float">
            <text:p>8179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1802" calcext:value-type="float">
            <text:p>8180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1813" calcext:value-type="float">
            <text:p>8181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1823" calcext:value-type="float">
            <text:p>8182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1833" calcext:value-type="float">
            <text:p>8183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1844" calcext:value-type="float">
            <text:p>8184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1854" calcext:value-type="float">
            <text:p>8185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1865" calcext:value-type="float">
            <text:p>8186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1875" calcext:value-type="float">
            <text:p>8187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1885" calcext:value-type="float">
            <text:p>8188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1896" calcext:value-type="float">
            <text:p>8189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1908" calcext:value-type="float">
            <text:p>8190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1918" calcext:value-type="float">
            <text:p>8191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1929" calcext:value-type="float">
            <text:p>8192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1939" calcext:value-type="float">
            <text:p>8193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1950" calcext:value-type="float">
            <text:p>8195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1960" calcext:value-type="float">
            <text:p>8196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1971" calcext:value-type="float">
            <text:p>8197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1981" calcext:value-type="float">
            <text:p>8198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1992" calcext:value-type="float">
            <text:p>8199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2002" calcext:value-type="float">
            <text:p>8200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2013" calcext:value-type="float">
            <text:p>8201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2023" calcext:value-type="float">
            <text:p>8202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2034" calcext:value-type="float">
            <text:p>8203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2044" calcext:value-type="float">
            <text:p>8204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2055" calcext:value-type="float">
            <text:p>8205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2065" calcext:value-type="float">
            <text:p>8206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2076" calcext:value-type="float">
            <text:p>8207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2086" calcext:value-type="float">
            <text:p>8208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2097" calcext:value-type="float">
            <text:p>8209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2107" calcext:value-type="float">
            <text:p>8210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2118" calcext:value-type="float">
            <text:p>8211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2128" calcext:value-type="float">
            <text:p>8212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2139" calcext:value-type="float">
            <text:p>8213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2149" calcext:value-type="float">
            <text:p>8214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2160" calcext:value-type="float">
            <text:p>8216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2170" calcext:value-type="float">
            <text:p>8217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2181" calcext:value-type="float">
            <text:p>8218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2191" calcext:value-type="float">
            <text:p>8219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2202" calcext:value-type="float">
            <text:p>8220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2212" calcext:value-type="float">
            <text:p>8221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2223" calcext:value-type="float">
            <text:p>8222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2234" calcext:value-type="float">
            <text:p>8223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2244" calcext:value-type="float">
            <text:p>8224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2255" calcext:value-type="float">
            <text:p>8225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2265" calcext:value-type="float">
            <text:p>8226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2275" calcext:value-type="float">
            <text:p>8227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2286" calcext:value-type="float">
            <text:p>8228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2296" calcext:value-type="float">
            <text:p>8229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2307" calcext:value-type="float">
            <text:p>8230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2318" calcext:value-type="float">
            <text:p>8231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2329" calcext:value-type="float">
            <text:p>8232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2339" calcext:value-type="float">
            <text:p>8233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2350" calcext:value-type="float">
            <text:p>8235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2360" calcext:value-type="float">
            <text:p>8236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2370" calcext:value-type="float">
            <text:p>8237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2381" calcext:value-type="float">
            <text:p>8238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2391" calcext:value-type="float">
            <text:p>8239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2401" calcext:value-type="float">
            <text:p>8240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2412" calcext:value-type="float">
            <text:p>8241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2423" calcext:value-type="float">
            <text:p>8242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2434" calcext:value-type="float">
            <text:p>8243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2444" calcext:value-type="float">
            <text:p>8244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2455" calcext:value-type="float">
            <text:p>8245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2465" calcext:value-type="float">
            <text:p>8246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2476" calcext:value-type="float">
            <text:p>8247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2486" calcext:value-type="float">
            <text:p>8248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2497" calcext:value-type="float">
            <text:p>8249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2507" calcext:value-type="float">
            <text:p>8250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2518" calcext:value-type="float">
            <text:p>8251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2529" calcext:value-type="float">
            <text:p>8252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2539" calcext:value-type="float">
            <text:p>8253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2549" calcext:value-type="float">
            <text:p>8254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2560" calcext:value-type="float">
            <text:p>8256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2570" calcext:value-type="float">
            <text:p>8257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2581" calcext:value-type="float">
            <text:p>8258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2591" calcext:value-type="float">
            <text:p>8259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2602" calcext:value-type="float">
            <text:p>8260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2613" calcext:value-type="float">
            <text:p>8261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2624" calcext:value-type="float">
            <text:p>8262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2635" calcext:value-type="float">
            <text:p>8263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2645" calcext:value-type="float">
            <text:p>8264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2656" calcext:value-type="float">
            <text:p>8265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2666" calcext:value-type="float">
            <text:p>826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2676" calcext:value-type="float">
            <text:p>8267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2687" calcext:value-type="float">
            <text:p>8268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82697" calcext:value-type="float">
            <text:p>8269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2708" calcext:value-type="float">
            <text:p>8270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82718" calcext:value-type="float">
            <text:p>8271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2729" calcext:value-type="float">
            <text:p>8272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2740" calcext:value-type="float">
            <text:p>827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2750" calcext:value-type="float">
            <text:p>8275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2761" calcext:value-type="float">
            <text:p>8276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2771" calcext:value-type="float">
            <text:p>8277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2781" calcext:value-type="float">
            <text:p>827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2792" calcext:value-type="float">
            <text:p>8279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2802" calcext:value-type="float">
            <text:p>8280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2812" calcext:value-type="float">
            <text:p>8281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2823" calcext:value-type="float">
            <text:p>8282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2834" calcext:value-type="float">
            <text:p>8283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2845" calcext:value-type="float">
            <text:p>8284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2855" calcext:value-type="float">
            <text:p>8285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2866" calcext:value-type="float">
            <text:p>8286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2876" calcext:value-type="float">
            <text:p>8287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2886" calcext:value-type="float">
            <text:p>8288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2897" calcext:value-type="float">
            <text:p>8289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2907" calcext:value-type="float">
            <text:p>8290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2918" calcext:value-type="float">
            <text:p>8291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928" calcext:value-type="float">
            <text:p>8292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2939" calcext:value-type="float">
            <text:p>8293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2950" calcext:value-type="float">
            <text:p>8295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2960" calcext:value-type="float">
            <text:p>8296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2971" calcext:value-type="float">
            <text:p>8297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2981" calcext:value-type="float">
            <text:p>8298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2992" calcext:value-type="float">
            <text:p>8299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3002" calcext:value-type="float">
            <text:p>8300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3013" calcext:value-type="float">
            <text:p>8301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83023" calcext:value-type="float">
            <text:p>8302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83034" calcext:value-type="float">
            <text:p>8303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83044" calcext:value-type="float">
            <text:p>8304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83055" calcext:value-type="float">
            <text:p>8305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83065" calcext:value-type="float">
            <text:p>8306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83076" calcext:value-type="float">
            <text:p>8307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3086" calcext:value-type="float">
            <text:p>8308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3097" calcext:value-type="float">
            <text:p>8309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3107" calcext:value-type="float">
            <text:p>8310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3118" calcext:value-type="float">
            <text:p>8311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128" calcext:value-type="float">
            <text:p>8312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3139" calcext:value-type="float">
            <text:p>831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3149" calcext:value-type="float">
            <text:p>8314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3160" calcext:value-type="float">
            <text:p>831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3170" calcext:value-type="float">
            <text:p>8317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3181" calcext:value-type="float">
            <text:p>8318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3191" calcext:value-type="float">
            <text:p>8319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3202" calcext:value-type="float">
            <text:p>8320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3212" calcext:value-type="float">
            <text:p>8321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3223" calcext:value-type="float">
            <text:p>8322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3233" calcext:value-type="float">
            <text:p>8323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244" calcext:value-type="float">
            <text:p>832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3255" calcext:value-type="float">
            <text:p>8325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3265" calcext:value-type="float">
            <text:p>8326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3275" calcext:value-type="float">
            <text:p>8327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3286" calcext:value-type="float">
            <text:p>832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3296" calcext:value-type="float">
            <text:p>8329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3306" calcext:value-type="float">
            <text:p>8330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3317" calcext:value-type="float">
            <text:p>8331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3327" calcext:value-type="float">
            <text:p>8332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3338" calcext:value-type="float">
            <text:p>8333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3349" calcext:value-type="float">
            <text:p>8334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3359" calcext:value-type="float">
            <text:p>8335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3369" calcext:value-type="float">
            <text:p>8336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3380" calcext:value-type="float">
            <text:p>8338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3390" calcext:value-type="float">
            <text:p>8339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83401" calcext:value-type="float">
            <text:p>83401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83411" calcext:value-type="float">
            <text:p>8341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83421" calcext:value-type="float">
            <text:p>8342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3433" calcext:value-type="float">
            <text:p>83433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83444" calcext:value-type="float">
            <text:p>8344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83454" calcext:value-type="float">
            <text:p>8345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3465" calcext:value-type="float">
            <text:p>8346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3475" calcext:value-type="float">
            <text:p>8347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3486" calcext:value-type="float">
            <text:p>8348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3496" calcext:value-type="float">
            <text:p>8349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3506" calcext:value-type="float">
            <text:p>8350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3517" calcext:value-type="float">
            <text:p>8351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3527" calcext:value-type="float">
            <text:p>8352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3538" calcext:value-type="float">
            <text:p>8353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3549" calcext:value-type="float">
            <text:p>8354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3559" calcext:value-type="float">
            <text:p>8355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3570" calcext:value-type="float">
            <text:p>8357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3580" calcext:value-type="float">
            <text:p>8358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3591" calcext:value-type="float">
            <text:p>8359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3601" calcext:value-type="float">
            <text:p>8360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3612" calcext:value-type="float">
            <text:p>8361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3622" calcext:value-type="float">
            <text:p>8362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3633" calcext:value-type="float">
            <text:p>8363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3643" calcext:value-type="float">
            <text:p>8364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3654" calcext:value-type="float">
            <text:p>8365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3664" calcext:value-type="float">
            <text:p>8366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3675" calcext:value-type="float">
            <text:p>8367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3685" calcext:value-type="float">
            <text:p>8368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3696" calcext:value-type="float">
            <text:p>8369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3706" calcext:value-type="float">
            <text:p>8370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3717" calcext:value-type="float">
            <text:p>8371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3727" calcext:value-type="float">
            <text:p>8372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3737" calcext:value-type="float">
            <text:p>8373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3748" calcext:value-type="float">
            <text:p>8374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3759" calcext:value-type="float">
            <text:p>8375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3769" calcext:value-type="float">
            <text:p>8376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3780" calcext:value-type="float">
            <text:p>8378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3790" calcext:value-type="float">
            <text:p>8379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3801" calcext:value-type="float">
            <text:p>8380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3811" calcext:value-type="float">
            <text:p>8381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3822" calcext:value-type="float">
            <text:p>8382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3832" calcext:value-type="float">
            <text:p>8383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3843" calcext:value-type="float">
            <text:p>8384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3853" calcext:value-type="float">
            <text:p>8385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3864" calcext:value-type="float">
            <text:p>8386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3874" calcext:value-type="float">
            <text:p>8387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3885" calcext:value-type="float">
            <text:p>8388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3895" calcext:value-type="float">
            <text:p>8389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3906" calcext:value-type="float">
            <text:p>8390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3916" calcext:value-type="float">
            <text:p>8391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3926" calcext:value-type="float">
            <text:p>8392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3937" calcext:value-type="float">
            <text:p>8393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3947" calcext:value-type="float">
            <text:p>8394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3959" calcext:value-type="float">
            <text:p>8395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3969" calcext:value-type="float">
            <text:p>8396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3980" calcext:value-type="float">
            <text:p>8398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3990" calcext:value-type="float">
            <text:p>8399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4001" calcext:value-type="float">
            <text:p>8400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4011" calcext:value-type="float">
            <text:p>8401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4021" calcext:value-type="float">
            <text:p>8402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4032" calcext:value-type="float">
            <text:p>8403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4042" calcext:value-type="float">
            <text:p>8404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4053" calcext:value-type="float">
            <text:p>8405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4064" calcext:value-type="float">
            <text:p>8406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4075" calcext:value-type="float">
            <text:p>8407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4085" calcext:value-type="float">
            <text:p>8408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4095" calcext:value-type="float">
            <text:p>8409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4106" calcext:value-type="float">
            <text:p>8410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4116" calcext:value-type="float">
            <text:p>8411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4126" calcext:value-type="float">
            <text:p>8412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4137" calcext:value-type="float">
            <text:p>8413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4147" calcext:value-type="float">
            <text:p>8414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4158" calcext:value-type="float">
            <text:p>8415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4169" calcext:value-type="float">
            <text:p>8416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4179" calcext:value-type="float">
            <text:p>8417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4189" calcext:value-type="float">
            <text:p>8418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4200" calcext:value-type="float">
            <text:p>842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4210" calcext:value-type="float">
            <text:p>8421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4221" calcext:value-type="float">
            <text:p>8422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4231" calcext:value-type="float">
            <text:p>8423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4241" calcext:value-type="float">
            <text:p>8424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4252" calcext:value-type="float">
            <text:p>8425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4263" calcext:value-type="float">
            <text:p>8426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4274" calcext:value-type="float">
            <text:p>8427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4284" calcext:value-type="float">
            <text:p>8428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4295" calcext:value-type="float">
            <text:p>8429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4305" calcext:value-type="float">
            <text:p>8430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4316" calcext:value-type="float">
            <text:p>8431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4326" calcext:value-type="float">
            <text:p>8432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4336" calcext:value-type="float">
            <text:p>8433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4347" calcext:value-type="float">
            <text:p>8434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4357" calcext:value-type="float">
            <text:p>8435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4368" calcext:value-type="float">
            <text:p>8436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4379" calcext:value-type="float">
            <text:p>8437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4389" calcext:value-type="float">
            <text:p>8438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4400" calcext:value-type="float">
            <text:p>8440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4410" calcext:value-type="float">
            <text:p>8441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4421" calcext:value-type="float">
            <text:p>8442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4431" calcext:value-type="float">
            <text:p>8443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4442" calcext:value-type="float">
            <text:p>8444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4452" calcext:value-type="float">
            <text:p>8445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4463" calcext:value-type="float">
            <text:p>8446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4474" calcext:value-type="float">
            <text:p>8447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4484" calcext:value-type="float">
            <text:p>8448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84494" calcext:value-type="float">
            <text:p>8449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84505" calcext:value-type="float">
            <text:p>8450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84515" calcext:value-type="float">
            <text:p>8451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4526" calcext:value-type="float">
            <text:p>8452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4536" calcext:value-type="float">
            <text:p>845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4546" calcext:value-type="float">
            <text:p>8454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4557" calcext:value-type="float">
            <text:p>8455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4567" calcext:value-type="float">
            <text:p>8456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4578" calcext:value-type="float">
            <text:p>8457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4589" calcext:value-type="float">
            <text:p>8458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4599" calcext:value-type="float">
            <text:p>8459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4609" calcext:value-type="float">
            <text:p>8460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4620" calcext:value-type="float">
            <text:p>8462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4630" calcext:value-type="float">
            <text:p>8463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4640" calcext:value-type="float">
            <text:p>8464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4651" calcext:value-type="float">
            <text:p>8465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4662" calcext:value-type="float">
            <text:p>8466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4673" calcext:value-type="float">
            <text:p>8467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4684" calcext:value-type="float">
            <text:p>8468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4694" calcext:value-type="float">
            <text:p>8469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4704" calcext:value-type="float">
            <text:p>8470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4715" calcext:value-type="float">
            <text:p>8471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4725" calcext:value-type="float">
            <text:p>8472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4735" calcext:value-type="float">
            <text:p>8473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4746" calcext:value-type="float">
            <text:p>8474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4756" calcext:value-type="float">
            <text:p>8475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4767" calcext:value-type="float">
            <text:p>8476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4778" calcext:value-type="float">
            <text:p>8477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4788" calcext:value-type="float">
            <text:p>8478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4799" calcext:value-type="float">
            <text:p>8479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4809" calcext:value-type="float">
            <text:p>8480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4820" calcext:value-type="float">
            <text:p>8482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4830" calcext:value-type="float">
            <text:p>8483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4841" calcext:value-type="float">
            <text:p>8484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4851" calcext:value-type="float">
            <text:p>848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4862" calcext:value-type="float">
            <text:p>8486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4873" calcext:value-type="float">
            <text:p>848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4883" calcext:value-type="float">
            <text:p>8488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4894" calcext:value-type="float">
            <text:p>8489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4904" calcext:value-type="float">
            <text:p>8490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4914" calcext:value-type="float">
            <text:p>8491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4925" calcext:value-type="float">
            <text:p>8492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4935" calcext:value-type="float">
            <text:p>8493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4946" calcext:value-type="float">
            <text:p>8494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4956" calcext:value-type="float">
            <text:p>8495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4966" calcext:value-type="float">
            <text:p>8496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4977" calcext:value-type="float">
            <text:p>849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4988" calcext:value-type="float">
            <text:p>8498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4998" calcext:value-type="float">
            <text:p>8499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5009" calcext:value-type="float">
            <text:p>8500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5019" calcext:value-type="float">
            <text:p>8501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5030" calcext:value-type="float">
            <text:p>8503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5040" calcext:value-type="float">
            <text:p>8504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5051" calcext:value-type="float">
            <text:p>8505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5061" calcext:value-type="float">
            <text:p>8506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5072" calcext:value-type="float">
            <text:p>8507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5082" calcext:value-type="float">
            <text:p>8508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5093" calcext:value-type="float">
            <text:p>8509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5103" calcext:value-type="float">
            <text:p>8510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5114" calcext:value-type="float">
            <text:p>8511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5124" calcext:value-type="float">
            <text:p>8512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5135" calcext:value-type="float">
            <text:p>8513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5145" calcext:value-type="float">
            <text:p>8514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5156" calcext:value-type="float">
            <text:p>8515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5166" calcext:value-type="float">
            <text:p>8516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5177" calcext:value-type="float">
            <text:p>8517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5187" calcext:value-type="float">
            <text:p>85187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85198" calcext:value-type="float">
            <text:p>8519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85208" calcext:value-type="float">
            <text:p>85208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85219" calcext:value-type="float">
            <text:p>85219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85229" calcext:value-type="float">
            <text:p>8522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85240" calcext:value-type="float">
            <text:p>8524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85250" calcext:value-type="float">
            <text:p>8525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85261" calcext:value-type="float">
            <text:p>8526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85271" calcext:value-type="float">
            <text:p>8527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5282" calcext:value-type="float">
            <text:p>8528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5292" calcext:value-type="float">
            <text:p>8529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85303" calcext:value-type="float">
            <text:p>8530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5313" calcext:value-type="float">
            <text:p>8531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5324" calcext:value-type="float">
            <text:p>8532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5334" calcext:value-type="float">
            <text:p>8533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5345" calcext:value-type="float">
            <text:p>8534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5355" calcext:value-type="float">
            <text:p>8535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5366" calcext:value-type="float">
            <text:p>853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5376" calcext:value-type="float">
            <text:p>8537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5387" calcext:value-type="float">
            <text:p>8538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5397" calcext:value-type="float">
            <text:p>8539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5407" calcext:value-type="float">
            <text:p>8540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5418" calcext:value-type="float">
            <text:p>8541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5428" calcext:value-type="float">
            <text:p>8542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5439" calcext:value-type="float">
            <text:p>8543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5449" calcext:value-type="float">
            <text:p>8544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5459" calcext:value-type="float">
            <text:p>8545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5470" calcext:value-type="float">
            <text:p>8547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5481" calcext:value-type="float">
            <text:p>8548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5492" calcext:value-type="float">
            <text:p>8549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5502" calcext:value-type="float">
            <text:p>8550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5513" calcext:value-type="float">
            <text:p>8551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5523" calcext:value-type="float">
            <text:p>8552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5534" calcext:value-type="float">
            <text:p>8553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5544" calcext:value-type="float">
            <text:p>8554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5554" calcext:value-type="float">
            <text:p>8555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5565" calcext:value-type="float">
            <text:p>8556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5575" calcext:value-type="float">
            <text:p>8557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5586" calcext:value-type="float">
            <text:p>8558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5597" calcext:value-type="float">
            <text:p>8559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5607" calcext:value-type="float">
            <text:p>8560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5618" calcext:value-type="float">
            <text:p>8561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5628" calcext:value-type="float">
            <text:p>8562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5639" calcext:value-type="float">
            <text:p>8563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5649" calcext:value-type="float">
            <text:p>8564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5660" calcext:value-type="float">
            <text:p>8566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5670" calcext:value-type="float">
            <text:p>8567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5681" calcext:value-type="float">
            <text:p>8568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5692" calcext:value-type="float">
            <text:p>8569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5702" calcext:value-type="float">
            <text:p>8570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5713" calcext:value-type="float">
            <text:p>8571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5723" calcext:value-type="float">
            <text:p>8572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5734" calcext:value-type="float">
            <text:p>8573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5744" calcext:value-type="float">
            <text:p>8574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5754" calcext:value-type="float">
            <text:p>8575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5765" calcext:value-type="float">
            <text:p>8576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5775" calcext:value-type="float">
            <text:p>8577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5786" calcext:value-type="float">
            <text:p>8578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5796" calcext:value-type="float">
            <text:p>8579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5807" calcext:value-type="float">
            <text:p>8580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5817" calcext:value-type="float">
            <text:p>8581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5828" calcext:value-type="float">
            <text:p>8582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5838" calcext:value-type="float">
            <text:p>8583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5849" calcext:value-type="float">
            <text:p>8584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5859" calcext:value-type="float">
            <text:p>8585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5869" calcext:value-type="float">
            <text:p>8586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5880" calcext:value-type="float">
            <text:p>8588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5891" calcext:value-type="float">
            <text:p>8589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5902" calcext:value-type="float">
            <text:p>8590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5912" calcext:value-type="float">
            <text:p>8591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5923" calcext:value-type="float">
            <text:p>8592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5933" calcext:value-type="float">
            <text:p>8593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5944" calcext:value-type="float">
            <text:p>8594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5954" calcext:value-type="float">
            <text:p>8595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5964" calcext:value-type="float">
            <text:p>8596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5975" calcext:value-type="float">
            <text:p>8597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5985" calcext:value-type="float">
            <text:p>8598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5996" calcext:value-type="float">
            <text:p>8599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6007" calcext:value-type="float">
            <text:p>8600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6017" calcext:value-type="float">
            <text:p>8601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6028" calcext:value-type="float">
            <text:p>8602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6038" calcext:value-type="float">
            <text:p>8603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6049" calcext:value-type="float">
            <text:p>8604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6059" calcext:value-type="float">
            <text:p>8605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6070" calcext:value-type="float">
            <text:p>8607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6081" calcext:value-type="float">
            <text:p>8608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6091" calcext:value-type="float">
            <text:p>8609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6102" calcext:value-type="float">
            <text:p>8610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6113" calcext:value-type="float">
            <text:p>8611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6123" calcext:value-type="float">
            <text:p>8612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6133" calcext:value-type="float">
            <text:p>8613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6144" calcext:value-type="float">
            <text:p>8614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6154" calcext:value-type="float">
            <text:p>8615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6164" calcext:value-type="float">
            <text:p>8616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6175" calcext:value-type="float">
            <text:p>8617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6185" calcext:value-type="float">
            <text:p>8618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6197" calcext:value-type="float">
            <text:p>8619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6208" calcext:value-type="float">
            <text:p>8620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6219" calcext:value-type="float">
            <text:p>8621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6229" calcext:value-type="float">
            <text:p>8622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6240" calcext:value-type="float">
            <text:p>8624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6250" calcext:value-type="float">
            <text:p>8625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6261" calcext:value-type="float">
            <text:p>8626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6271" calcext:value-type="float">
            <text:p>8627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6282" calcext:value-type="float">
            <text:p>8628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6292" calcext:value-type="float">
            <text:p>862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86303" calcext:value-type="float">
            <text:p>8630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86313" calcext:value-type="float">
            <text:p>8631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6324" calcext:value-type="float">
            <text:p>8632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6334" calcext:value-type="float">
            <text:p>8633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6345" calcext:value-type="float">
            <text:p>8634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6355" calcext:value-type="float">
            <text:p>8635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6366" calcext:value-type="float">
            <text:p>8636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376" calcext:value-type="float">
            <text:p>8637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6386" calcext:value-type="float">
            <text:p>863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6397" calcext:value-type="float">
            <text:p>8639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6408" calcext:value-type="float">
            <text:p>86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6419" calcext:value-type="float">
            <text:p>8641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6430" calcext:value-type="float">
            <text:p>8643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6440" calcext:value-type="float">
            <text:p>864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451" calcext:value-type="float">
            <text:p>864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461" calcext:value-type="float">
            <text:p>8646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6472" calcext:value-type="float">
            <text:p>8647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6482" calcext:value-type="float">
            <text:p>8648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493" calcext:value-type="float">
            <text:p>8649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503" calcext:value-type="float">
            <text:p>8650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6513" calcext:value-type="float">
            <text:p>8651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6524" calcext:value-type="float">
            <text:p>8652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6535" calcext:value-type="float">
            <text:p>8653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6545" calcext:value-type="float">
            <text:p>8654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6556" calcext:value-type="float">
            <text:p>8655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6566" calcext:value-type="float">
            <text:p>8656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576" calcext:value-type="float">
            <text:p>8657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6587" calcext:value-type="float">
            <text:p>8658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6597" calcext:value-type="float">
            <text:p>8659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608" calcext:value-type="float">
            <text:p>8660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6619" calcext:value-type="float">
            <text:p>8661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629" calcext:value-type="float">
            <text:p>8662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6640" calcext:value-type="float">
            <text:p>8664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650" calcext:value-type="float">
            <text:p>8665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661" calcext:value-type="float">
            <text:p>8666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6671" calcext:value-type="float">
            <text:p>8667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6681" calcext:value-type="float">
            <text:p>8668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6692" calcext:value-type="float">
            <text:p>8669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6702" calcext:value-type="float">
            <text:p>8670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6713" calcext:value-type="float">
            <text:p>8671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6724" calcext:value-type="float">
            <text:p>8672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6734" calcext:value-type="float">
            <text:p>8673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6745" calcext:value-type="float">
            <text:p>8674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6756" calcext:value-type="float">
            <text:p>8675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6766" calcext:value-type="float">
            <text:p>8676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6777" calcext:value-type="float">
            <text:p>867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6787" calcext:value-type="float">
            <text:p>8678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798" calcext:value-type="float">
            <text:p>8679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6808" calcext:value-type="float">
            <text:p>8680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6819" calcext:value-type="float">
            <text:p>8681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6829" calcext:value-type="float">
            <text:p>8682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6840" calcext:value-type="float">
            <text:p>8684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6850" calcext:value-type="float">
            <text:p>8685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6860" calcext:value-type="float">
            <text:p>8686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6871" calcext:value-type="float">
            <text:p>8687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6881" calcext:value-type="float">
            <text:p>8688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6892" calcext:value-type="float">
            <text:p>8689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6902" calcext:value-type="float">
            <text:p>8690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6914" calcext:value-type="float">
            <text:p>8691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6925" calcext:value-type="float">
            <text:p>8692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6936" calcext:value-type="float">
            <text:p>8693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6947" calcext:value-type="float">
            <text:p>8694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957" calcext:value-type="float">
            <text:p>8695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6967" calcext:value-type="float">
            <text:p>8696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6978" calcext:value-type="float">
            <text:p>869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6988" calcext:value-type="float">
            <text:p>86988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86999" calcext:value-type="float">
            <text:p>86999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87009" calcext:value-type="float">
            <text:p>87009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87020" calcext:value-type="float">
            <text:p>8702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87030" calcext:value-type="float">
            <text:p>8703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87041" calcext:value-type="float">
            <text:p>8704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87052" calcext:value-type="float">
            <text:p>8705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87062" calcext:value-type="float">
            <text:p>8706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87072" calcext:value-type="float">
            <text:p>8707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87083" calcext:value-type="float">
            <text:p>8708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7093" calcext:value-type="float">
            <text:p>8709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87104" calcext:value-type="float">
            <text:p>8710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7114" calcext:value-type="float">
            <text:p>8711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7125" calcext:value-type="float">
            <text:p>8712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7136" calcext:value-type="float">
            <text:p>8713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7146" calcext:value-type="float">
            <text:p>8714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7157" calcext:value-type="float">
            <text:p>8715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7167" calcext:value-type="float">
            <text:p>8716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7178" calcext:value-type="float">
            <text:p>8717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7188" calcext:value-type="float">
            <text:p>8718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7198" calcext:value-type="float">
            <text:p>8719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7209" calcext:value-type="float">
            <text:p>8720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7221" calcext:value-type="float">
            <text:p>8722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233" calcext:value-type="float">
            <text:p>8723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7243" calcext:value-type="float">
            <text:p>8724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7254" calcext:value-type="float">
            <text:p>8725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264" calcext:value-type="float">
            <text:p>8726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275" calcext:value-type="float">
            <text:p>8727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285" calcext:value-type="float">
            <text:p>8728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295" calcext:value-type="float">
            <text:p>8729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306" calcext:value-type="float">
            <text:p>8730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316" calcext:value-type="float">
            <text:p>8731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327" calcext:value-type="float">
            <text:p>8732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337" calcext:value-type="float">
            <text:p>8733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7348" calcext:value-type="float">
            <text:p>8734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358" calcext:value-type="float">
            <text:p>8735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7369" calcext:value-type="float">
            <text:p>8736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379" calcext:value-type="float">
            <text:p>8737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7390" calcext:value-type="float">
            <text:p>8739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400" calcext:value-type="float">
            <text:p>8740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411" calcext:value-type="float">
            <text:p>8741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421" calcext:value-type="float">
            <text:p>8742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433" calcext:value-type="float">
            <text:p>8743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443" calcext:value-type="float">
            <text:p>8744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454" calcext:value-type="float">
            <text:p>8745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464" calcext:value-type="float">
            <text:p>8746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7475" calcext:value-type="float">
            <text:p>8747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485" calcext:value-type="float">
            <text:p>8748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496" calcext:value-type="float">
            <text:p>8749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7506" calcext:value-type="float">
            <text:p>8750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7517" calcext:value-type="float">
            <text:p>8751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527" calcext:value-type="float">
            <text:p>8752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538" calcext:value-type="float">
            <text:p>8753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7548" calcext:value-type="float">
            <text:p>8754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559" calcext:value-type="float">
            <text:p>8755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7569" calcext:value-type="float">
            <text:p>8756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579" calcext:value-type="float">
            <text:p>8757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590" calcext:value-type="float">
            <text:p>8759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7601" calcext:value-type="float">
            <text:p>8760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7611" calcext:value-type="float">
            <text:p>8761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622" calcext:value-type="float">
            <text:p>8762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632" calcext:value-type="float">
            <text:p>8763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643" calcext:value-type="float">
            <text:p>8764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7653" calcext:value-type="float">
            <text:p>8765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7664" calcext:value-type="float">
            <text:p>8766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7674" calcext:value-type="float">
            <text:p>8767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7684" calcext:value-type="float">
            <text:p>8768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7695" calcext:value-type="float">
            <text:p>8769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7706" calcext:value-type="float">
            <text:p>8770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7716" calcext:value-type="float">
            <text:p>8771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7726" calcext:value-type="float">
            <text:p>8772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7737" calcext:value-type="float">
            <text:p>8773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748" calcext:value-type="float">
            <text:p>8774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7759" calcext:value-type="float">
            <text:p>8775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7769" calcext:value-type="float">
            <text:p>8776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779" calcext:value-type="float">
            <text:p>8777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7790" calcext:value-type="float">
            <text:p>8779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800" calcext:value-type="float">
            <text:p>8780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7811" calcext:value-type="float">
            <text:p>8781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821" calcext:value-type="float">
            <text:p>8782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7832" calcext:value-type="float">
            <text:p>8783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843" calcext:value-type="float">
            <text:p>8784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853" calcext:value-type="float">
            <text:p>8785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7864" calcext:value-type="float">
            <text:p>8786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7874" calcext:value-type="float">
            <text:p>8787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7885" calcext:value-type="float">
            <text:p>8788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895" calcext:value-type="float">
            <text:p>8789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906" calcext:value-type="float">
            <text:p>8790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7916" calcext:value-type="float">
            <text:p>8791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7927" calcext:value-type="float">
            <text:p>8792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7937" calcext:value-type="float">
            <text:p>8793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948" calcext:value-type="float">
            <text:p>8794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958" calcext:value-type="float">
            <text:p>8795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7969" calcext:value-type="float">
            <text:p>8796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7979" calcext:value-type="float">
            <text:p>8797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7990" calcext:value-type="float">
            <text:p>8799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8011" calcext:value-type="float">
            <text:p>8801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8021" calcext:value-type="float">
            <text:p>8802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8032" calcext:value-type="float">
            <text:p>8803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8043" calcext:value-type="float">
            <text:p>8804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8053" calcext:value-type="float">
            <text:p>8805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8064" calcext:value-type="float">
            <text:p>8806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8074" calcext:value-type="float">
            <text:p>8807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8085" calcext:value-type="float">
            <text:p>8808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8095" calcext:value-type="float">
            <text:p>88095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8106" calcext:value-type="float">
            <text:p>8810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88116" calcext:value-type="float">
            <text:p>8811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8127" calcext:value-type="float">
            <text:p>8812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8137" calcext:value-type="float">
            <text:p>8813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8148" calcext:value-type="float">
            <text:p>881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159" calcext:value-type="float">
            <text:p>8815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169" calcext:value-type="float">
            <text:p>8816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8180" calcext:value-type="float">
            <text:p>8818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8190" calcext:value-type="float">
            <text:p>8819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201" calcext:value-type="float">
            <text:p>882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8211" calcext:value-type="float">
            <text:p>882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8222" calcext:value-type="float">
            <text:p>882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232" calcext:value-type="float">
            <text:p>8823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8242" calcext:value-type="float">
            <text:p>8824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8253" calcext:value-type="float">
            <text:p>8825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8264" calcext:value-type="float">
            <text:p>8826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8274" calcext:value-type="float">
            <text:p>8827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8284" calcext:value-type="float">
            <text:p>8828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8295" calcext:value-type="float">
            <text:p>8829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306" calcext:value-type="float">
            <text:p>8830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8316" calcext:value-type="float">
            <text:p>8831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8326" calcext:value-type="float">
            <text:p>8832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8337" calcext:value-type="float">
            <text:p>8833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8348" calcext:value-type="float">
            <text:p>883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8359" calcext:value-type="float">
            <text:p>8835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8369" calcext:value-type="float">
            <text:p>8836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380" calcext:value-type="float">
            <text:p>8838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390" calcext:value-type="float">
            <text:p>8839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8400" calcext:value-type="float">
            <text:p>884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8411" calcext:value-type="float">
            <text:p>884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8421" calcext:value-type="float">
            <text:p>8842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8431" calcext:value-type="float">
            <text:p>8843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8442" calcext:value-type="float">
            <text:p>884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8452" calcext:value-type="float">
            <text:p>8845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8464" calcext:value-type="float">
            <text:p>8846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8474" calcext:value-type="float">
            <text:p>884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8484" calcext:value-type="float">
            <text:p>8848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8495" calcext:value-type="float">
            <text:p>8849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8506" calcext:value-type="float">
            <text:p>8850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8516" calcext:value-type="float">
            <text:p>8851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8526" calcext:value-type="float">
            <text:p>8852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8537" calcext:value-type="float">
            <text:p>8853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8547" calcext:value-type="float">
            <text:p>8854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8559" calcext:value-type="float">
            <text:p>8855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8570" calcext:value-type="float">
            <text:p>8857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8581" calcext:value-type="float">
            <text:p>885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591" calcext:value-type="float">
            <text:p>885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601" calcext:value-type="float">
            <text:p>886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8612" calcext:value-type="float">
            <text:p>8861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8622" calcext:value-type="float">
            <text:p>8862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8632" calcext:value-type="float">
            <text:p>8863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8643" calcext:value-type="float">
            <text:p>8864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8655" calcext:value-type="float">
            <text:p>8865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8666" calcext:value-type="float">
            <text:p>8866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8677" calcext:value-type="float">
            <text:p>8867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8687" calcext:value-type="float">
            <text:p>8868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8697" calcext:value-type="float">
            <text:p>8869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8708" calcext:value-type="float">
            <text:p>8870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8718" calcext:value-type="float">
            <text:p>8871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8729" calcext:value-type="float">
            <text:p>8872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8739" calcext:value-type="float">
            <text:p>8873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8749" calcext:value-type="float">
            <text:p>8874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760" calcext:value-type="float">
            <text:p>8876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8771" calcext:value-type="float">
            <text:p>8877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8781" calcext:value-type="float">
            <text:p>8878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88792" calcext:value-type="float">
            <text:p>8879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88802" calcext:value-type="float">
            <text:p>88802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88813" calcext:value-type="float">
            <text:p>88813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88823" calcext:value-type="float">
            <text:p>8882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88834" calcext:value-type="float">
            <text:p>88834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88844" calcext:value-type="float">
            <text:p>88844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88855" calcext:value-type="float">
            <text:p>8885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88866" calcext:value-type="float">
            <text:p>888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88877" calcext:value-type="float">
            <text:p>8887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8887" calcext:value-type="float">
            <text:p>8888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8898" calcext:value-type="float">
            <text:p>8889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8908" calcext:value-type="float">
            <text:p>8890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8918" calcext:value-type="float">
            <text:p>8891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8929" calcext:value-type="float">
            <text:p>8892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8939" calcext:value-type="float">
            <text:p>8893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8950" calcext:value-type="float">
            <text:p>8895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8960" calcext:value-type="float">
            <text:p>8896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8970" calcext:value-type="float">
            <text:p>8897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8982" calcext:value-type="float">
            <text:p>8898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8992" calcext:value-type="float">
            <text:p>8899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9003" calcext:value-type="float">
            <text:p>8900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9013" calcext:value-type="float">
            <text:p>8901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9024" calcext:value-type="float">
            <text:p>8902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9034" calcext:value-type="float">
            <text:p>8903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9045" calcext:value-type="float">
            <text:p>8904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9056" calcext:value-type="float">
            <text:p>8905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9066" calcext:value-type="float">
            <text:p>89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9077" calcext:value-type="float">
            <text:p>8907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9087" calcext:value-type="float">
            <text:p>8908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9098" calcext:value-type="float">
            <text:p>8909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9108" calcext:value-type="float">
            <text:p>8910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9119" calcext:value-type="float">
            <text:p>8911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9129" calcext:value-type="float">
            <text:p>8912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9140" calcext:value-type="float">
            <text:p>8914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9150" calcext:value-type="float">
            <text:p>8915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9161" calcext:value-type="float">
            <text:p>8916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9171" calcext:value-type="float">
            <text:p>8917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9182" calcext:value-type="float">
            <text:p>8918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9192" calcext:value-type="float">
            <text:p>8919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9202" calcext:value-type="float">
            <text:p>8920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9213" calcext:value-type="float">
            <text:p>8921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9224" calcext:value-type="float">
            <text:p>8922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9234" calcext:value-type="float">
            <text:p>8923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9245" calcext:value-type="float">
            <text:p>8924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9255" calcext:value-type="float">
            <text:p>8925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9266" calcext:value-type="float">
            <text:p>892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9276" calcext:value-type="float">
            <text:p>8927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9287" calcext:value-type="float">
            <text:p>8928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9297" calcext:value-type="float">
            <text:p>8929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9308" calcext:value-type="float">
            <text:p>8930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9318" calcext:value-type="float">
            <text:p>8931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9329" calcext:value-type="float">
            <text:p>8932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9339" calcext:value-type="float">
            <text:p>8933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9349" calcext:value-type="float">
            <text:p>8934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9360" calcext:value-type="float">
            <text:p>8936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9372" calcext:value-type="float">
            <text:p>8937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9383" calcext:value-type="float">
            <text:p>8938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9394" calcext:value-type="float">
            <text:p>8939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9404" calcext:value-type="float">
            <text:p>8940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9414" calcext:value-type="float">
            <text:p>8941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9425" calcext:value-type="float">
            <text:p>8942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9435" calcext:value-type="float">
            <text:p>8943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9445" calcext:value-type="float">
            <text:p>8944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9456" calcext:value-type="float">
            <text:p>8945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9466" calcext:value-type="float">
            <text:p>894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9477" calcext:value-type="float">
            <text:p>8947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9488" calcext:value-type="float">
            <text:p>8948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9498" calcext:value-type="float">
            <text:p>8949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9509" calcext:value-type="float">
            <text:p>8950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9519" calcext:value-type="float">
            <text:p>8951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9530" calcext:value-type="float">
            <text:p>8953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9540" calcext:value-type="float">
            <text:p>8954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9551" calcext:value-type="float">
            <text:p>8955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9561" calcext:value-type="float">
            <text:p>8956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9572" calcext:value-type="float">
            <text:p>8957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9583" calcext:value-type="float">
            <text:p>8958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9594" calcext:value-type="float">
            <text:p>8959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9604" calcext:value-type="float">
            <text:p>8960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9614" calcext:value-type="float">
            <text:p>8961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9625" calcext:value-type="float">
            <text:p>8962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9635" calcext:value-type="float">
            <text:p>8963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9646" calcext:value-type="float">
            <text:p>8964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9656" calcext:value-type="float">
            <text:p>8965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9666" calcext:value-type="float">
            <text:p>896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9677" calcext:value-type="float">
            <text:p>8967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9687" calcext:value-type="float">
            <text:p>8968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9698" calcext:value-type="float">
            <text:p>8969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9709" calcext:value-type="float">
            <text:p>8970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9719" calcext:value-type="float">
            <text:p>8971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9729" calcext:value-type="float">
            <text:p>8972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9740" calcext:value-type="float">
            <text:p>8974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9750" calcext:value-type="float">
            <text:p>8975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9761" calcext:value-type="float">
            <text:p>8976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9771" calcext:value-type="float">
            <text:p>8977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9782" calcext:value-type="float">
            <text:p>8978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9793" calcext:value-type="float">
            <text:p>8979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9804" calcext:value-type="float">
            <text:p>8980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9814" calcext:value-type="float">
            <text:p>8981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9825" calcext:value-type="float">
            <text:p>8982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9835" calcext:value-type="float">
            <text:p>8983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9845" calcext:value-type="float">
            <text:p>8984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9856" calcext:value-type="float">
            <text:p>8985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9866" calcext:value-type="float">
            <text:p>8986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9877" calcext:value-type="float">
            <text:p>8987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9887" calcext:value-type="float">
            <text:p>89887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89898" calcext:value-type="float">
            <text:p>8989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89908" calcext:value-type="float">
            <text:p>8990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89919" calcext:value-type="float">
            <text:p>8991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9929" calcext:value-type="float">
            <text:p>8992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9940" calcext:value-type="float">
            <text:p>8994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9950" calcext:value-type="float">
            <text:p>8995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9961" calcext:value-type="float">
            <text:p>8996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9971" calcext:value-type="float">
            <text:p>8997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982" calcext:value-type="float">
            <text:p>8998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9992" calcext:value-type="float">
            <text:p>8999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0003" calcext:value-type="float">
            <text:p>9000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0014" calcext:value-type="float">
            <text:p>9001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0024" calcext:value-type="float">
            <text:p>9002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0035" calcext:value-type="float">
            <text:p>9003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0045" calcext:value-type="float">
            <text:p>9004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0055" calcext:value-type="float">
            <text:p>9005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066" calcext:value-type="float">
            <text:p>9006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0076" calcext:value-type="float">
            <text:p>9007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087" calcext:value-type="float">
            <text:p>9008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0097" calcext:value-type="float">
            <text:p>9009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108" calcext:value-type="float">
            <text:p>9010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119" calcext:value-type="float">
            <text:p>9011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0129" calcext:value-type="float">
            <text:p>9012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0139" calcext:value-type="float">
            <text:p>9013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150" calcext:value-type="float">
            <text:p>9015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160" calcext:value-type="float">
            <text:p>9016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0171" calcext:value-type="float">
            <text:p>9017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0181" calcext:value-type="float">
            <text:p>9018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0192" calcext:value-type="float">
            <text:p>9019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0203" calcext:value-type="float">
            <text:p>9020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0213" calcext:value-type="float">
            <text:p>9021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0224" calcext:value-type="float">
            <text:p>9022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0234" calcext:value-type="float">
            <text:p>9023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0245" calcext:value-type="float">
            <text:p>9024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0255" calcext:value-type="float">
            <text:p>9025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0265" calcext:value-type="float">
            <text:p>9026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0276" calcext:value-type="float">
            <text:p>9027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0286" calcext:value-type="float">
            <text:p>9028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0297" calcext:value-type="float">
            <text:p>9029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0308" calcext:value-type="float">
            <text:p>9030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0318" calcext:value-type="float">
            <text:p>9031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0329" calcext:value-type="float">
            <text:p>9032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0339" calcext:value-type="float">
            <text:p>9033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0350" calcext:value-type="float">
            <text:p>9035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0360" calcext:value-type="float">
            <text:p>9036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0371" calcext:value-type="float">
            <text:p>9037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0381" calcext:value-type="float">
            <text:p>9038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0391" calcext:value-type="float">
            <text:p>9039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0402" calcext:value-type="float">
            <text:p>9040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0413" calcext:value-type="float">
            <text:p>9041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0423" calcext:value-type="float">
            <text:p>9042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0434" calcext:value-type="float">
            <text:p>9043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0444" calcext:value-type="float">
            <text:p>9044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0454" calcext:value-type="float">
            <text:p>9045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0465" calcext:value-type="float">
            <text:p>9046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0475" calcext:value-type="float">
            <text:p>9047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0486" calcext:value-type="float">
            <text:p>9048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0496" calcext:value-type="float">
            <text:p>9049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0506" calcext:value-type="float">
            <text:p>9050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0517" calcext:value-type="float">
            <text:p>9051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0528" calcext:value-type="float">
            <text:p>9052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0538" calcext:value-type="float">
            <text:p>9053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0548" calcext:value-type="float">
            <text:p>9054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0559" calcext:value-type="float">
            <text:p>9055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569" calcext:value-type="float">
            <text:p>9056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0580" calcext:value-type="float">
            <text:p>9058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90590" calcext:value-type="float">
            <text:p>9059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90601" calcext:value-type="float">
            <text:p>9060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90612" calcext:value-type="float">
            <text:p>9061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90623" calcext:value-type="float">
            <text:p>9062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90633" calcext:value-type="float">
            <text:p>9063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90643" calcext:value-type="float">
            <text:p>9064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90654" calcext:value-type="float">
            <text:p>9065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90664" calcext:value-type="float">
            <text:p>9066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90675" calcext:value-type="float">
            <text:p>9067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90685" calcext:value-type="float">
            <text:p>9068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90695" calcext:value-type="float">
            <text:p>9069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90706" calcext:value-type="float">
            <text:p>9070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90717" calcext:value-type="float">
            <text:p>9071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90728" calcext:value-type="float">
            <text:p>9072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90738" calcext:value-type="float">
            <text:p>9073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0749" calcext:value-type="float">
            <text:p>9074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0759" calcext:value-type="float">
            <text:p>9075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0769" calcext:value-type="float">
            <text:p>9076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0780" calcext:value-type="float">
            <text:p>9078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0791" calcext:value-type="float">
            <text:p>9079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0801" calcext:value-type="float">
            <text:p>9080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0812" calcext:value-type="float">
            <text:p>9081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0823" calcext:value-type="float">
            <text:p>9082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0833" calcext:value-type="float">
            <text:p>9083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0844" calcext:value-type="float">
            <text:p>9084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0854" calcext:value-type="float">
            <text:p>9085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0864" calcext:value-type="float">
            <text:p>9086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0875" calcext:value-type="float">
            <text:p>9087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0885" calcext:value-type="float">
            <text:p>9088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0896" calcext:value-type="float">
            <text:p>9089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0908" calcext:value-type="float">
            <text:p>9090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0919" calcext:value-type="float">
            <text:p>9091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0930" calcext:value-type="float">
            <text:p>9093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0940" calcext:value-type="float">
            <text:p>9094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0951" calcext:value-type="float">
            <text:p>9095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0961" calcext:value-type="float">
            <text:p>9096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0971" calcext:value-type="float">
            <text:p>9097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0982" calcext:value-type="float">
            <text:p>9098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0992" calcext:value-type="float">
            <text:p>9099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1002" calcext:value-type="float">
            <text:p>9100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1013" calcext:value-type="float">
            <text:p>9101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91024" calcext:value-type="float">
            <text:p>9102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1035" calcext:value-type="float">
            <text:p>9103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1046" calcext:value-type="float">
            <text:p>9104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91056" calcext:value-type="float">
            <text:p>9105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1067" calcext:value-type="float">
            <text:p>9106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1077" calcext:value-type="float">
            <text:p>9107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91087" calcext:value-type="float">
            <text:p>9108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1098" calcext:value-type="float">
            <text:p>9109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91108" calcext:value-type="float">
            <text:p>9110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91119" calcext:value-type="float">
            <text:p>9111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1130" calcext:value-type="float">
            <text:p>9113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1140" calcext:value-type="float">
            <text:p>9114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1151" calcext:value-type="float">
            <text:p>9115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1161" calcext:value-type="float">
            <text:p>9116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1171" calcext:value-type="float">
            <text:p>9117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1182" calcext:value-type="float">
            <text:p>9118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1192" calcext:value-type="float">
            <text:p>9119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1202" calcext:value-type="float">
            <text:p>9120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1213" calcext:value-type="float">
            <text:p>9121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1223" calcext:value-type="float">
            <text:p>9122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1234" calcext:value-type="float">
            <text:p>9123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1245" calcext:value-type="float">
            <text:p>9124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1256" calcext:value-type="float">
            <text:p>9125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1266" calcext:value-type="float">
            <text:p>912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1276" calcext:value-type="float">
            <text:p>9127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1287" calcext:value-type="float">
            <text:p>9128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1297" calcext:value-type="float">
            <text:p>9129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1307" calcext:value-type="float">
            <text:p>9130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1318" calcext:value-type="float">
            <text:p>9131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1329" calcext:value-type="float">
            <text:p>9132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1340" calcext:value-type="float">
            <text:p>9134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1350" calcext:value-type="float">
            <text:p>9135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1360" calcext:value-type="float">
            <text:p>9136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1371" calcext:value-type="float">
            <text:p>9137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1381" calcext:value-type="float">
            <text:p>9138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1392" calcext:value-type="float">
            <text:p>9139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1402" calcext:value-type="float">
            <text:p>9140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1412" calcext:value-type="float">
            <text:p>9141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1423" calcext:value-type="float">
            <text:p>9142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91434" calcext:value-type="float">
            <text:p>9143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1445" calcext:value-type="float">
            <text:p>9144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1455" calcext:value-type="float">
            <text:p>9145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91466" calcext:value-type="float">
            <text:p>9146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91476" calcext:value-type="float">
            <text:p>9147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1487" calcext:value-type="float">
            <text:p>9148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1497" calcext:value-type="float">
            <text:p>9149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1508" calcext:value-type="float">
            <text:p>9150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1518" calcext:value-type="float">
            <text:p>9151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91529" calcext:value-type="float">
            <text:p>9152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1540" calcext:value-type="float">
            <text:p>9154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1550" calcext:value-type="float">
            <text:p>9155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1560" calcext:value-type="float">
            <text:p>9156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1571" calcext:value-type="float">
            <text:p>9157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1581" calcext:value-type="float">
            <text:p>9158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1592" calcext:value-type="float">
            <text:p>9159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1602" calcext:value-type="float">
            <text:p>9160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1612" calcext:value-type="float">
            <text:p>9161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1624" calcext:value-type="float">
            <text:p>9162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91636" calcext:value-type="float">
            <text:p>9163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1646" calcext:value-type="float">
            <text:p>9164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1656" calcext:value-type="float">
            <text:p>9165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1667" calcext:value-type="float">
            <text:p>9166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1677" calcext:value-type="float">
            <text:p>9167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1688" calcext:value-type="float">
            <text:p>9168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1698" calcext:value-type="float">
            <text:p>9169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91708" calcext:value-type="float">
            <text:p>9170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91719" calcext:value-type="float">
            <text:p>9171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1729" calcext:value-type="float">
            <text:p>9172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1740" calcext:value-type="float">
            <text:p>917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751" calcext:value-type="float">
            <text:p>9175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1761" calcext:value-type="float">
            <text:p>9176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1772" calcext:value-type="float">
            <text:p>9177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1782" calcext:value-type="float">
            <text:p>9178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1793" calcext:value-type="float">
            <text:p>9179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1803" calcext:value-type="float">
            <text:p>9180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1814" calcext:value-type="float">
            <text:p>9181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1824" calcext:value-type="float">
            <text:p>9182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1836" calcext:value-type="float">
            <text:p>9183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1846" calcext:value-type="float">
            <text:p>9184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1857" calcext:value-type="float">
            <text:p>9185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1867" calcext:value-type="float">
            <text:p>9186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1878" calcext:value-type="float">
            <text:p>9187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1888" calcext:value-type="float">
            <text:p>918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1898" calcext:value-type="float">
            <text:p>9189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1909" calcext:value-type="float">
            <text:p>919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1919" calcext:value-type="float">
            <text:p>9191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1929" calcext:value-type="float">
            <text:p>9192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1940" calcext:value-type="float">
            <text:p>9194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1951" calcext:value-type="float">
            <text:p>9195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1962" calcext:value-type="float">
            <text:p>9196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1972" calcext:value-type="float">
            <text:p>9197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1983" calcext:value-type="float">
            <text:p>9198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1993" calcext:value-type="float">
            <text:p>9199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2004" calcext:value-type="float">
            <text:p>9200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2014" calcext:value-type="float">
            <text:p>9201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2025" calcext:value-type="float">
            <text:p>9202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2035" calcext:value-type="float">
            <text:p>9203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2045" calcext:value-type="float">
            <text:p>9204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2056" calcext:value-type="float">
            <text:p>9205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2067" calcext:value-type="float">
            <text:p>9206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2077" calcext:value-type="float">
            <text:p>920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2088" calcext:value-type="float">
            <text:p>9208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2098" calcext:value-type="float">
            <text:p>9209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2109" calcext:value-type="float">
            <text:p>9210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2119" calcext:value-type="float">
            <text:p>9211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2129" calcext:value-type="float">
            <text:p>9212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2140" calcext:value-type="float">
            <text:p>9214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2150" calcext:value-type="float">
            <text:p>921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2161" calcext:value-type="float">
            <text:p>9216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2171" calcext:value-type="float">
            <text:p>9217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2182" calcext:value-type="float">
            <text:p>9218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2192" calcext:value-type="float">
            <text:p>9219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2203" calcext:value-type="float">
            <text:p>9220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2213" calcext:value-type="float">
            <text:p>922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2224" calcext:value-type="float">
            <text:p>9222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2234" calcext:value-type="float">
            <text:p>9223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2245" calcext:value-type="float">
            <text:p>9224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2256" calcext:value-type="float">
            <text:p>9225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2266" calcext:value-type="float">
            <text:p>9226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2276" calcext:value-type="float">
            <text:p>9227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2287" calcext:value-type="float">
            <text:p>9228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2297" calcext:value-type="float">
            <text:p>9229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2308" calcext:value-type="float">
            <text:p>9230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2318" calcext:value-type="float">
            <text:p>9231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2328" calcext:value-type="float">
            <text:p>9232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339" calcext:value-type="float">
            <text:p>9233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349" calcext:value-type="float">
            <text:p>9234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2360" calcext:value-type="float">
            <text:p>9236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2371" calcext:value-type="float">
            <text:p>9237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2381" calcext:value-type="float">
            <text:p>9238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92392" calcext:value-type="float">
            <text:p>9239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92402" calcext:value-type="float">
            <text:p>9240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92413" calcext:value-type="float">
            <text:p>92413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92423" calcext:value-type="float">
            <text:p>92423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92434" calcext:value-type="float">
            <text:p>92434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92444" calcext:value-type="float">
            <text:p>9244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92455" calcext:value-type="float">
            <text:p>9245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92465" calcext:value-type="float">
            <text:p>9246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92476" calcext:value-type="float">
            <text:p>9247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2486" calcext:value-type="float">
            <text:p>9248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92496" calcext:value-type="float">
            <text:p>9249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2507" calcext:value-type="float">
            <text:p>9250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2517" calcext:value-type="float">
            <text:p>9251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2528" calcext:value-type="float">
            <text:p>9252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2538" calcext:value-type="float">
            <text:p>9253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2548" calcext:value-type="float">
            <text:p>9254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92560" calcext:value-type="float">
            <text:p>9256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2570" calcext:value-type="float">
            <text:p>9257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2581" calcext:value-type="float">
            <text:p>9258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2591" calcext:value-type="float">
            <text:p>9259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2601" calcext:value-type="float">
            <text:p>9260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2612" calcext:value-type="float">
            <text:p>9261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2622" calcext:value-type="float">
            <text:p>9262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2632" calcext:value-type="float">
            <text:p>9263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2643" calcext:value-type="float">
            <text:p>9264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2653" calcext:value-type="float">
            <text:p>9265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2665" calcext:value-type="float">
            <text:p>9266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2675" calcext:value-type="float">
            <text:p>9267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92686" calcext:value-type="float">
            <text:p>9268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92696" calcext:value-type="float">
            <text:p>9269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92706" calcext:value-type="float">
            <text:p>9270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2717" calcext:value-type="float">
            <text:p>9271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2727" calcext:value-type="float">
            <text:p>9272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2738" calcext:value-type="float">
            <text:p>9273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92748" calcext:value-type="float">
            <text:p>9274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2759" calcext:value-type="float">
            <text:p>9275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2769" calcext:value-type="float">
            <text:p>9276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2780" calcext:value-type="float">
            <text:p>9278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2791" calcext:value-type="float">
            <text:p>9279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2801" calcext:value-type="float">
            <text:p>9280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2811" calcext:value-type="float">
            <text:p>9281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2822" calcext:value-type="float">
            <text:p>9282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2832" calcext:value-type="float">
            <text:p>9283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2843" calcext:value-type="float">
            <text:p>9284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2854" calcext:value-type="float">
            <text:p>9285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92865" calcext:value-type="float">
            <text:p>9286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2875" calcext:value-type="float">
            <text:p>9287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2886" calcext:value-type="float">
            <text:p>9288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2896" calcext:value-type="float">
            <text:p>9289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2906" calcext:value-type="float">
            <text:p>9290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2917" calcext:value-type="float">
            <text:p>9291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2927" calcext:value-type="float">
            <text:p>9292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2939" calcext:value-type="float">
            <text:p>9293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2949" calcext:value-type="float">
            <text:p>9294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92960" calcext:value-type="float">
            <text:p>9296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2970" calcext:value-type="float">
            <text:p>9297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2981" calcext:value-type="float">
            <text:p>9298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2991" calcext:value-type="float">
            <text:p>9299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3002" calcext:value-type="float">
            <text:p>9300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3012" calcext:value-type="float">
            <text:p>9301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3023" calcext:value-type="float">
            <text:p>9302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3033" calcext:value-type="float">
            <text:p>9303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3044" calcext:value-type="float">
            <text:p>9304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3054" calcext:value-type="float">
            <text:p>9305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93065" calcext:value-type="float">
            <text:p>9306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3075" calcext:value-type="float">
            <text:p>9307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3085" calcext:value-type="float">
            <text:p>9308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3096" calcext:value-type="float">
            <text:p>9309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3106" calcext:value-type="float">
            <text:p>9310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3117" calcext:value-type="float">
            <text:p>9311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3127" calcext:value-type="float">
            <text:p>9312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3138" calcext:value-type="float">
            <text:p>9313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93148" calcext:value-type="float">
            <text:p>9314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93159" calcext:value-type="float">
            <text:p>9315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3169" calcext:value-type="float">
            <text:p>9316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93180" calcext:value-type="float">
            <text:p>9318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3191" calcext:value-type="float">
            <text:p>9319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3201" calcext:value-type="float">
            <text:p>9320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3212" calcext:value-type="float">
            <text:p>9321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3222" calcext:value-type="float">
            <text:p>9322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3232" calcext:value-type="float">
            <text:p>9323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3243" calcext:value-type="float">
            <text:p>9324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3253" calcext:value-type="float">
            <text:p>9325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3264" calcext:value-type="float">
            <text:p>9326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3275" calcext:value-type="float">
            <text:p>9327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3285" calcext:value-type="float">
            <text:p>9328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3296" calcext:value-type="float">
            <text:p>9329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3306" calcext:value-type="float">
            <text:p>9330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3317" calcext:value-type="float">
            <text:p>9331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3327" calcext:value-type="float">
            <text:p>9332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3337" calcext:value-type="float">
            <text:p>9333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3348" calcext:value-type="float">
            <text:p>9334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3358" calcext:value-type="float">
            <text:p>9335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3369" calcext:value-type="float">
            <text:p>9336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93380" calcext:value-type="float">
            <text:p>9338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93391" calcext:value-type="float">
            <text:p>9339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3401" calcext:value-type="float">
            <text:p>9340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3412" calcext:value-type="float">
            <text:p>9341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93422" calcext:value-type="float">
            <text:p>9342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3433" calcext:value-type="float">
            <text:p>9343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93443" calcext:value-type="float">
            <text:p>9344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3454" calcext:value-type="float">
            <text:p>9345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3464" calcext:value-type="float">
            <text:p>9346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93475" calcext:value-type="float">
            <text:p>9347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3485" calcext:value-type="float">
            <text:p>9348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3496" calcext:value-type="float">
            <text:p>9349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93506" calcext:value-type="float">
            <text:p>9350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3516" calcext:value-type="float">
            <text:p>9351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3527" calcext:value-type="float">
            <text:p>9352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3537" calcext:value-type="float">
            <text:p>9353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3548" calcext:value-type="float">
            <text:p>9354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3558" calcext:value-type="float">
            <text:p>9355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570" calcext:value-type="float">
            <text:p>9357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3581" calcext:value-type="float">
            <text:p>9358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592" calcext:value-type="float">
            <text:p>935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3602" calcext:value-type="float">
            <text:p>9360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612" calcext:value-type="float">
            <text:p>9361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3623" calcext:value-type="float">
            <text:p>9362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3633" calcext:value-type="float">
            <text:p>9363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3644" calcext:value-type="float">
            <text:p>936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654" calcext:value-type="float">
            <text:p>9365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3664" calcext:value-type="float">
            <text:p>9366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3675" calcext:value-type="float">
            <text:p>9367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3686" calcext:value-type="float">
            <text:p>9368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3697" calcext:value-type="float">
            <text:p>9369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707" calcext:value-type="float">
            <text:p>937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717" calcext:value-type="float">
            <text:p>9371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3728" calcext:value-type="float">
            <text:p>9372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3738" calcext:value-type="float">
            <text:p>9373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3748" calcext:value-type="float">
            <text:p>9374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3759" calcext:value-type="float">
            <text:p>9375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3769" calcext:value-type="float">
            <text:p>9376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3780" calcext:value-type="float">
            <text:p>9378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3791" calcext:value-type="float">
            <text:p>9379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3801" calcext:value-type="float">
            <text:p>9380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3812" calcext:value-type="float">
            <text:p>9381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3822" calcext:value-type="float">
            <text:p>9382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3833" calcext:value-type="float">
            <text:p>9383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3843" calcext:value-type="float">
            <text:p>9384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3854" calcext:value-type="float">
            <text:p>9385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3864" calcext:value-type="float">
            <text:p>9386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3875" calcext:value-type="float">
            <text:p>938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3885" calcext:value-type="float">
            <text:p>9388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3896" calcext:value-type="float">
            <text:p>9389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3906" calcext:value-type="float">
            <text:p>9390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3917" calcext:value-type="float">
            <text:p>9391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3927" calcext:value-type="float">
            <text:p>9392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3938" calcext:value-type="float">
            <text:p>9393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3948" calcext:value-type="float">
            <text:p>939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3958" calcext:value-type="float">
            <text:p>9395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3969" calcext:value-type="float">
            <text:p>9396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3979" calcext:value-type="float">
            <text:p>9397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3990" calcext:value-type="float">
            <text:p>9399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4001" calcext:value-type="float">
            <text:p>9400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4011" calcext:value-type="float">
            <text:p>9401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4022" calcext:value-type="float">
            <text:p>9402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4032" calcext:value-type="float">
            <text:p>9403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4043" calcext:value-type="float">
            <text:p>9404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4053" calcext:value-type="float">
            <text:p>9405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4063" calcext:value-type="float">
            <text:p>9406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4074" calcext:value-type="float">
            <text:p>9407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4084" calcext:value-type="float">
            <text:p>940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4095" calcext:value-type="float">
            <text:p>9409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4106" calcext:value-type="float">
            <text:p>9410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4116" calcext:value-type="float">
            <text:p>9411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4127" calcext:value-type="float">
            <text:p>9412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4137" calcext:value-type="float">
            <text:p>9413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4148" calcext:value-type="float">
            <text:p>9414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4158" calcext:value-type="float">
            <text:p>9415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4168" calcext:value-type="float">
            <text:p>9416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4179" calcext:value-type="float">
            <text:p>9417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94189" calcext:value-type="float">
            <text:p>94189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94200" calcext:value-type="float">
            <text:p>9420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94211" calcext:value-type="float">
            <text:p>94211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94221" calcext:value-type="float">
            <text:p>9422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94232" calcext:value-type="float">
            <text:p>94232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94242" calcext:value-type="float">
            <text:p>9424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94253" calcext:value-type="float">
            <text:p>9425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94263" calcext:value-type="float">
            <text:p>9426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94274" calcext:value-type="float">
            <text:p>9427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94284" calcext:value-type="float">
            <text:p>9428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94295" calcext:value-type="float">
            <text:p>9429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94305" calcext:value-type="float">
            <text:p>9430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94316" calcext:value-type="float">
            <text:p>9431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94326" calcext:value-type="float">
            <text:p>9432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94337" calcext:value-type="float">
            <text:p>9433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94347" calcext:value-type="float">
            <text:p>9434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4358" calcext:value-type="float">
            <text:p>9435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4368" calcext:value-type="float">
            <text:p>9436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4379" calcext:value-type="float">
            <text:p>9437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94389" calcext:value-type="float">
            <text:p>9438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4400" calcext:value-type="float">
            <text:p>9440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4410" calcext:value-type="float">
            <text:p>9441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4421" calcext:value-type="float">
            <text:p>9442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94431" calcext:value-type="float">
            <text:p>9443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4442" calcext:value-type="float">
            <text:p>9444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4452" calcext:value-type="float">
            <text:p>9445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94463" calcext:value-type="float">
            <text:p>9446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94473" calcext:value-type="float">
            <text:p>9447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4484" calcext:value-type="float">
            <text:p>9448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94494" calcext:value-type="float">
            <text:p>9449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94505" calcext:value-type="float">
            <text:p>9450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4515" calcext:value-type="float">
            <text:p>9451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4526" calcext:value-type="float">
            <text:p>9452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4536" calcext:value-type="float">
            <text:p>9453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94547" calcext:value-type="float">
            <text:p>9454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4557" calcext:value-type="float">
            <text:p>9455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4568" calcext:value-type="float">
            <text:p>9456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4578" calcext:value-type="float">
            <text:p>9457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4588" calcext:value-type="float">
            <text:p>9458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4599" calcext:value-type="float">
            <text:p>9459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4610" calcext:value-type="float">
            <text:p>9461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4621" calcext:value-type="float">
            <text:p>9462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94631" calcext:value-type="float">
            <text:p>9463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94642" calcext:value-type="float">
            <text:p>9464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4652" calcext:value-type="float">
            <text:p>94652</text:p>
          </table:table-cell>
          <table:table-cell office:value-type="float" office:value="295" calcext:value-type="float">
            <text:p>2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document-statistic meta:table-count="1" meta:cell-count="13136" meta:object-count="0"/>
  </office:meta>
</office:document-meta>
</file>